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ndard Symbols L1" svg:font-family="'Standard Symbols L'" style:font-charset="x-symbol"/>
    <style:font-face style:name="Standard Symbols L" svg:font-family="'Standard Symbols 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2" svg:font-family="Courier" style:font-family-generic="modern"/>
    <style:font-face style:name="Courier New" svg:font-family="'Courier New'" style:font-family-generic="modern"/>
    <style:font-face style:name="Courier1" svg:font-family="Courier, 'Courier New'" style:font-family-generic="modern"/>
    <style:font-face style:name="MS Mincho" svg:font-family="'MS Mincho', 'ＭＳ 明朝'" style:font-family-generic="roman"/>
    <style:font-face style:name="Times New Roman1" svg:font-family="'Times New Roman'" style:font-family-generic="roman"/>
    <style:font-face style:name="Courier 10 Pitch" svg:font-family="'Courier 10 Pitch'" style:font-pitch="fixed"/>
    <style:font-face style:name="Courier" svg:font-family="Courier" style:font-family-generic="modern" style:font-pitch="fixed"/>
    <style:font-face style:name="Courier New1" svg:font-family="'Courier New'" style:font-family-generic="modern" style:font-pitch="fixed"/>
    <style:font-face style:name="DejaVu Sans Mono" svg:font-family="'DejaVu Sans Mono'" style:font-family-generic="modern" style:font-pitch="fixed"/>
    <style:font-face style:name="URW Chancery L" svg:font-family="'URW Chancery L'"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master-page-name="">
      <style:paragraph-properties style:page-number="auto" fo:keep-with-next="always"/>
      <style:text-properties style:font-name="Times New Roman" fo:font-size="12pt" fo:font-style="italic" style:font-name-asian="MS Mincho" style:font-size-asian="12pt" style:font-style-asian="italic" style:font-size-complex="12pt" style:font-style-complex="italic"/>
    </style:style>
    <style:style style:name="P2" style:family="paragraph" style:parent-style-name="Standard" style:master-page-name="">
      <style:paragraph-properties style:page-number="auto" fo:keep-with-next="always"/>
      <style:text-properties style:font-name="Courier New1" fo:font-size="11pt" style:font-name-asian="MS Mincho" style:font-size-asian="11pt" style:font-size-complex="11pt"/>
    </style:style>
    <style:style style:name="P3" style:family="paragraph" style:parent-style-name="Standard">
      <style:paragraph-properties fo:text-align="center" style:justify-single-word="false"/>
      <style:text-properties fo:font-size="18pt" fo:font-weight="bold" style:font-size-asian="18pt" style:font-weight-asian="bold"/>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ab-stops>
          <style:tab-stop style:position="3.752cm"/>
        </style:tab-stops>
      </style:paragraph-properties>
    </style:style>
    <style:style style:name="P6" style:family="paragraph" style:parent-style-name="Standard">
      <style:text-properties style:font-name="Courier New" fo:font-size="11pt" style:font-size-asian="11pt"/>
    </style:style>
    <style:style style:name="P7" style:family="paragraph" style:parent-style-name="Standard">
      <style:text-properties style:font-name="Courier New" fo:font-size="11pt" style:font-name-asian="MS Mincho" style:font-size-asian="11pt"/>
    </style:style>
    <style:style style:name="P8" style:family="paragraph" style:parent-style-name="Standard">
      <style:paragraph-properties fo:text-align="center" style:justify-single-word="false"/>
      <style:text-properties style:font-name="Courier New" fo:font-size="11pt" style:font-name-asian="MS Mincho" style:font-size-asian="11pt"/>
    </style:style>
    <style:style style:name="P9" style:family="paragraph" style:parent-style-name="Standard">
      <style:paragraph-properties>
        <style:tab-stops/>
      </style:paragraph-properties>
      <style:text-properties style:font-name="Courier New" fo:font-size="11pt" style:font-name-asian="MS Mincho" style:font-size-asian="11pt"/>
    </style:style>
    <style:style style:name="P10" style:family="paragraph" style:parent-style-name="Standard">
      <style:text-properties style:font-name="Courier New" fo:font-size="11pt" officeooo:paragraph-rsid="000ea918" style:font-name-asian="MS Mincho" style:font-size-asian="11pt"/>
    </style:style>
    <style:style style:name="P11" style:family="paragraph" style:parent-style-name="Standard">
      <style:paragraph-properties fo:text-align="center" style:justify-single-word="false"/>
      <style:text-properties style:font-name="Courier New" fo:font-size="10pt" style:font-size-asian="10pt"/>
    </style:style>
    <style:style style:name="P12" style:family="paragraph" style:parent-style-name="Standard">
      <style:text-properties style:font-name-asian="MS Mincho"/>
    </style:style>
    <style:style style:name="P13" style:family="paragraph" style:parent-style-name="Standard">
      <style:text-properties officeooo:paragraph-rsid="000c8350" style:font-name-asian="MS Mincho"/>
    </style:style>
    <style:style style:name="P14" style:family="paragraph" style:parent-style-name="Standard">
      <style:text-properties officeooo:paragraph-rsid="003645dd" style:font-name-asian="MS Mincho"/>
    </style:style>
    <style:style style:name="P15" style:family="paragraph" style:parent-style-name="Standard">
      <style:text-properties officeooo:rsid="00102db6" officeooo:paragraph-rsid="00102db6" style:font-name-asian="MS Mincho"/>
    </style:style>
    <style:style style:name="P16" style:family="paragraph" style:parent-style-name="Standard">
      <style:text-properties style:font-name="Courier" style:font-name-asian="MS Mincho"/>
    </style:style>
    <style:style style:name="P17" style:family="paragraph" style:parent-style-name="Standard">
      <style:text-properties style:font-name="Courier" fo:font-size="11pt" style:font-size-asian="11pt" style:font-size-complex="11pt"/>
    </style:style>
    <style:style style:name="P18" style:family="paragraph" style:parent-style-name="Standard">
      <style:text-properties style:font-name="Courier" fo:font-size="11pt" style:font-name-asian="MS Mincho" style:font-size-asian="11pt" style:font-size-complex="11pt"/>
    </style:style>
    <style:style style:name="P19" style:family="paragraph" style:parent-style-name="Standard">
      <style:text-properties style:font-name="Courier New1" fo:font-size="11pt" style:font-name-asian="MS Mincho" style:font-size-asian="11pt"/>
    </style:style>
    <style:style style:name="P20" style:family="paragraph" style:parent-style-name="Standard">
      <style:text-properties style:font-name="Courier New1" fo:font-size="11pt" style:font-name-asian="MS Mincho" style:font-size-asian="11pt" style:font-size-complex="11pt"/>
    </style:style>
    <style:style style:name="P21" style:family="paragraph" style:parent-style-name="Standard">
      <style:paragraph-properties fo:text-align="justify" style:justify-single-word="false"/>
      <style:text-properties style:font-name="Courier New1" fo:font-size="11pt" style:font-name-asian="MS Mincho" style:font-size-asian="11pt" style:font-size-complex="11pt"/>
    </style:style>
    <style:style style:name="P22" style:family="paragraph" style:parent-style-name="Standard">
      <style:text-properties style:font-name="Courier New1" fo:font-size="11pt" style:font-size-asian="11pt" style:font-size-complex="11pt"/>
    </style:style>
    <style:style style:name="P23" style:family="paragraph" style:parent-style-name="Standard">
      <style:text-properties style:font-name="Courier New1" style:font-name-asian="MS Mincho"/>
    </style:style>
    <style:style style:name="P24" style:family="paragraph" style:parent-style-name="Standard">
      <style:paragraph-properties fo:text-align="center" style:justify-single-word="false">
        <style:tab-stops/>
      </style:paragraph-properties>
      <style:text-properties style:font-name="Courier New1" fo:font-size="10pt" style:font-name-asian="MS Mincho" style:font-size-asian="10pt" style:font-size-complex="10pt"/>
    </style:style>
    <style:style style:name="P25" style:family="paragraph" style:parent-style-name="Standard">
      <style:text-properties style:font-name="Times New Roman" fo:font-size="11pt" style:font-name-asian="MS Mincho" style:font-size-asian="11pt" style:font-size-complex="11pt"/>
    </style:style>
    <style:style style:name="P26" style:family="paragraph" style:parent-style-name="Standard">
      <style:text-properties style:font-name="Times New Roman" fo:font-size="11pt" fo:font-style="italic" style:font-name-asian="MS Mincho" style:font-size-asian="11pt" style:font-style-asian="italic" style:font-size-complex="11pt" style:font-style-complex="italic"/>
    </style:style>
    <style:style style:name="P27" style:family="paragraph" style:parent-style-name="Standard">
      <style:text-properties style:font-name="Times New Roman" fo:font-size="11pt" style:font-size-asian="11pt" style:font-size-complex="11pt"/>
    </style:style>
    <style:style style:name="P28" style:family="paragraph" style:parent-style-name="Standard">
      <style:text-properties style:font-name="Times New Roman" style:font-name-asian="MS Mincho"/>
    </style:style>
    <style:style style:name="P29" style:family="paragraph" style:parent-style-name="Standard">
      <style:text-properties style:font-name="Times New Roman" fo:font-size="12pt" style:font-name-asian="MS Mincho" style:font-size-asian="12pt" style:font-size-complex="12pt"/>
    </style:style>
    <style:style style:name="P30" style:family="paragraph" style:parent-style-name="Standard">
      <style:paragraph-properties>
        <style:tab-stops>
          <style:tab-stop style:position="1.244cm"/>
          <style:tab-stop style:position="3.598cm"/>
        </style:tab-stops>
      </style:paragraph-properties>
      <style:text-properties style:font-name="Times New Roman" fo:font-size="12pt" style:font-name-asian="MS Mincho" style:font-size-asian="12pt" style:font-size-complex="12pt"/>
    </style:style>
    <style:style style:name="P31" style:family="paragraph" style:parent-style-name="Standard">
      <style:paragraph-properties fo:text-align="justify" style:justify-single-word="false">
        <style:tab-stops/>
      </style:paragraph-properties>
      <style:text-properties style:font-name="Times New Roman" fo:font-size="12pt" style:font-name-asian="MS Mincho" style:font-size-asian="12pt" style:font-size-complex="12pt"/>
    </style:style>
    <style:style style:name="P32" style:family="paragraph" style:parent-style-name="Standard">
      <style:text-properties style:font-name="Times New Roman" fo:font-size="12pt" officeooo:paragraph-rsid="000d44c8" style:font-name-asian="MS Mincho" style:font-size-asian="12pt" style:font-size-complex="12pt"/>
    </style:style>
    <style:style style:name="P33" style:family="paragraph" style:parent-style-name="Standard">
      <style:text-properties style:font-name="Times New Roman" fo:font-size="12pt" officeooo:paragraph-rsid="00301fbc" style:font-name-asian="MS Mincho" style:font-size-asian="12pt" style:font-size-complex="12pt"/>
    </style:style>
    <style:style style:name="P34" style:family="paragraph" style:parent-style-name="Standard">
      <style:text-properties style:font-name="Times New Roman" fo:font-size="12pt" fo:font-style="italic" style:font-name-asian="MS Mincho" style:font-size-asian="12pt" style:font-style-asian="italic" style:font-size-complex="12pt" style:font-style-complex="italic"/>
    </style:style>
    <style:style style:name="P35" style:family="paragraph" style:parent-style-name="Standard">
      <style:text-properties style:font-name="Times New Roman" fo:font-style="normal" style:font-name-asian="Standard Symbols L" style:font-style-asian="normal" style:font-name-complex="Standard Symbols L" style:font-style-complex="normal"/>
    </style:style>
    <style:style style:name="P36" style:family="paragraph" style:parent-style-name="Standard">
      <style:text-properties fo:font-size="12pt" style:font-size-asian="12pt" style:font-size-complex="12pt"/>
    </style:style>
    <style:style style:name="P37" style:family="paragraph" style:parent-style-name="Standard">
      <style:text-properties fo:font-size="12pt" officeooo:paragraph-rsid="0030d029" style:font-size-asian="12pt" style:font-size-complex="12pt"/>
    </style:style>
    <style:style style:name="P38" style:family="paragraph" style:parent-style-name="Standard">
      <style:paragraph-properties>
        <style:tab-stops>
          <style:tab-stop style:position="2.831cm"/>
        </style:tab-stops>
      </style:paragraph-properties>
      <style:text-properties fo:font-size="12pt" style:font-size-asian="12pt" style:font-size-complex="12pt"/>
    </style:style>
    <style:style style:name="P39" style:family="paragraph" style:parent-style-name="Standard">
      <style:paragraph-properties>
        <style:tab-stops>
          <style:tab-stop style:position="2.831cm"/>
        </style:tab-stops>
      </style:paragraph-properties>
      <style:text-properties fo:font-size="12pt" officeooo:paragraph-rsid="000d44c8" style:font-size-asian="12pt" style:font-size-complex="12pt"/>
    </style:style>
    <style:style style:name="P40" style:family="paragraph" style:parent-style-name="Standard">
      <style:text-properties officeooo:paragraph-rsid="003645dd"/>
    </style:style>
    <style:style style:name="P41" style:family="paragraph" style:parent-style-name="Standard">
      <style:text-properties officeooo:paragraph-rsid="000ea918"/>
    </style:style>
    <style:style style:name="P42" style:family="paragraph" style:parent-style-name="Standard">
      <style:paragraph-properties>
        <style:tab-stops>
          <style:tab-stop style:position="2.949cm"/>
        </style:tab-stops>
      </style:paragraph-properties>
    </style:style>
    <style:style style:name="P43" style:family="paragraph" style:parent-style-name="Standard">
      <style:paragraph-properties>
        <style:tab-stops>
          <style:tab-stop style:position="2.949cm"/>
        </style:tab-stops>
      </style:paragraph-properties>
      <style:text-properties officeooo:paragraph-rsid="0045d975"/>
    </style:style>
    <style:style style:name="P44" style:family="paragraph" style:parent-style-name="Standard">
      <style:paragraph-properties>
        <style:tab-stops>
          <style:tab-stop style:position="2.949cm"/>
        </style:tab-stops>
      </style:paragraph-properties>
      <style:text-properties officeooo:paragraph-rsid="0043c7c4"/>
    </style:style>
    <style:style style:name="P45" style:family="paragraph" style:parent-style-name="Standard">
      <style:paragraph-properties>
        <style:tab-stops>
          <style:tab-stop style:position="2.949cm"/>
        </style:tab-stops>
      </style:paragraph-properties>
      <style:text-properties officeooo:paragraph-rsid="0044a2f2"/>
    </style:style>
    <style:style style:name="P46" style:family="paragraph" style:parent-style-name="Standard">
      <style:paragraph-properties>
        <style:tab-stops>
          <style:tab-stop style:position="2.949cm"/>
        </style:tab-stops>
      </style:paragraph-properties>
      <style:text-properties officeooo:paragraph-rsid="00414594"/>
    </style:style>
    <style:style style:name="P47" style:family="paragraph" style:parent-style-name="Standard">
      <style:paragraph-properties>
        <style:tab-stops>
          <style:tab-stop style:position="2.949cm"/>
        </style:tab-stops>
      </style:paragraph-properties>
      <style:text-properties officeooo:paragraph-rsid="004312a8"/>
    </style:style>
    <style:style style:name="P48" style:family="paragraph" style:parent-style-name="Standard">
      <style:paragraph-properties>
        <style:tab-stops>
          <style:tab-stop style:position="2.949cm"/>
        </style:tab-stops>
      </style:paragraph-properties>
      <style:text-properties officeooo:rsid="0043c7c4" officeooo:paragraph-rsid="0043c7c4"/>
    </style:style>
    <style:style style:name="P49" style:family="paragraph" style:parent-style-name="Standard">
      <style:text-properties fo:font-size="11pt" style:font-name-asian="MS Mincho" style:font-size-asian="11pt"/>
    </style:style>
    <style:style style:name="P50" style:family="paragraph" style:parent-style-name="Standard">
      <style:paragraph-properties>
        <style:tab-stops>
          <style:tab-stop style:position="3.251cm"/>
          <style:tab-stop style:position="4.001cm"/>
        </style:tab-stops>
      </style:paragraph-properties>
      <style:text-properties style:use-window-font-color="true" style:font-name="Times New Roman" fo:font-size="12pt" fo:language="fr" fo:country="FR" fo:font-style="normal" style:font-name-asian="Times New Roman" style:font-size-asian="12pt" style:font-style-asian="normal" style:font-name-complex="Times New Roman" style:font-size-complex="10pt" style:language-complex="ar" style:country-complex="SA" style:font-style-complex="normal"/>
    </style:style>
    <style:style style:name="P51" style:family="paragraph" style:parent-style-name="Standard">
      <style:text-properties fo:font-style="italic" style:font-name-asian="MS Mincho" style:font-style-asian="italic" style:font-style-complex="italic"/>
    </style:style>
    <style:style style:name="P52" style:family="paragraph" style:parent-style-name="Standard">
      <style:paragraph-properties>
        <style:tab-stops>
          <style:tab-stop style:position="2.858cm"/>
          <style:tab-stop style:position="3.836cm"/>
          <style:tab-stop style:position="10.186cm"/>
        </style:tab-stops>
      </style:paragraph-properties>
      <style:text-properties fo:font-style="italic" style:font-name-asian="MS Mincho" style:font-style-asian="italic"/>
    </style:style>
    <style:style style:name="P53" style:family="paragraph" style:parent-style-name="Standard">
      <style:paragraph-properties>
        <style:tab-stops>
          <style:tab-stop style:position="3.251cm"/>
          <style:tab-stop style:position="4.001cm"/>
        </style:tab-stops>
      </style:paragraph-properties>
      <style:text-properties fo:font-style="italic" style:font-style-asian="italic"/>
    </style:style>
    <style:style style:name="P54" style:family="paragraph" style:parent-style-name="Standard">
      <style:text-properties fo:font-style="italic" style:font-style-asian="italic" style:font-style-complex="italic"/>
    </style:style>
    <style:style style:name="P55" style:family="paragraph" style:parent-style-name="Standard">
      <style:paragraph-properties>
        <style:tab-stops>
          <style:tab-stop style:position="3cm"/>
        </style:tab-stops>
      </style:paragraph-properties>
      <style:text-properties fo:font-style="italic" style:font-style-asian="italic"/>
    </style:style>
    <style:style style:name="P56" style:family="paragraph" style:parent-style-name="Standard">
      <style:paragraph-properties>
        <style:tab-stops>
          <style:tab-stop style:position="1.501cm"/>
        </style:tab-stops>
      </style:paragraph-properties>
      <style:text-properties fo:font-style="italic" style:font-style-asian="italic"/>
    </style:style>
    <style:style style:name="P57" style:family="paragraph" style:parent-style-name="Standard">
      <style:paragraph-properties>
        <style:tab-stops>
          <style:tab-stop style:position="2.487cm"/>
        </style:tab-stops>
      </style:paragraph-properties>
      <style:text-properties fo:font-style="italic" style:font-style-asian="italic"/>
    </style:style>
    <style:style style:name="P58" style:family="paragraph" style:parent-style-name="Standard">
      <style:text-properties fo:font-style="normal" style:font-style-asian="normal" style:font-style-complex="normal"/>
    </style:style>
    <style:style style:name="P59" style:family="paragraph" style:parent-style-name="Standard">
      <style:paragraph-properties>
        <style:tab-stops>
          <style:tab-stop style:position="1.501cm"/>
        </style:tab-stops>
      </style:paragraph-properties>
      <style:text-properties fo:font-style="normal" style:font-style-asian="normal" style:font-style-complex="normal"/>
    </style:style>
    <style:style style:name="P60" style:family="paragraph" style:parent-style-name="Standard">
      <style:paragraph-properties fo:text-align="center" style:justify-single-word="false"/>
      <style:text-properties fo:font-style="normal" style:font-style-asian="normal" style:font-style-complex="normal"/>
    </style:style>
    <style:style style:name="P61" style:family="paragraph" style:parent-style-name="Standard">
      <style:paragraph-properties>
        <style:tab-stops>
          <style:tab-stop style:position="4.251cm" style:type="center"/>
          <style:tab-stop style:position="8.502cm" style:type="center"/>
          <style:tab-stop style:position="12.753cm" style:type="center"/>
        </style:tab-stops>
      </style:paragraph-properties>
      <style:text-properties fo:font-style="normal" style:font-style-asian="normal" style:font-style-complex="normal"/>
    </style:style>
    <style:style style:name="P62" style:family="paragraph" style:parent-style-name="Standard">
      <style:paragraph-properties>
        <style:tab-stops>
          <style:tab-stop style:position="2.501cm"/>
        </style:tab-stops>
      </style:paragraph-properties>
    </style:style>
    <style:style style:name="P63" style:family="paragraph" style:parent-style-name="Standard">
      <style:paragraph-properties>
        <style:tab-stops>
          <style:tab-stop style:position="3.752cm"/>
        </style:tab-stops>
      </style:paragraph-properties>
    </style:style>
    <style:style style:name="P64" style:family="paragraph" style:parent-style-name="Standard">
      <style:paragraph-properties>
        <style:tab-stops>
          <style:tab-stop style:position="4.251cm" style:type="center"/>
          <style:tab-stop style:position="8.502cm" style:type="center"/>
          <style:tab-stop style:position="12.753cm" style:type="center"/>
        </style:tab-stops>
      </style:paragraph-properties>
    </style:style>
    <style:style style:name="P65" style:family="paragraph" style:parent-style-name="Standard">
      <style:paragraph-properties>
        <style:tab-stops>
          <style:tab-stop style:position="1.501cm"/>
        </style:tab-stops>
      </style:paragraph-properties>
    </style:style>
    <style:style style:name="P66" style:family="paragraph" style:parent-style-name="Standard">
      <style:paragraph-properties>
        <style:tab-stops>
          <style:tab-stop style:position="2.251cm"/>
        </style:tab-stops>
      </style:paragraph-properties>
    </style:style>
    <style:style style:name="P67" style:family="paragraph" style:parent-style-name="Standard">
      <style:text-properties style:text-underline-style="solid" style:text-underline-width="auto" style:text-underline-color="font-color" style:font-name-asian="MS Mincho"/>
    </style:style>
    <style:style style:name="P68" style:family="paragraph" style:parent-style-name="Standard">
      <style:paragraph-properties fo:text-align="justify" style:justify-single-word="false">
        <style:tab-stops>
          <style:tab-stop style:position="8.52cm" style:type="center"/>
        </style:tab-stops>
      </style:paragraph-properties>
    </style:style>
    <style:style style:name="P69" style:family="paragraph" style:parent-style-name="Standard">
      <style:paragraph-properties fo:text-align="justify" style:justify-single-word="false">
        <style:tab-stops>
          <style:tab-stop style:position="8.467cm" style:type="center"/>
        </style:tab-stops>
      </style:paragraph-properties>
    </style:style>
    <style:style style:name="P70" style:family="paragraph" style:parent-style-name="Standard">
      <style:paragraph-properties>
        <style:tab-stops>
          <style:tab-stop style:position="8.52cm" style:type="center"/>
        </style:tab-stops>
      </style:paragraph-properties>
    </style:style>
    <style:style style:name="P71" style:family="paragraph" style:parent-style-name="Standard">
      <style:text-properties fo:language="en" fo:country="US" style:language-complex="ar" style:country-complex="SA"/>
    </style:style>
    <style:style style:name="P72" style:family="paragraph" style:parent-style-name="Standard">
      <style:paragraph-properties>
        <style:tab-stops>
          <style:tab-stop style:position="3.251cm"/>
          <style:tab-stop style:position="4.001cm"/>
        </style:tab-stops>
      </style:paragraph-properties>
    </style:style>
    <style:style style:name="P73" style:family="paragraph" style:parent-style-name="Standard">
      <style:text-properties fo:font-weight="normal" style:font-weight-asian="normal" style:font-weight-complex="normal"/>
    </style:style>
    <style:style style:name="P74" style:family="paragraph" style:parent-style-name="Standard">
      <style:text-properties fo:font-variant="normal" fo:text-transform="none" officeooo:rsid="001494d8" officeooo:paragraph-rsid="001494d8"/>
    </style:style>
    <style:style style:name="P75" style:family="paragraph" style:parent-style-name="Standard">
      <style:paragraph-properties fo:text-align="center" style:justify-single-word="false"/>
      <style:text-properties officeooo:rsid="001ebeed" officeooo:paragraph-rsid="001ebeed"/>
    </style:style>
    <style:style style:name="P76" style:family="paragraph" style:parent-style-name="Standard">
      <style:text-properties officeooo:paragraph-rsid="0025e071"/>
    </style:style>
    <style:style style:name="P77" style:family="paragraph" style:parent-style-name="Standard">
      <style:text-properties officeooo:paragraph-rsid="00301fbc"/>
    </style:style>
    <style:style style:name="P78" style:family="paragraph" style:parent-style-name="Standard">
      <style:text-properties officeooo:rsid="00414594" officeooo:paragraph-rsid="00414594"/>
    </style:style>
    <style:style style:name="P79" style:family="paragraph" style:parent-style-name="Contents_20_1">
      <style:paragraph-properties fo:text-align="center" style:justify-single-word="false"/>
    </style:style>
    <style:style style:name="P80" style:family="paragraph" style:parent-style-name="Contents_20_1">
      <style:paragraph-properties>
        <style:tab-stops>
          <style:tab-stop style:position="16.981cm" style:type="right" style:leader-style="dotted" style:leader-text="."/>
        </style:tab-stops>
      </style:paragraph-properties>
    </style:style>
    <style:style style:name="P81" style:family="paragraph" style:parent-style-name="Contents_20_1">
      <style:paragraph-properties>
        <style:tab-stops>
          <style:tab-stop style:position="17cm" style:type="right" style:leader-style="dotted" style:leader-text="."/>
        </style:tab-stops>
      </style:paragraph-properties>
    </style:style>
    <style:style style:name="P82" style:family="paragraph" style:parent-style-name="Texte_20_brut">
      <style:text-properties style:font-name="Times New Roman" fo:font-size="12pt" style:font-name-asian="MS Mincho" style:font-size-asian="12pt"/>
    </style:style>
    <style:style style:name="P83" style:family="paragraph" style:parent-style-name="Texte_20_brut">
      <style:text-properties style:font-name="Times New Roman" fo:font-size="12pt" officeooo:paragraph-rsid="000ab21b" style:font-name-asian="MS Mincho" style:font-size-asian="12pt"/>
    </style:style>
    <style:style style:name="P84" style:family="paragraph" style:parent-style-name="Texte_20_brut">
      <style:text-properties style:font-name="Times New Roman" fo:font-size="12pt" style:font-name-asian="MS Mincho" style:font-size-asian="12pt" style:font-size-complex="12pt"/>
    </style:style>
    <style:style style:name="P85" style:family="paragraph" style:parent-style-name="Texte_20_brut">
      <style:paragraph-properties fo:text-align="justify" style:justify-single-word="false"/>
      <style:text-properties style:font-name="Times New Roman" fo:font-size="12pt" style:font-name-asian="MS Mincho" style:font-size-asian="12pt" style:font-size-complex="12pt"/>
    </style:style>
    <style:style style:name="P86" style:family="paragraph" style:parent-style-name="Texte_20_brut">
      <style:paragraph-properties fo:text-align="justify" style:justify-single-word="false"/>
      <style:text-properties style:font-name="Times New Roman" fo:font-size="12pt" style:font-name-asian="MS Mincho" style:font-size-asian="12pt"/>
    </style:style>
    <style:style style:name="P87" style:family="paragraph" style:parent-style-name="Texte_20_brut">
      <style:paragraph-properties fo:text-align="justify" style:justify-single-word="false"/>
      <style:text-properties style:font-name="Times New Roman" fo:font-size="12pt" style:font-size-asian="12pt" style:font-size-complex="12pt"/>
    </style:style>
    <style:style style:name="P88" style:family="paragraph" style:parent-style-name="Texte_20_brut">
      <style:paragraph-properties fo:text-align="justify" style:justify-single-word="false"/>
      <style:text-properties style:font-name="Times New Roman" fo:font-size="11pt" style:font-name-asian="MS Mincho" style:font-size-asian="11pt" style:font-size-complex="11pt"/>
    </style:style>
    <style:style style:name="P89" style:family="paragraph" style:parent-style-name="Texte_20_brut">
      <style:paragraph-properties fo:text-align="justify" style:justify-single-word="false"/>
      <style:text-properties style:font-name="Times New Roman" fo:font-size="11pt" style:font-name-asian="MS Mincho" style:font-size-asian="11pt"/>
    </style:style>
    <style:style style:name="P90" style:family="paragraph" style:parent-style-name="Texte_20_brut">
      <style:text-properties fo:font-size="11pt" style:font-name-asian="MS Mincho" style:font-size-asian="11pt"/>
    </style:style>
    <style:style style:name="P91" style:family="paragraph" style:parent-style-name="Texte_20_brut">
      <style:paragraph-properties fo:text-align="justify" style:justify-single-word="false"/>
      <style:text-properties fo:font-size="11pt" style:font-name-asian="MS Mincho" style:font-size-asian="11pt"/>
    </style:style>
    <style:style style:name="P92" style:family="paragraph" style:parent-style-name="Texte_20_brut">
      <style:paragraph-properties>
        <style:tab-stops>
          <style:tab-stop style:position="5.08cm"/>
        </style:tab-stops>
      </style:paragraph-properties>
      <style:text-properties fo:font-size="11pt" style:font-name-asian="MS Mincho" style:font-size-asian="11pt"/>
    </style:style>
    <style:style style:name="P93" style:family="paragraph" style:parent-style-name="Texte_20_brut">
      <style:paragraph-properties>
        <style:tab-stops>
          <style:tab-stop style:position="5.133cm"/>
        </style:tab-stops>
      </style:paragraph-properties>
      <style:text-properties fo:font-size="11pt" style:font-name-asian="MS Mincho" style:font-size-asian="11pt"/>
    </style:style>
    <style:style style:name="P94" style:family="paragraph" style:parent-style-name="Texte_20_brut">
      <style:paragraph-properties fo:text-align="justify" style:justify-single-word="false"/>
    </style:style>
    <style:style style:name="P95" style:family="paragraph" style:parent-style-name="Texte_20_brut">
      <style:paragraph-properties fo:text-align="justify" style:justify-single-word="false"/>
      <style:text-properties style:font-name="Courier 10 Pitch" fo:font-size="12pt" style:font-name-asian="MS Mincho" style:font-size-asian="12pt"/>
    </style:style>
    <style:style style:name="P96" style:family="paragraph" style:parent-style-name="Texte_20_brut">
      <style:paragraph-properties fo:text-align="justify" style:justify-single-word="false"/>
      <style:text-properties style:font-name="Courier New" fo:font-size="11pt" style:font-name-asian="MS Mincho" style:font-size-asian="11pt"/>
    </style:style>
    <style:style style:name="P97" style:family="paragraph" style:parent-style-name="Texte_20_brut">
      <style:text-properties style:font-name="Courier New1" fo:font-size="11pt" style:font-name-asian="MS Mincho" style:font-size-asian="11pt"/>
    </style:style>
    <style:style style:name="P98" style:family="paragraph" style:parent-style-name="Texte_20_brut">
      <style:paragraph-properties fo:text-align="justify" style:justify-single-word="false"/>
      <style:text-properties style:font-name="Courier New1" fo:font-size="11pt" style:font-name-asian="MS Mincho" style:font-size-asian="11pt" style:font-size-complex="11pt"/>
    </style:style>
    <style:style style:name="P99" style:family="paragraph" style:parent-style-name="Texte_20_brut">
      <style:paragraph-properties fo:text-align="justify" style:justify-single-word="false"/>
      <style:text-properties style:font-name="Courier New1" fo:font-size="11pt" style:font-name-asian="MS Mincho" style:font-size-asian="11pt"/>
    </style:style>
    <style:style style:name="P100" style:family="paragraph" style:parent-style-name="Texte_20_brut">
      <style:paragraph-properties>
        <style:tab-stops>
          <style:tab-stop style:position="5.741cm"/>
        </style:tab-stops>
      </style:paragraph-properties>
      <style:text-properties style:font-name="Courier New1" fo:font-size="11pt" style:font-name-asian="MS Mincho" style:font-size-asian="11pt"/>
    </style:style>
    <style:style style:name="P101" style:family="paragraph" style:parent-style-name="Texte_20_brut">
      <style:text-properties style:font-name-asian="MS Mincho"/>
    </style:style>
    <style:style style:name="P102" style:family="paragraph" style:parent-style-name="Texte_20_brut">
      <style:text-properties style:font-name="Courier1" fo:font-size="11pt" style:font-name-asian="MS Mincho" style:font-size-asian="11pt"/>
    </style:style>
    <style:style style:name="P103" style:family="paragraph" style:parent-style-name="Texte_20_brut">
      <style:paragraph-properties fo:text-align="center" style:justify-single-word="false"/>
    </style:style>
    <style:style style:name="P104" style:family="paragraph" style:parent-style-name="Standard">
      <style:paragraph-properties fo:margin-left="0cm" fo:margin-right="0cm" fo:text-indent="1.251cm" style:auto-text-indent="false"/>
    </style:style>
    <style:style style:name="P105" style:family="paragraph" style:parent-style-name="Standard">
      <style:paragraph-properties fo:margin-left="0cm" fo:margin-right="0cm" fo:text-indent="1.251cm" style:auto-text-indent="false"/>
      <style:text-properties style:font-name="Courier New" fo:font-size="11pt" style:font-name-asian="MS Mincho" style:font-size-asian="11pt"/>
    </style:style>
    <style:style style:name="P106" style:family="paragraph" style:parent-style-name="Standard">
      <style:paragraph-properties fo:margin-left="0cm" fo:margin-right="0cm" fo:text-indent="1.251cm" style:auto-text-indent="false"/>
      <style:text-properties style:font-name="Courier1" fo:font-size="11pt" style:font-size-asian="11pt"/>
    </style:style>
    <style:style style:name="P107" style:family="paragraph" style:parent-style-name="Standard">
      <style:paragraph-properties fo:margin-left="0cm" fo:margin-right="0cm" fo:text-indent="1.251cm" style:auto-text-indent="false"/>
      <style:text-properties style:font-name="Courier1" fo:font-size="11pt" style:font-name-asian="MS Mincho" style:font-size-asian="11pt"/>
    </style:style>
    <style:style style:name="P108" style:family="paragraph" style:parent-style-name="Standard">
      <style:paragraph-properties fo:margin-left="0cm" fo:margin-right="0cm" fo:text-indent="1.251cm" style:auto-text-indent="false"/>
      <style:text-properties fo:font-style="italic" style:font-name-asian="MS Mincho" style:font-style-asian="italic"/>
    </style:style>
    <style:style style:name="P109" style:family="paragraph" style:parent-style-name="Standard">
      <style:paragraph-properties fo:margin-left="0cm" fo:margin-right="0cm" fo:text-indent="1.251cm" style:auto-text-indent="false"/>
      <style:text-properties style:font-name="Courier New1" fo:font-size="11pt" style:font-name-asian="MS Mincho" style:font-size-asian="11pt"/>
    </style:style>
    <style:style style:name="P110" style:family="paragraph" style:parent-style-name="Standard">
      <style:paragraph-properties fo:margin-left="0cm" fo:margin-right="0cm" fo:text-indent="1.251cm" style:auto-text-indent="false"/>
      <style:text-properties fo:font-style="normal" style:font-name-asian="MS Mincho" style:font-style-asian="normal" style:font-style-complex="normal"/>
    </style:style>
    <style:style style:name="P111" style:family="paragraph" style:parent-style-name="Texte_20_brut">
      <style:paragraph-properties fo:margin-left="0cm" fo:margin-right="0cm" fo:text-indent="1.251cm" style:auto-text-indent="false"/>
      <style:text-properties fo:font-size="11pt" style:font-name-asian="MS Mincho" style:font-size-asian="11pt"/>
    </style:style>
    <style:style style:name="P112" style:family="paragraph" style:parent-style-name="Texte_20_brut">
      <style:paragraph-properties fo:margin-left="0cm" fo:margin-right="0cm" fo:text-align="justify" style:justify-single-word="false" fo:text-indent="1.251cm" style:auto-text-indent="false"/>
      <style:text-properties fo:font-size="11pt" style:font-name-asian="MS Mincho" style:font-size-asian="11pt"/>
    </style:style>
    <style:style style:name="P113" style:family="paragraph" style:parent-style-name="Texte_20_brut">
      <style:paragraph-properties fo:margin-left="0cm" fo:margin-right="0cm" fo:text-align="justify" style:justify-single-word="false" fo:text-indent="1.251cm" style:auto-text-indent="false"/>
      <style:text-properties style:font-name="Courier New1" fo:font-size="11pt" style:font-name-asian="MS Mincho" style:font-size-asian="11pt" style:font-size-complex="11pt"/>
    </style:style>
    <style:style style:name="P114" style:family="paragraph" style:parent-style-name="Texte_20_brut">
      <style:paragraph-properties fo:margin-left="0cm" fo:margin-right="0cm" fo:text-align="justify" style:justify-single-word="false" fo:text-indent="1.251cm" style:auto-text-indent="false"/>
      <style:text-properties style:font-name="Courier New1" fo:font-size="11pt" style:font-name-asian="MS Mincho" style:font-size-asian="11pt"/>
    </style:style>
    <style:style style:name="P115" style:family="paragraph" style:parent-style-name="Header">
      <style:paragraph-properties fo:margin-left="0cm" fo:margin-right="0cm" fo:text-align="justify" style:justify-single-word="false" fo:text-indent="1.251cm" style:auto-text-indent="false">
        <style:tab-stops/>
      </style:paragraph-properties>
      <style:text-properties style:font-name="Courier New1" fo:font-size="11pt" style:font-name-asian="MS Mincho" style:font-size-asian="11pt"/>
    </style:style>
    <style:style style:name="P116" style:family="paragraph" style:parent-style-name="Préformaté_20_HTML">
      <style:text-properties fo:font-size="9pt" style:font-size-asian="9pt"/>
    </style:style>
    <style:style style:name="P117" style:family="paragraph" style:parent-style-name="Footnote">
      <style:text-properties officeooo:paragraph-rsid="002b8ad0"/>
    </style:style>
    <style:style style:name="P118" style:family="paragraph" style:parent-style-name="Footnote">
      <style:text-properties officeooo:rsid="001ebeed" officeooo:paragraph-rsid="001ebeed"/>
    </style:style>
    <style:style style:name="P119" style:family="paragraph" style:parent-style-name="Footnote">
      <style:text-properties officeooo:rsid="002367a8" officeooo:paragraph-rsid="002367a8"/>
    </style:style>
    <style:style style:name="P120" style:family="paragraph" style:parent-style-name="Standard">
      <style:paragraph-properties fo:margin-left="1cm" fo:margin-right="0cm" fo:text-indent="0cm" style:auto-text-indent="false">
        <style:tab-stops>
          <style:tab-stop style:position="4.251cm"/>
          <style:tab-stop style:position="5.001cm"/>
        </style:tab-stops>
      </style:paragraph-properties>
      <style:text-properties fo:font-style="italic" style:font-style-asian="italic"/>
    </style:style>
    <style:style style:name="P121" style:family="paragraph" style:parent-style-name="Standard">
      <style:paragraph-properties fo:margin-left="1cm" fo:margin-right="0cm" fo:text-indent="0cm" style:auto-text-indent="false">
        <style:tab-stops>
          <style:tab-stop style:position="3.251cm"/>
        </style:tab-stops>
      </style:paragraph-properties>
      <style:text-properties fo:font-style="italic" style:font-style-asian="italic"/>
    </style:style>
    <style:style style:name="P122" style:family="paragraph" style:parent-style-name="Standard">
      <style:paragraph-properties fo:margin-left="1cm" fo:margin-right="0cm" fo:text-indent="0cm" style:auto-text-indent="false">
        <style:tab-stops>
          <style:tab-stop style:position="2.752cm"/>
        </style:tab-stops>
      </style:paragraph-properties>
      <style:text-properties fo:font-style="italic" style:font-style-asian="italic"/>
    </style:style>
    <style:style style:name="P123" style:family="paragraph" style:parent-style-name="Standard">
      <style:paragraph-properties fo:margin-left="1cm" fo:margin-right="0cm" fo:text-indent="0cm" style:auto-text-indent="false">
        <style:tab-stops>
          <style:tab-stop style:position="3.598cm"/>
        </style:tab-stops>
      </style:paragraph-properties>
      <style:text-properties fo:font-style="italic" style:font-style-asian="italic"/>
    </style:style>
    <style:style style:name="P124" style:family="paragraph" style:parent-style-name="Standard">
      <style:paragraph-properties fo:margin-left="1cm" fo:margin-right="0cm" fo:text-indent="0cm" style:auto-text-indent="false">
        <style:tab-stops>
          <style:tab-stop style:position="2.752cm"/>
        </style:tab-stops>
      </style:paragraph-properties>
    </style:style>
    <style:style style:name="P125" style:family="paragraph" style:parent-style-name="Standard">
      <style:paragraph-properties fo:margin-left="1cm" fo:margin-right="0cm" fo:text-indent="0cm" style:auto-text-indent="false">
        <style:tab-stops>
          <style:tab-stop style:position="3.251cm"/>
        </style:tab-stops>
      </style:paragraph-properties>
    </style:style>
    <style:style style:name="P126" style:family="paragraph" style:parent-style-name="Standard">
      <style:paragraph-properties fo:margin-left="1cm" fo:margin-right="0cm" fo:text-indent="0cm" style:auto-text-indent="false">
        <style:tab-stops>
          <style:tab-stop style:position="4.251cm"/>
          <style:tab-stop style:position="5.001cm"/>
        </style:tab-stops>
      </style:paragraph-properties>
    </style:style>
    <style:style style:name="P127" style:family="paragraph" style:parent-style-name="Text_20_body">
      <style:paragraph-properties fo:margin-left="1cm" fo:margin-right="0cm" fo:text-indent="0cm" style:auto-text-indent="false">
        <style:tab-stops>
          <style:tab-stop style:position="2.752cm"/>
        </style:tab-stops>
      </style:paragraph-properties>
      <style:text-properties style:font-name="Times New Roman" fo:font-size="12pt" fo:font-style="italic" style:font-size-asian="12pt" style:font-style-asian="italic"/>
    </style:style>
    <style:style style:name="P128" style:family="paragraph" style:parent-style-name="Header">
      <style:paragraph-properties fo:margin-left="1cm" fo:margin-right="0cm" fo:text-indent="0cm" style:auto-text-indent="false">
        <style:tab-stops>
          <style:tab-stop style:position="3.704cm"/>
        </style:tab-stops>
      </style:paragraph-properties>
    </style:style>
    <style:style style:name="P129" style:family="paragraph" style:parent-style-name="Header">
      <style:paragraph-properties fo:margin-left="1cm" fo:margin-right="0cm" fo:text-indent="0cm" style:auto-text-indent="false">
        <style:tab-stops>
          <style:tab-stop style:position="3cm"/>
        </style:tab-stops>
      </style:paragraph-properties>
    </style:style>
    <style:style style:name="P130" style:family="paragraph" style:parent-style-name="Header">
      <style:paragraph-properties fo:margin-left="1cm" fo:margin-right="0cm" fo:text-indent="0cm" style:auto-text-indent="false">
        <style:tab-stops>
          <style:tab-stop style:position="3.704cm"/>
        </style:tab-stops>
      </style:paragraph-properties>
      <style:text-properties fo:font-style="italic" style:font-style-asian="italic"/>
    </style:style>
    <style:style style:name="P131" style:family="paragraph" style:parent-style-name="Header">
      <style:paragraph-properties fo:margin-left="1cm" fo:margin-right="0cm" fo:text-indent="0cm" style:auto-text-indent="false">
        <style:tab-stops>
          <style:tab-stop style:position="2.514cm"/>
        </style:tab-stops>
      </style:paragraph-properties>
    </style:style>
    <style:style style:name="P132" style:family="paragraph" style:parent-style-name="Header">
      <style:paragraph-properties fo:margin-left="1cm" fo:margin-right="0cm" fo:text-indent="0cm" style:auto-text-indent="false">
        <style:tab-stops>
          <style:tab-stop style:position="3.598cm"/>
        </style:tab-stops>
      </style:paragraph-properties>
    </style:style>
    <style:style style:name="P133" style:family="paragraph" style:parent-style-name="Standard">
      <style:paragraph-properties fo:margin-left="1cm" fo:margin-right="0cm" fo:text-indent="0cm" style:auto-text-indent="false" fo:keep-with-next="always">
        <style:tab-stops>
          <style:tab-stop style:position="2.752cm"/>
          <style:tab-stop style:position="3.752cm"/>
          <style:tab-stop style:position="4.752cm"/>
        </style:tab-stops>
      </style:paragraph-properties>
      <style:text-properties fo:font-style="italic" style:font-name-asian="MS Mincho" style:font-style-asian="italic"/>
    </style:style>
    <style:style style:name="P134" style:family="paragraph" style:parent-style-name="Standard">
      <style:paragraph-properties fo:margin-left="1cm" fo:margin-right="0cm" fo:text-indent="0cm" style:auto-text-indent="false" fo:keep-with-next="always">
        <style:tab-stops>
          <style:tab-stop style:position="4.921cm"/>
          <style:tab-stop style:position="5.45cm"/>
        </style:tab-stops>
      </style:paragraph-properties>
      <style:text-properties fo:font-style="italic" style:font-style-asian="italic"/>
    </style:style>
    <style:style style:name="P135" style:family="paragraph" style:parent-style-name="Standard">
      <style:paragraph-properties fo:margin-left="1cm" fo:margin-right="0cm" fo:text-indent="0cm" style:auto-text-indent="false" fo:keep-with-next="always">
        <style:tab-stops>
          <style:tab-stop style:position="4.948cm"/>
        </style:tab-stops>
      </style:paragraph-properties>
      <style:text-properties fo:font-style="italic" style:font-style-asian="italic"/>
    </style:style>
    <style:style style:name="P136" style:family="paragraph" style:parent-style-name="Standard">
      <style:paragraph-properties fo:margin-left="1cm" fo:margin-right="0cm" fo:text-indent="0cm" style:auto-text-indent="false" fo:keep-with-next="always">
        <style:tab-stops>
          <style:tab-stop style:position="4.921cm"/>
          <style:tab-stop style:position="5.45cm"/>
        </style:tab-stops>
      </style:paragraph-properties>
    </style:style>
    <style:style style:name="P137" style:family="paragraph" style:parent-style-name="Header">
      <style:paragraph-properties>
        <style:tab-stops/>
      </style:paragraph-properties>
      <style:text-properties fo:font-style="normal" style:font-style-asian="normal" style:font-style-complex="normal"/>
    </style:style>
    <style:style style:name="P138" style:family="paragraph" style:parent-style-name="Header">
      <style:paragraph-properties fo:text-align="center" style:justify-single-word="false">
        <style:tab-stops/>
      </style:paragraph-properties>
      <style:text-properties fo:font-style="normal" style:font-style-asian="normal" style:font-style-complex="normal"/>
    </style:style>
    <style:style style:name="P139" style:family="paragraph" style:parent-style-name="Header">
      <style:paragraph-properties fo:text-align="center" style:justify-single-word="false">
        <style:tab-stops>
          <style:tab-stop style:position="1.752cm"/>
        </style:tab-stops>
      </style:paragraph-properties>
      <style:text-properties fo:font-style="normal" style:font-style-asian="normal" style:font-style-complex="normal"/>
    </style:style>
    <style:style style:name="P140" style:family="paragraph" style:parent-style-name="Header">
      <style:paragraph-properties fo:text-align="center" style:justify-single-word="false">
        <style:tab-stops/>
      </style:paragraph-properties>
      <style:text-properties fo:font-style="normal" fo:font-weight="normal" style:font-style-asian="normal" style:font-weight-asian="normal" style:font-style-complex="normal" style:font-weight-complex="normal"/>
    </style:style>
    <style:style style:name="P141" style:family="paragraph" style:parent-style-name="Header">
      <style:paragraph-properties>
        <style:tab-stops/>
      </style:paragraph-properties>
    </style:style>
    <style:style style:name="P142" style:family="paragraph" style:parent-style-name="Header">
      <style:paragraph-properties fo:text-align="center" style:justify-single-word="false">
        <style:tab-stops/>
      </style:paragraph-properties>
    </style:style>
    <style:style style:name="P143" style:family="paragraph" style:parent-style-name="Header">
      <style:paragraph-properties>
        <style:tab-stops>
          <style:tab-stop style:position="1.752cm"/>
        </style:tab-stops>
      </style:paragraph-properties>
    </style:style>
    <style:style style:name="P144" style:family="paragraph" style:parent-style-name="Header">
      <style:paragraph-properties>
        <style:tab-stops>
          <style:tab-stop style:position="2.487cm"/>
        </style:tab-stops>
      </style:paragraph-properties>
      <style:text-properties fo:font-style="italic" style:font-style-asian="italic"/>
    </style:style>
    <style:style style:name="P145" style:family="paragraph" style:parent-style-name="Header">
      <style:paragraph-properties>
        <style:tab-stops>
          <style:tab-stop style:position="2.858cm"/>
          <style:tab-stop style:position="3.836cm"/>
          <style:tab-stop style:position="10.186cm"/>
        </style:tab-stops>
      </style:paragraph-properties>
      <style:text-properties fo:font-style="italic" style:font-name-asian="MS Mincho" style:font-style-asian="italic"/>
    </style:style>
    <style:style style:name="P146" style:family="paragraph" style:parent-style-name="Header">
      <style:paragraph-properties>
        <style:tab-stops/>
      </style:paragraph-properties>
      <style:text-properties style:font-name-asian="MS Mincho"/>
    </style:style>
    <style:style style:name="P147" style:family="paragraph" style:parent-style-name="Header">
      <style:paragraph-properties>
        <style:tab-stops>
          <style:tab-stop style:position="16.457cm" style:type="right"/>
        </style:tab-stops>
      </style:paragraph-properties>
      <style:text-properties style:font-name-asian="MS Mincho"/>
    </style:style>
    <style:style style:name="P148" style:family="paragraph" style:parent-style-name="Header">
      <style:paragraph-properties>
        <style:tab-stops>
          <style:tab-stop style:position="2.251cm"/>
        </style:tab-stops>
      </style:paragraph-properties>
    </style:style>
    <style:style style:name="P149" style:family="paragraph" style:parent-style-name="Header">
      <style:paragraph-properties>
        <style:tab-stops/>
      </style:paragraph-properties>
      <style:text-properties officeooo:rsid="001628ca" officeooo:paragraph-rsid="001628ca"/>
    </style:style>
    <style:style style:name="P150" style:family="paragraph" style:parent-style-name="Texte_20_brut">
      <style:paragraph-properties fo:keep-with-next="always"/>
      <style:text-properties fo:font-size="11pt" style:font-name-asian="MS Mincho" style:font-size-asian="11pt"/>
    </style:style>
    <style:style style:name="P151" style:family="paragraph" style:parent-style-name="Standard">
      <style:paragraph-properties fo:keep-with-next="always"/>
      <style:text-properties style:font-name="Courier New1" fo:font-size="11pt" style:font-name-asian="MS Mincho" style:font-size-asian="11pt" style:font-size-complex="11pt"/>
    </style:style>
    <style:style style:name="P152" style:family="paragraph" style:parent-style-name="Header">
      <style:paragraph-properties fo:text-align="justify" style:justify-single-word="false" fo:orphans="2" fo:widows="2" style:writing-mode="lr-tb">
        <style:tab-stops>
          <style:tab-stop style:position="2.487cm"/>
        </style:tab-stops>
      </style:paragraph-properties>
      <style:text-properties style:use-window-font-color="true" style:font-name="Times New Roman" fo:font-size="12pt" fo:language="en" fo:country="US" fo:font-style="italic" style:font-name-asian="Times New Roman" style:font-size-asian="12pt" style:font-style-asian="italic" style:font-name-complex="Times New Roman" style:font-size-complex="10pt" style:language-complex="ar" style:country-complex="SA"/>
    </style:style>
    <style:style style:name="P153" style:family="paragraph" style:parent-style-name="Header">
      <style:paragraph-properties fo:text-align="justify" style:justify-single-word="false" fo:orphans="2" fo:widows="2" style:writing-mode="lr-tb">
        <style:tab-stops>
          <style:tab-stop style:position="3.149cm"/>
        </style:tab-stops>
      </style:paragraph-properties>
      <style:text-properties style:use-window-font-color="true" style:font-name="Courier New1" fo:font-size="11pt" fo:language="en" fo:country="US" fo:font-style="italic" style:font-name-asian="Times New Roman" style:font-size-asian="11pt" style:font-style-asian="italic" style:font-name-complex="Times New Roman" style:font-size-complex="11pt" style:language-complex="ar" style:country-complex="SA"/>
    </style:style>
    <style:style style:name="P154" style:family="paragraph" style:parent-style-name="Header">
      <style:paragraph-properties fo:text-align="justify" style:justify-single-word="false" fo:orphans="2" fo:widows="2" style:writing-mode="lr-tb">
        <style:tab-stops>
          <style:tab-stop style:position="3.149cm"/>
        </style:tab-stops>
      </style:paragraph-properties>
      <style:text-properties style:use-window-font-color="true" style:font-name="Courier New1" fo:font-size="11pt" fo:language="en" fo:country="US" fo:font-style="normal" style:font-name-asian="Times New Roman" style:font-size-asian="11pt" style:font-style-asian="normal" style:font-name-complex="Times New Roman" style:font-size-complex="11pt" style:language-complex="ar" style:country-complex="SA" style:font-style-complex="normal"/>
    </style:style>
    <style:style style:name="P155" style:family="paragraph" style:parent-style-name="Standard">
      <style:paragraph-properties fo:margin-left="0.953cm" fo:margin-right="0cm" fo:text-indent="0cm" style:auto-text-indent="false"/>
    </style:style>
    <style:style style:name="P156" style:family="paragraph" style:parent-style-name="Standard">
      <style:paragraph-properties fo:margin-left="1.032cm" fo:margin-right="0cm" fo:text-indent="0cm" style:auto-text-indent="false"/>
      <style:text-properties style:font-name="Courier New1" fo:font-size="11pt" style:font-name-asian="MS Mincho" style:font-size-asian="11pt" style:font-size-complex="11pt"/>
    </style:style>
    <style:style style:name="P157" style:family="paragraph" style:parent-style-name="Standard">
      <style:paragraph-properties fo:margin-left="0cm" fo:margin-right="0cm" fo:text-indent="0cm" style:auto-text-indent="false"/>
    </style:style>
    <style:style style:name="P158" style:family="paragraph" style:parent-style-name="Standard">
      <style:paragraph-properties fo:margin-left="0cm" fo:margin-right="0cm" fo:text-indent="0cm" style:auto-text-indent="false"/>
      <style:text-properties style:font-name="Courier New1" fo:font-size="11pt" style:font-name-asian="MS Mincho" style:font-size-asian="11pt" style:font-size-complex="11pt"/>
    </style:style>
    <style:style style:name="P159" style:family="paragraph" style:parent-style-name="Standard">
      <style:paragraph-properties fo:margin-left="0cm" fo:margin-right="0cm" fo:text-indent="0cm" style:auto-text-indent="false">
        <style:tab-stops>
          <style:tab-stop style:position="0.688cm"/>
          <style:tab-stop style:position="0.953cm"/>
        </style:tab-stops>
      </style:paragraph-properties>
      <style:text-properties style:font-name="Courier New1" fo:font-size="11pt" style:font-name-asian="MS Mincho" style:font-size-asian="11pt" style:font-size-complex="11pt"/>
    </style:style>
    <style:style style:name="P160" style:family="paragraph" style:parent-style-name="Standard">
      <style:paragraph-properties fo:margin-left="0cm" fo:margin-right="0cm" fo:text-indent="0cm" style:auto-text-indent="false"/>
      <style:text-properties style:font-name="Courier New1" fo:font-size="11pt" fo:font-style="normal" style:font-name-asian="MS Mincho" style:font-size-asian="11pt" style:font-style-asian="normal" style:font-size-complex="11pt" style:font-style-complex="normal"/>
    </style:style>
    <style:style style:name="P161" style:family="paragraph" style:parent-style-name="Standard">
      <style:paragraph-properties fo:margin-left="0cm" fo:margin-right="0cm" fo:text-indent="0cm" style:auto-text-indent="false"/>
      <style:text-properties style:font-name="Times New Roman" fo:font-size="12pt" fo:font-style="normal" style:font-name-asian="MS Mincho" style:font-size-asian="12pt" style:font-style-asian="normal" style:font-size-complex="12pt" style:font-style-complex="normal"/>
    </style:style>
    <style:style style:name="P162" style:family="paragraph" style:parent-style-name="Standard">
      <style:paragraph-properties fo:margin-left="0cm" fo:margin-right="0cm" fo:text-indent="0cm" style:auto-text-indent="false">
        <style:tab-stops/>
      </style:paragraph-properties>
    </style:style>
    <style:style style:name="P163" style:family="paragraph" style:parent-style-name="Standard">
      <style:paragraph-properties fo:margin-left="0cm" fo:margin-right="0cm" fo:text-indent="0cm" style:auto-text-indent="false">
        <style:tab-stops/>
      </style:paragraph-properties>
      <style:text-properties fo:font-style="normal" style:font-style-asian="normal" style:font-style-complex="normal"/>
    </style:style>
    <style:style style:name="P164" style:family="paragraph" style:parent-style-name="Standard">
      <style:paragraph-properties fo:margin-left="0.635cm" fo:margin-right="0cm" fo:text-indent="0cm" style:auto-text-indent="false"/>
      <style:text-properties style:font-name="Courier New1" fo:font-size="11pt" style:font-name-asian="MS Mincho" style:font-size-asian="11pt" style:font-size-complex="11pt"/>
    </style:style>
    <style:style style:name="P165" style:family="paragraph" style:parent-style-name="biblio">
      <style:paragraph-properties fo:margin-left="2.646cm" fo:margin-right="0cm" fo:text-align="justify" style:justify-single-word="false" fo:orphans="2" fo:widows="2" fo:text-indent="-2.672cm" style:auto-text-indent="false" style:writing-mode="lr-tb">
        <style:tab-stops/>
      </style:paragraph-properties>
    </style:style>
    <style:style style:name="P166" style:family="paragraph" style:parent-style-name="biblio">
      <style:paragraph-properties fo:margin-left="2.646cm" fo:margin-right="0cm" fo:text-align="justify" style:justify-single-word="false" fo:orphans="2" fo:widows="2" fo:text-indent="-2.672cm" style:auto-text-indent="false" style:writing-mode="lr-tb">
        <style:tab-stops/>
      </style:paragraph-properties>
      <style:text-properties officeooo:paragraph-rsid="00031186"/>
    </style:style>
    <style:style style:name="P167" style:family="paragraph" style:parent-style-name="biblio">
      <style:paragraph-properties fo:margin-left="2.646cm" fo:margin-right="0cm" fo:text-align="justify" style:justify-single-word="false" fo:orphans="2" fo:widows="2" fo:text-indent="-2.672cm" style:auto-text-indent="false" style:writing-mode="lr-tb">
        <style:tab-stops/>
      </style:paragraph-properties>
      <style:text-properties officeooo:paragraph-rsid="00121e7b"/>
    </style:style>
    <style:style style:name="P168" style:family="paragraph" style:parent-style-name="biblio">
      <style:paragraph-properties fo:margin-left="2.646cm" fo:margin-right="0cm" fo:text-align="justify" style:justify-single-word="false" fo:orphans="2" fo:widows="2" fo:text-indent="-2.672cm" style:auto-text-indent="false" style:writing-mode="lr-tb">
        <style:tab-stops/>
      </style:paragraph-properties>
      <style:text-properties fo:color="#000000" fo:font-size="12pt" fo:language="en" fo:country="US" style:font-name-asian="Times New Roman" style:font-size-asian="12pt" style:font-name-complex="Times New Roman" style:font-size-complex="10pt" style:language-complex="ar" style:country-complex="SA"/>
    </style:style>
    <style:style style:name="P169" style:family="paragraph" style:parent-style-name="biblio">
      <style:paragraph-properties fo:margin-left="2.646cm" fo:margin-right="0cm" fo:text-align="justify" style:justify-single-word="false" fo:orphans="2" fo:widows="2" fo:text-indent="-2.672cm" style:auto-text-indent="false" style:writing-mode="lr-tb">
        <style:tab-stops/>
      </style:paragraph-properties>
      <style:text-properties fo:color="#000000" fo:language="en" fo:country="US" officeooo:paragraph-rsid="0003be90" style:language-complex="ar" style:country-complex="SA"/>
    </style:style>
    <style:style style:name="P170" style:family="paragraph" style:parent-style-name="biblio">
      <style:paragraph-properties fo:margin-left="2.646cm" fo:margin-right="0cm" fo:text-indent="-2.672cm" style:auto-text-indent="false">
        <style:tab-stops/>
      </style:paragraph-properties>
      <style:text-properties fo:color="#000000" fo:language="en" fo:country="US" style:language-complex="ar" style:country-complex="SA"/>
    </style:style>
    <style:style style:name="P171" style:family="paragraph" style:parent-style-name="Standard">
      <style:paragraph-properties fo:margin-top="0cm" fo:margin-bottom="0.101cm" loext:contextual-spacing="false"/>
    </style:style>
    <style:style style:name="P172" style:family="paragraph" style:parent-style-name="Standard">
      <style:paragraph-properties fo:margin-left="0cm" fo:margin-right="-0.079cm" fo:text-indent="0cm" style:auto-text-indent="false">
        <style:tab-stops>
          <style:tab-stop style:position="5.45cm"/>
        </style:tab-stops>
      </style:paragraph-properties>
      <style:text-properties style:font-name="Courier New1" fo:font-size="11pt" style:font-size-asian="11pt" style:font-size-complex="11pt"/>
    </style:style>
    <style:style style:name="P173" style:family="paragraph" style:parent-style-name="Standard">
      <style:paragraph-properties fo:margin-left="0cm" fo:margin-right="-0.079cm" fo:text-indent="0cm" style:auto-text-indent="false">
        <style:tab-stops/>
      </style:paragraph-properties>
      <style:text-properties style:font-name="Courier New1" fo:font-size="11pt" style:font-size-asian="11pt" style:font-size-complex="11pt"/>
    </style:style>
    <style:style style:name="P174" style:family="paragraph" style:parent-style-name="Standard">
      <style:paragraph-properties fo:margin-left="0cm" fo:margin-right="-0.079cm" fo:text-indent="0cm" style:auto-text-indent="false">
        <style:tab-stops>
          <style:tab-stop style:position="7.117cm"/>
        </style:tab-stops>
      </style:paragraph-properties>
      <style:text-properties style:font-name="Courier New1" fo:font-size="11pt" style:font-size-asian="11pt" style:font-size-complex="11pt"/>
    </style:style>
    <style:style style:name="P175" style:family="paragraph" style:parent-style-name="Standard">
      <style:paragraph-properties fo:margin-left="0cm" fo:margin-right="-0.079cm" fo:text-align="center" style:justify-single-word="false" fo:text-indent="0cm" style:auto-text-indent="false">
        <style:tab-stops>
          <style:tab-stop style:position="7.117cm"/>
        </style:tab-stops>
      </style:paragraph-properties>
      <style:text-properties style:font-name="Courier New1" fo:font-size="11pt" style:font-size-asian="11pt" style:font-size-complex="11pt"/>
    </style:style>
    <style:style style:name="P176" style:family="paragraph" style:parent-style-name="Standard">
      <style:paragraph-properties fo:margin-left="0cm" fo:margin-right="-0.079cm" fo:text-align="center" style:justify-single-word="false" fo:text-indent="0cm" style:auto-text-indent="false">
        <style:tab-stops>
          <style:tab-stop style:position="7.117cm"/>
        </style:tab-stops>
      </style:paragraph-properties>
      <style:text-properties style:font-name="Times New Roman" fo:font-size="12pt" style:font-size-asian="12pt" style:font-size-complex="12pt"/>
    </style:style>
    <style:style style:name="P177" style:family="paragraph" style:parent-style-name="Standard">
      <style:paragraph-properties fo:margin-left="0cm" fo:margin-right="-1.799cm" fo:text-indent="0cm" style:auto-text-indent="false"/>
    </style:style>
    <style:style style:name="P178" style:family="paragraph" style:parent-style-name="biblio">
      <style:text-properties fo:language="en" fo:country="US" style:language-complex="ar" style:country-complex="SA"/>
    </style:style>
    <style:style style:name="P179" style:family="paragraph" style:parent-style-name="biblio">
      <style:text-properties fo:language="fr" fo:country="FR" style:language-complex="ar" style:country-complex="SA"/>
    </style:style>
    <style:style style:name="P180" style:family="paragraph" style:parent-style-name="Contents_20_2">
      <style:paragraph-properties>
        <style:tab-stops>
          <style:tab-stop style:position="17cm" style:type="right" style:leader-style="dotted" style:leader-text="."/>
        </style:tab-stops>
      </style:paragraph-properties>
    </style:style>
    <style:style style:name="P181" style:family="paragraph" style:parent-style-name="biblio">
      <style:paragraph-properties fo:margin-left="-0.026cm" fo:margin-right="0cm" fo:text-indent="0cm" style:auto-text-indent="false">
        <style:tab-stops/>
      </style:paragraph-properties>
      <style:text-properties fo:color="#000000" fo:language="en" fo:country="US" officeooo:rsid="0030d9df" officeooo:paragraph-rsid="001b6978" style:language-complex="ar" style:country-complex="SA"/>
    </style:style>
    <style:style style:name="P182" style:family="paragraph" style:parent-style-name="Standard" style:master-page-name="Standard">
      <style:paragraph-properties fo:text-align="center" style:justify-single-word="false" style:page-number="auto"/>
    </style:style>
    <style:style style:name="P183" style:family="paragraph" style:parent-style-name="Standard">
      <style:paragraph-properties fo:text-align="center" style:justify-single-word="false"/>
      <style:text-properties fo:font-size="18pt" fo:font-weight="bold" style:font-size-asian="18pt" style:font-weight-asian="bold"/>
    </style:style>
    <style:style style:name="P184" style:family="paragraph" style:parent-style-name="Standard">
      <style:text-properties officeooo:paragraph-rsid="003645dd"/>
    </style:style>
    <style:style style:name="P185" style:family="paragraph" style:parent-style-name="Heading_20_1" style:list-style-name="">
      <style:paragraph-properties fo:text-align="justify" style:justify-single-word="false" fo:orphans="0" fo:widows="0" fo:hyphenation-ladder-count="no-limit"/>
      <style:text-properties fo:hyphenate="false" fo:hyphenation-remain-char-count="2" fo:hyphenation-push-char-count="2"/>
    </style:style>
    <style:style style:name="P186" style:family="paragraph" style:parent-style-name="Heading_20_1">
      <style:text-properties style:font-name-asian="MS Mincho"/>
    </style:style>
    <style:style style:name="P187" style:family="paragraph" style:parent-style-name="Heading_20_2">
      <style:text-properties style:font-name-asian="MS Mincho"/>
    </style:style>
    <style:style style:name="P188" style:family="paragraph" style:parent-style-name="Heading_20_2">
      <style:text-properties style:font-name="Times New Roman" fo:font-size="12pt" style:font-name-asian="MS Mincho" style:font-size-asian="12pt" style:font-size-complex="12pt"/>
    </style:style>
    <style:style style:name="P189" style:family="paragraph" style:parent-style-name="Heading_20_4">
      <style:paragraph-properties fo:margin-left="1cm" fo:margin-right="0cm" fo:text-indent="0cm" style:auto-text-indent="false">
        <style:tab-stops>
          <style:tab-stop style:position="4.921cm"/>
          <style:tab-stop style:position="5.45cm"/>
        </style:tab-stops>
      </style:paragraph-properties>
    </style:style>
    <style:style style:name="P190" style:family="paragraph" style:parent-style-name="Texte_20_brut">
      <style:text-properties fo:font-size="11pt" style:font-name-asian="MS Mincho" style:font-size-asian="11pt"/>
    </style:style>
    <style:style style:name="P191" style:family="paragraph" style:parent-style-name="Contents_20_1">
      <style:paragraph-properties fo:text-align="center" style:justify-single-word="false"/>
    </style:style>
    <style:style style:name="T1" style:family="text">
      <style:text-properties fo:font-size="8pt" style:font-size-asian="8pt"/>
    </style:style>
    <style:style style:name="T2" style:family="text">
      <style:text-properties fo:font-size="10pt" style:font-size-asian="10pt" style:font-size-complex="10pt"/>
    </style:style>
    <style:style style:name="T3" style:family="text">
      <style:text-properties fo:font-size="18pt" fo:font-weight="bold" style:font-size-asian="18pt" style:font-weight-asian="bold"/>
    </style:style>
    <style:style style:name="T4" style:family="text">
      <style:text-properties fo:font-size="18pt" fo:font-weight="bold" officeooo:rsid="001494d8" style:font-size-asian="18pt" style:font-weight-asian="bold"/>
    </style:style>
    <style:style style:name="T5" style:family="text">
      <style:text-properties fo:color="#000000"/>
    </style:style>
    <style:style style:name="T6" style:family="text">
      <style:text-properties fo:color="#000000" style:font-name="Courier New" style:text-underline-style="none"/>
    </style:style>
    <style:style style:name="T7" style:family="text">
      <style:text-properties fo:color="#000000" style:font-name="Courier New" fo:font-size="11pt" style:text-underline-style="none" style:font-size-asian="11pt"/>
    </style:style>
    <style:style style:name="T8" style:family="text">
      <style:text-properties fo:color="#000000" fo:font-size="9pt" officeooo:rsid="0040ea3f" style:font-size-asian="9pt" style:font-size-complex="9pt"/>
    </style:style>
    <style:style style:name="T9" style:family="text">
      <style:text-properties fo:color="#000000" fo:font-size="9pt" officeooo:rsid="0048a477" style:font-size-asian="9pt" style:font-size-complex="9pt"/>
    </style:style>
    <style:style style:name="T10" style:family="text">
      <style:text-properties fo:color="#000000" fo:font-size="9pt" officeooo:rsid="004a9d25" style:font-size-asian="9pt" style:font-size-complex="9pt"/>
    </style:style>
    <style:style style:name="T11" style:family="text">
      <style:text-properties fo:color="#000000" style:text-underline-style="none"/>
    </style:style>
    <style:style style:name="T12" style:family="text">
      <style:text-properties fo:color="#000000" style:font-name-asian="MS Mincho"/>
    </style:style>
    <style:style style:name="T13" style:family="text">
      <style:text-properties fo:color="#000000" style:font-name="Courier New1" fo:font-size="11pt" style:text-underline-style="none" style:font-name-asian="MS Mincho" style:font-size-asian="11pt" style:font-size-complex="11pt"/>
    </style:style>
    <style:style style:name="T14" style:family="text">
      <style:text-properties fo:color="#000000" fo:font-size="12pt" fo:language="en" fo:country="US" style:font-name-asian="Times New Roman" style:font-size-asian="12pt" style:font-name-complex="Times New Roman" style:font-size-complex="10pt" style:language-complex="ar" style:country-complex="SA"/>
    </style:style>
    <style:style style:name="T15" style:family="text">
      <style:text-properties fo:color="#000000" fo:font-size="12pt" fo:language="en" fo:country="US" officeooo:rsid="0003be90" style:font-name-asian="Times New Roman" style:font-size-asian="12pt" style:font-name-complex="Times New Roman" style:font-size-complex="10pt" style:language-complex="ar" style:country-complex="SA"/>
    </style:style>
    <style:style style:name="T16" style:family="text">
      <style:text-properties fo:color="#000000" fo:font-size="12pt" fo:language="fr" fo:country="FR" style:text-underline-style="none" style:font-name-asian="Times New Roman" style:font-size-asian="12pt" style:font-name-complex="Times New Roman" style:font-size-complex="10pt" style:language-complex="ar" style:country-complex="SA"/>
    </style:style>
    <style:style style:name="T17" style:family="text">
      <style:text-properties fo:color="#000000" fo:font-size="12pt" fo:language="fr" fo:country="FR" style:text-underline-style="none" officeooo:rsid="001ca8b6" style:font-name-asian="Times New Roman" style:font-size-asian="12pt" style:font-name-complex="Times New Roman" style:font-size-complex="10pt" style:language-complex="ar" style:country-complex="SA"/>
    </style:style>
    <style:style style:name="T18" style:family="text">
      <style:text-properties fo:color="#000000" fo:font-size="12pt" style:font-size-asian="12pt" style:font-size-complex="12pt"/>
    </style:style>
    <style:style style:name="T19" style:family="text">
      <style:text-properties fo:color="#000000" fo:font-size="12pt" officeooo:rsid="002367a8" style:font-size-asian="12pt" style:font-size-complex="12pt"/>
    </style:style>
    <style:style style:name="T20" style:family="text">
      <style:text-properties fo:color="#000000" fo:language="en" fo:country="US" style:language-complex="ar" style:country-complex="SA"/>
    </style:style>
    <style:style style:name="T21" style:family="text">
      <style:text-properties fo:color="#000000" fo:language="en" fo:country="US" style:text-underline-style="none" style:language-complex="ar" style:country-complex="SA"/>
    </style:style>
    <style:style style:name="T22" style:family="text">
      <style:text-properties fo:color="#000000" fo:language="en" fo:country="US" style:text-underline-style="none" officeooo:rsid="001ca8b6" style:language-complex="ar" style:country-complex="SA"/>
    </style:style>
    <style:style style:name="T23" style:family="text">
      <style:text-properties fo:color="#000000" fo:language="en" fo:country="US" style:text-underline-style="none" officeooo:rsid="002008a8" style:language-complex="ar" style:country-complex="SA"/>
    </style:style>
    <style:style style:name="T24" style:family="text">
      <style:text-properties fo:color="#000000" fo:language="en" fo:country="US" style:text-underline-style="none" officeooo:rsid="001dfdd8" style:language-complex="ar" style:country-complex="SA"/>
    </style:style>
    <style:style style:name="T25" style:family="text">
      <style:text-properties fo:color="#000000" officeooo:rsid="0020959c"/>
    </style:style>
    <style:style style:name="T26" style:family="text">
      <style:text-properties fo:font-size="11pt" style:font-size-asian="11pt"/>
    </style:style>
    <style:style style:name="T27" style:family="text">
      <style:text-properties fo:font-size="11pt" officeooo:rsid="0021a010" style:font-size-asian="11pt"/>
    </style:style>
    <style:style style:name="T28" style:family="text">
      <style:text-properties fo:font-size="11pt" style:font-size-asian="11pt" style:font-size-complex="11pt"/>
    </style:style>
    <style:style style:name="T29" style:family="text">
      <style:text-properties fo:font-size="11pt" officeooo:rsid="003ea68f" style:font-size-asian="11pt" style:font-size-complex="11pt"/>
    </style:style>
    <style:style style:name="T30" style:family="text">
      <style:text-properties fo:font-size="11pt" officeooo:rsid="00301fbc" style:font-size-asian="11pt" style:font-size-complex="11pt"/>
    </style:style>
    <style:style style:name="T31" style:family="text">
      <style:text-properties fo:font-size="11pt" style:font-name-asian="MS Mincho" style:font-size-asian="11pt"/>
    </style:style>
    <style:style style:name="T32" style:family="text">
      <style:text-properties officeooo:rsid="000722e7"/>
    </style:style>
    <style:style style:name="T33" style:family="text">
      <style:text-properties style:font-name-asian="MS Mincho"/>
    </style:style>
    <style:style style:name="T34" style:family="text">
      <style:text-properties officeooo:rsid="000ab21b" style:font-name-asian="MS Mincho"/>
    </style:style>
    <style:style style:name="T35" style:family="text">
      <style:text-properties officeooo:rsid="0034b7a2" style:font-name-asian="MS Mincho"/>
    </style:style>
    <style:style style:name="T36" style:family="text">
      <style:text-properties officeooo:rsid="000ea918" style:font-name-asian="MS Mincho"/>
    </style:style>
    <style:style style:name="T37" style:family="text">
      <style:text-properties officeooo:rsid="00296cdc" style:font-name-asian="MS Mincho"/>
    </style:style>
    <style:style style:name="T38" style:family="text">
      <style:text-properties officeooo:rsid="003645dd" style:font-name-asian="MS Mincho"/>
    </style:style>
    <style:style style:name="T39" style:family="text">
      <style:text-properties officeooo:rsid="0041360e" style:font-name-asian="MS Mincho"/>
    </style:style>
    <style:style style:name="T40" style:family="text">
      <style:text-properties fo:font-variant="small-caps"/>
    </style:style>
    <style:style style:name="T41" style:family="text">
      <style:text-properties fo:font-variant="small-caps" style:font-name="Times New Roman"/>
    </style:style>
    <style:style style:name="T42" style:family="text">
      <style:text-properties fo:font-variant="small-caps" style:font-name="Times New Roman" fo:font-size="12pt" style:font-name-asian="MS Mincho" style:font-size-asian="12pt"/>
    </style:style>
    <style:style style:name="T43" style:family="text">
      <style:text-properties fo:font-variant="small-caps" style:font-name="Times New Roman" fo:font-size="12pt" style:font-name-asian="MS Mincho" style:font-size-asian="12pt" style:font-size-complex="12pt"/>
    </style:style>
    <style:style style:name="T44" style:family="text">
      <style:text-properties fo:font-variant="small-caps" style:font-name="Times New Roman" fo:font-size="12pt" officeooo:rsid="000ab21b" style:font-name-asian="MS Mincho" style:font-size-asian="12pt" style:font-size-complex="12pt"/>
    </style:style>
    <style:style style:name="T45" style:family="text">
      <style:text-properties fo:font-variant="small-caps" style:font-name="Times New Roman" fo:font-size="12pt" style:font-size-asian="12pt" style:font-size-complex="12pt"/>
    </style:style>
    <style:style style:name="T46" style:family="text">
      <style:text-properties fo:font-variant="small-caps" style:font-name="Times New Roman" fo:font-size="12pt" fo:font-style="normal" style:font-name-asian="MS Mincho" style:font-size-asian="12pt" style:font-style-asian="normal" style:font-size-complex="12pt" style:font-style-complex="normal"/>
    </style:style>
    <style:style style:name="T47" style:family="text">
      <style:text-properties fo:font-variant="small-caps" style:font-name="Times New Roman" fo:font-size="11pt" style:font-name-asian="MS Mincho" style:font-size-asian="11pt" style:font-size-complex="11pt"/>
    </style:style>
    <style:style style:name="T48" style:family="text">
      <style:text-properties fo:font-variant="small-caps" style:font-name="Times New Roman" fo:font-size="10pt" style:font-name-asian="MS Mincho" style:font-size-asian="10pt" style:font-size-complex="10pt"/>
    </style:style>
    <style:style style:name="T49" style:family="text">
      <style:text-properties fo:font-variant="small-caps" style:font-name="Times New Roman" style:font-size-complex="12pt"/>
    </style:style>
    <style:style style:name="T50" style:family="text">
      <style:text-properties fo:font-variant="small-caps" style:font-name-asian="MS Mincho"/>
    </style:style>
    <style:style style:name="T51" style:family="text">
      <style:text-properties fo:font-variant="small-caps" officeooo:rsid="0044a2f2" style:font-name-asian="MS Mincho"/>
    </style:style>
    <style:style style:name="T52" style:family="text">
      <style:text-properties fo:font-variant="small-caps" fo:font-size="18pt" fo:font-weight="bold" style:font-size-asian="18pt" style:font-weight-asian="bold"/>
    </style:style>
    <style:style style:name="T53" style:family="text">
      <style:text-properties fo:font-variant="small-caps" fo:color="#000000"/>
    </style:style>
    <style:style style:name="T54" style:family="text">
      <style:text-properties fo:font-variant="small-caps" fo:color="#000000" fo:font-size="12pt" fo:language="en" fo:country="US" style:font-name-asian="Times New Roman" style:font-size-asian="12pt" style:font-name-complex="Times New Roman" style:font-size-complex="10pt" style:language-complex="ar" style:country-complex="SA"/>
    </style:style>
    <style:style style:name="T55" style:family="text">
      <style:text-properties fo:font-variant="small-caps" fo:color="#000000" fo:language="en" fo:country="US" style:language-complex="ar" style:country-complex="SA"/>
    </style:style>
    <style:style style:name="T56" style:family="text">
      <style:text-properties fo:font-variant="small-caps" fo:font-style="normal" style:font-style-asian="normal" style:font-style-complex="normal"/>
    </style:style>
    <style:style style:name="T57" style:family="text">
      <style:text-properties fo:font-variant="small-caps" style:use-window-font-color="true" fo:font-size="12pt" fo:language="fr" fo:country="FR" style:font-name-asian="Times New Roman" style:font-size-asian="12pt" style:font-name-complex="Times New Roman" style:font-size-complex="10pt"/>
    </style:style>
    <style:style style:name="T58" style:family="text">
      <style:text-properties fo:font-variant="small-caps" style:use-window-font-color="true" fo:font-size="12pt" style:font-name-asian="Times New Roman" style:font-size-asian="12pt" style:font-name-complex="Times New Roman" style:font-size-complex="10pt"/>
    </style:style>
    <style:style style:name="T59" style:family="text">
      <style:text-properties fo:font-variant="small-caps" fo:font-size="12pt" style:font-size-asian="12pt" style:font-size-complex="12pt"/>
    </style:style>
    <style:style style:name="T60" style:family="text">
      <style:text-properties fo:font-variant="small-caps" fo:font-size="12pt" style:font-name-asian="Times New Roman" style:font-size-asian="12pt" style:font-name-complex="Times New Roman" style:font-size-complex="10pt"/>
    </style:style>
    <style:style style:name="T61" style:family="text">
      <style:text-properties fo:font-variant="small-caps" fo:font-weight="bold" style:font-weight-asian="bold" style:font-weight-complex="bold"/>
    </style:style>
    <style:style style:name="T62" style:family="text">
      <style:text-properties fo:font-variant="small-caps" fo:language="en" fo:country="US" style:language-complex="ar" style:country-complex="SA"/>
    </style:style>
    <style:style style:name="T63" style:family="text">
      <style:text-properties fo:font-variant="small-caps" fo:font-size="8pt" style:font-size-asian="8pt" style:font-size-complex="8pt"/>
    </style:style>
    <style:style style:name="T64" style:family="text">
      <style:text-properties fo:font-variant="small-caps" officeooo:rsid="0021a010"/>
    </style:style>
    <style:style style:name="T65" style:family="text">
      <style:text-properties fo:font-variant="small-caps" officeooo:rsid="00264e2c"/>
    </style:style>
    <style:style style:name="T66" style:family="text">
      <style:text-properties fo:font-variant="small-caps" officeooo:rsid="00280184"/>
    </style:style>
    <style:style style:name="T67" style:family="text">
      <style:text-properties style:font-name="Symbol"/>
    </style:style>
    <style:style style:name="T68" style:family="text">
      <style:text-properties style:font-name="Symbol" fo:font-style="normal" style:font-style-asian="normal" style:font-style-complex="normal"/>
    </style:style>
    <style:style style:name="T69" style:family="text">
      <style:text-properties style:font-name="Symbol" fo:font-style="normal" officeooo:rsid="000c8350" style:font-style-asian="normal" style:font-style-complex="normal"/>
    </style:style>
    <style:style style:name="T70" style:family="text">
      <style:text-properties style:font-name="Symbol" fo:font-style="normal" officeooo:rsid="001332e5" style:font-style-asian="normal" style:font-style-complex="normal"/>
    </style:style>
    <style:style style:name="T71" style:family="text">
      <style:text-properties style:font-name="Symbol" fo:font-style="normal" style:font-name-asian="MS Mincho" style:font-style-asian="normal" style:font-style-complex="normal"/>
    </style:style>
    <style:style style:name="T72" style:family="text">
      <style:text-properties style:font-name="Symbol" fo:font-style="normal" officeooo:rsid="000ea918" style:font-name-asian="MS Mincho" style:font-style-asian="normal" style:font-style-complex="normal"/>
    </style:style>
    <style:style style:name="T73" style:family="text">
      <style:text-properties style:font-name="Symbol" fo:font-style="normal" officeooo:rsid="0041360e" style:font-name-asian="MS Mincho" style:font-style-asian="normal" style:font-style-complex="normal"/>
    </style:style>
    <style:style style:name="T74" style:family="text">
      <style:text-properties style:font-name="Symbol" fo:font-style="normal" officeooo:rsid="0042ddc2" style:font-name-asian="MS Mincho" style:font-style-asian="normal" style:font-style-complex="normal"/>
    </style:style>
    <style:style style:name="T75" style:family="text">
      <style:text-properties style:font-name="Symbol" fo:font-style="normal" officeooo:rsid="003645dd" style:font-name-asian="MS Mincho" style:font-style-asian="normal" style:font-style-complex="normal"/>
    </style:style>
    <style:style style:name="T76" style:family="text">
      <style:text-properties style:font-name="Symbol" fo:font-style="normal" officeooo:rsid="0041c31d" style:font-name-asian="MS Mincho" style:font-style-asian="normal" style:font-name-complex="Standard Symbols L" style:font-style-complex="normal"/>
    </style:style>
    <style:style style:name="T77" style:family="text">
      <style:text-properties style:font-name="Symbol" fo:font-style="normal" fo:font-weight="normal" style:font-style-asian="normal" style:font-weight-asian="normal" style:font-style-complex="normal" style:font-weight-complex="normal"/>
    </style:style>
    <style:style style:name="T78" style:family="text">
      <style:text-properties style:font-name="Symbol" fo:font-style="normal" fo:font-weight="normal" style:font-name-asian="Standard Symbols L" style:font-style-asian="normal" style:font-weight-asian="normal" style:font-name-complex="Standard Symbols L" style:font-style-complex="normal" style:font-weight-complex="normal"/>
    </style:style>
    <style:style style:name="T79" style:family="text">
      <style:text-properties style:font-name="Symbol" fo:font-style="italic" style:font-name-asian="MS Mincho" style:font-style-asian="italic"/>
    </style:style>
    <style:style style:name="T80" style:family="text">
      <style:text-properties style:font-name="Symbol" fo:font-style="italic" style:font-name-asian="MS Mincho" style:font-style-asian="italic" style:font-style-complex="normal"/>
    </style:style>
    <style:style style:name="T81" style:family="text">
      <style:text-properties style:font-name="Symbol" fo:font-style="italic" officeooo:rsid="000ea918" style:font-name-asian="MS Mincho" style:font-style-asian="italic" style:font-style-complex="normal"/>
    </style:style>
    <style:style style:name="T82" style:family="text">
      <style:text-properties style:font-name="Symbol" fo:font-style="italic" officeooo:rsid="0041c31d" style:font-name-asian="MS Mincho" style:font-style-asian="italic" style:font-style-complex="italic"/>
    </style:style>
    <style:style style:name="T83" style:family="text">
      <style:text-properties style:font-name="Symbol" fo:font-style="italic" officeooo:rsid="0041360e" style:font-name-asian="MS Mincho" style:font-style-asian="italic" style:font-style-complex="italic"/>
    </style:style>
    <style:style style:name="T84" style:family="text">
      <style:text-properties style:font-name="Symbol" fo:font-style="italic" style:font-style-asian="italic"/>
    </style:style>
    <style:style style:name="T85" style:family="text">
      <style:text-properties style:font-name="Symbol" fo:font-style="italic" style:font-style-asian="italic" style:font-style-complex="normal"/>
    </style:style>
    <style:style style:name="T86" style:family="text">
      <style:text-properties style:font-name="Symbol" fo:font-style="italic" officeooo:rsid="001332e5" style:font-style-asian="italic" style:font-style-complex="italic"/>
    </style:style>
    <style:style style:name="T87" style:family="text">
      <style:text-properties style:font-name="Symbol" fo:font-style="italic" officeooo:rsid="00102db6" style:font-style-asian="italic"/>
    </style:style>
    <style:style style:name="T88" style:family="text">
      <style:text-properties style:font-name="Symbol" fo:font-size="12pt" style:font-size-asian="12pt" style:font-size-complex="12pt"/>
    </style:style>
    <style:style style:name="T89" style:family="text">
      <style:text-properties style:font-name="Symbol" fo:font-size="12pt" fo:font-style="normal" style:font-name-asian="MS Mincho" style:font-size-asian="12pt" style:font-style-asian="normal" style:font-style-complex="normal"/>
    </style:style>
    <style:style style:name="T90" style:family="text">
      <style:text-properties style:font-name="Symbol" fo:font-size="12pt" fo:font-style="normal" style:font-size-asian="12pt" style:font-style-asian="normal" style:font-size-complex="12pt" style:font-style-complex="normal"/>
    </style:style>
    <style:style style:name="T91" style:family="text">
      <style:text-properties style:font-name="Courier New1"/>
    </style:style>
    <style:style style:name="T92" style:family="text">
      <style:text-properties style:font-name="Courier New1" fo:font-size="11pt" style:font-size-asian="11pt"/>
    </style:style>
    <style:style style:name="T93" style:family="text">
      <style:text-properties style:font-name="Courier New1" fo:font-size="11pt" style:font-size-asian="11pt" style:font-size-complex="11pt"/>
    </style:style>
    <style:style style:name="T94" style:family="text">
      <style:text-properties style:font-name="Courier New1" fo:font-size="11pt" officeooo:rsid="000c8350" style:font-size-asian="11pt" style:font-size-complex="11pt"/>
    </style:style>
    <style:style style:name="T95" style:family="text">
      <style:text-properties style:font-name="Courier New1" fo:font-size="11pt" officeooo:rsid="00417fe2" style:font-size-asian="11pt" style:font-size-complex="11pt"/>
    </style:style>
    <style:style style:name="T96" style:family="text">
      <style:text-properties style:font-name="Courier New1" fo:font-size="11pt" officeooo:rsid="0043c7c4" style:font-size-asian="11pt" style:font-size-complex="11pt"/>
    </style:style>
    <style:style style:name="T97" style:family="text">
      <style:text-properties style:font-name="Courier New1" fo:font-size="11pt" officeooo:rsid="00414594" style:font-size-asian="11pt"/>
    </style:style>
    <style:style style:name="T98" style:family="text">
      <style:text-properties style:font-name="Courier New1" fo:font-size="11pt" officeooo:rsid="00414594" style:font-size-asian="11pt" style:font-size-complex="12pt"/>
    </style:style>
    <style:style style:name="T99" style:family="text">
      <style:text-properties style:font-name="Courier New1" fo:font-size="11pt" officeooo:rsid="0044a2f2" style:font-size-asian="11pt" style:font-size-complex="12pt"/>
    </style:style>
    <style:style style:name="T100" style:family="text">
      <style:text-properties style:font-name="Courier New1" fo:font-size="11pt" officeooo:rsid="0044a2f2" style:font-size-asian="11pt"/>
    </style:style>
    <style:style style:name="T101" style:family="text">
      <style:text-properties style:font-name="Courier New1" fo:font-size="11pt" officeooo:rsid="0045d975" style:font-size-asian="11pt"/>
    </style:style>
    <style:style style:name="T102" style:family="text">
      <style:text-properties style:font-name="Courier New1" fo:font-size="11pt" style:font-name-asian="MS Mincho" style:font-size-asian="11pt"/>
    </style:style>
    <style:style style:name="T103" style:family="text">
      <style:text-properties style:font-name="Courier New1" fo:font-size="11pt" style:font-name-asian="MS Mincho" style:font-size-asian="11pt" style:font-size-complex="11pt"/>
    </style:style>
    <style:style style:name="T104" style:family="text">
      <style:text-properties style:font-name="Courier New1" fo:font-size="11pt" officeooo:rsid="000d44c8" style:font-name-asian="MS Mincho" style:font-size-asian="11pt" style:font-size-complex="11pt"/>
    </style:style>
    <style:style style:name="T105" style:family="text">
      <style:text-properties style:font-name="Courier New1" fo:font-size="11pt" officeooo:rsid="001942d5" style:font-name-asian="MS Mincho" style:font-size-asian="11pt" style:font-size-complex="11pt"/>
    </style:style>
    <style:style style:name="T106" style:family="text">
      <style:text-properties style:font-name="Courier New1" fo:font-size="11pt" officeooo:rsid="0018bba7" style:font-name-asian="MS Mincho" style:font-size-asian="11pt" style:font-size-complex="11pt"/>
    </style:style>
    <style:style style:name="T107" style:family="text">
      <style:text-properties style:font-name="Courier New1" fo:font-size="11pt" officeooo:rsid="0029feec" style:font-name-asian="MS Mincho" style:font-size-asian="11pt" style:font-size-complex="11pt"/>
    </style:style>
    <style:style style:name="T108" style:family="text">
      <style:text-properties style:font-name="Courier New1" fo:font-size="11pt" officeooo:rsid="002a5215" style:font-name-asian="MS Mincho" style:font-size-asian="11pt" style:font-size-complex="11pt"/>
    </style:style>
    <style:style style:name="T109" style:family="text">
      <style:text-properties style:font-name="Courier New1" fo:font-size="11pt" officeooo:rsid="0030d029" style:font-name-asian="MS Mincho" style:font-size-asian="11pt" style:font-size-complex="11pt"/>
    </style:style>
    <style:style style:name="T110" style:family="text">
      <style:text-properties style:font-name="Courier New1" fo:font-size="11pt" officeooo:rsid="003645dd" style:font-name-asian="MS Mincho" style:font-size-asian="11pt" style:font-size-complex="11pt"/>
    </style:style>
    <style:style style:name="T111" style:family="text">
      <style:text-properties style:font-name="Courier New1" fo:font-size="11pt" fo:font-style="normal" style:font-name-asian="MS Mincho" style:font-size-asian="11pt" style:font-style-asian="normal" style:font-size-complex="11pt" style:font-style-complex="normal"/>
    </style:style>
    <style:style style:name="T112" style:family="text">
      <style:text-properties style:font-name="Courier New1" fo:font-size="11pt" fo:font-style="normal" style:font-size-asian="11pt" style:font-style-asian="normal" style:font-size-complex="11pt" style:font-style-complex="normal"/>
    </style:style>
    <style:style style:name="T113" style:family="text">
      <style:text-properties style:font-name="Courier New1" fo:font-size="11pt" fo:font-style="normal" officeooo:rsid="001332e5" style:font-size-asian="11pt" style:font-style-asian="normal" style:font-size-complex="11pt" style:font-style-complex="normal"/>
    </style:style>
    <style:style style:name="T114" style:family="text">
      <style:text-properties style:font-name="Courier New1" fo:font-size="11pt" fo:font-style="normal" officeooo:rsid="0016f284" style:font-size-asian="11pt" style:font-style-asian="normal" style:font-size-complex="11pt" style:font-style-complex="normal"/>
    </style:style>
    <style:style style:name="T115" style:family="text">
      <style:text-properties style:font-name="Courier New1" fo:font-size="11pt" fo:font-style="normal" officeooo:rsid="001528a7" style:font-size-asian="11pt" style:font-style-asian="normal" style:font-size-complex="11pt" style:font-style-complex="normal"/>
    </style:style>
    <style:style style:name="T116" style:family="text">
      <style:text-properties style:font-name="Courier New1" fo:font-size="11pt" fo:font-style="normal" officeooo:rsid="001528a7" style:font-name-asian="OpenSymbol1" style:font-size-asian="11pt" style:font-style-asian="normal" style:font-name-complex="OpenSymbol1" style:font-size-complex="11pt" style:font-style-complex="normal"/>
    </style:style>
    <style:style style:name="T117" style:family="text">
      <style:text-properties style:font-name="Courier New1" fo:font-size="11pt" fo:font-style="normal" officeooo:rsid="0016f284" style:font-name-asian="OpenSymbol1" style:font-size-asian="11pt" style:font-style-asian="normal" style:font-name-complex="OpenSymbol1" style:font-size-complex="11pt" style:font-style-complex="normal"/>
    </style:style>
    <style:style style:name="T118" style:family="text">
      <style:text-properties style:font-name="Courier New1" fo:font-size="10.5pt" style:font-size-asian="10.5pt" style:font-size-complex="10.5pt"/>
    </style:style>
    <style:style style:name="T119" style:family="text">
      <style:text-properties style:font-name="Courier New1" style:font-size-complex="10.5pt"/>
    </style:style>
    <style:style style:name="T120" style:family="text">
      <style:text-properties style:font-name="Courier New1" style:font-name-asian="MS Mincho"/>
    </style:style>
    <style:style style:name="T121" style:family="text">
      <style:text-properties style:font-name="Courier New1" officeooo:rsid="003645dd" style:font-name-asian="MS Mincho"/>
    </style:style>
    <style:style style:name="T122" style:family="text">
      <style:text-properties style:font-name="Courier New1" fo:font-style="normal" style:font-style-asian="normal" style:font-size-complex="11pt" style:font-style-complex="normal"/>
    </style:style>
    <style:style style:name="T123" style:family="text">
      <style:text-properties style:font-name="Courier New1" style:font-size-complex="11pt"/>
    </style:style>
    <style:style style:name="T124" style:family="text">
      <style:text-properties style:font-name="Courier New1" fo:font-size="12pt" style:font-size-asian="12pt" style:font-size-complex="12pt"/>
    </style:style>
    <style:style style:name="T125" style:family="text">
      <style:text-properties style:font-name="Courier New1" fo:font-size="10pt" style:font-size-asian="10pt" style:font-size-complex="10pt"/>
    </style:style>
    <style:style style:name="T126" style:family="text">
      <style:text-properties style:font-name="Courier New1" fo:font-size="9pt" style:font-size-asian="9pt" style:font-size-complex="9pt"/>
    </style:style>
    <style:style style:name="T127" style:family="text">
      <style:text-properties style:font-name="Courier New1" officeooo:rsid="000d44c8"/>
    </style:style>
    <style:style style:name="T128" style:family="text">
      <style:text-properties style:font-name="Times New Roman"/>
    </style:style>
    <style:style style:name="T129" style:family="text">
      <style:text-properties style:font-name="Times New Roman" style:font-name-asian="MS Mincho"/>
    </style:style>
    <style:style style:name="T130" style:family="text">
      <style:text-properties style:font-name="Times New Roman" officeooo:rsid="000d44c8" style:font-name-asian="MS Mincho"/>
    </style:style>
    <style:style style:name="T131" style:family="text">
      <style:text-properties style:font-name="Times New Roman" officeooo:rsid="0030d029" style:font-name-asian="MS Mincho"/>
    </style:style>
    <style:style style:name="T132" style:family="text">
      <style:text-properties style:font-name="Times New Roman" fo:font-size="12pt" style:font-name-asian="MS Mincho" style:font-size-asian="12pt"/>
    </style:style>
    <style:style style:name="T133" style:family="text">
      <style:text-properties style:font-name="Times New Roman" fo:font-size="12pt" style:font-name-asian="MS Mincho" style:font-size-asian="12pt" style:font-size-complex="12pt"/>
    </style:style>
    <style:style style:name="T134" style:family="text">
      <style:text-properties style:font-name="Times New Roman" fo:font-size="12pt" officeooo:rsid="002d846b" style:font-name-asian="MS Mincho" style:font-size-asian="12pt" style:font-size-complex="12pt"/>
    </style:style>
    <style:style style:name="T135" style:family="text">
      <style:text-properties style:font-name="Times New Roman" fo:font-size="12pt" officeooo:rsid="002a5215" style:font-name-asian="MS Mincho" style:font-size-asian="12pt" style:font-size-complex="12pt"/>
    </style:style>
    <style:style style:name="T136" style:family="text">
      <style:text-properties style:font-name="Times New Roman" fo:font-size="12pt" officeooo:rsid="003ea68f" style:font-name-asian="MS Mincho" style:font-size-asian="12pt" style:font-size-complex="12pt"/>
    </style:style>
    <style:style style:name="T137" style:family="text">
      <style:text-properties style:font-name="Times New Roman" fo:font-size="12pt" officeooo:rsid="00301fbc" style:font-name-asian="MS Mincho" style:font-size-asian="12pt" style:font-size-complex="12pt"/>
    </style:style>
    <style:style style:name="T138" style:family="text">
      <style:text-properties style:font-name="Times New Roman" fo:font-size="12pt" style:font-size-asian="12pt" style:font-size-complex="12pt"/>
    </style:style>
    <style:style style:name="T139" style:family="text">
      <style:text-properties style:font-name="Times New Roman" fo:font-size="12pt" officeooo:rsid="00414594" style:font-size-asian="12pt" style:font-size-complex="12pt"/>
    </style:style>
    <style:style style:name="T140" style:family="text">
      <style:text-properties style:font-name="Times New Roman" fo:font-size="12pt" officeooo:rsid="00417fe2" style:font-size-asian="12pt" style:font-size-complex="12pt"/>
    </style:style>
    <style:style style:name="T141" style:family="text">
      <style:text-properties style:font-name="Times New Roman" fo:font-size="12pt" officeooo:rsid="004312a8" style:font-size-asian="12pt" style:font-size-complex="12pt"/>
    </style:style>
    <style:style style:name="T142" style:family="text">
      <style:text-properties style:font-name="Times New Roman" fo:font-size="12pt" officeooo:rsid="0045d975" style:font-size-asian="12pt" style:font-size-complex="12pt"/>
    </style:style>
    <style:style style:name="T143" style:family="text">
      <style:text-properties style:font-name="Times New Roman" fo:font-size="12pt" fo:font-style="italic" style:font-name-asian="MS Mincho" style:font-size-asian="12pt" style:font-style-asian="italic"/>
    </style:style>
    <style:style style:name="T144" style:family="text">
      <style:text-properties style:font-name="Times New Roman" fo:font-size="12pt" fo:font-style="italic" style:font-name-asian="MS Mincho" style:font-size-asian="12pt" style:font-style-asian="italic" style:font-size-complex="12pt" style:font-style-complex="italic"/>
    </style:style>
    <style:style style:name="T145" style:family="text">
      <style:text-properties style:font-name="Times New Roman" fo:font-size="12pt" fo:font-style="italic" style:font-name-asian="MS Mincho" style:font-size-asian="12pt" style:font-style-asian="italic" style:font-style-complex="italic"/>
    </style:style>
    <style:style style:name="T146" style:family="text">
      <style:text-properties style:font-name="Times New Roman" fo:font-size="12pt" fo:font-style="italic" style:font-size-asian="12pt" style:font-style-asian="italic" style:font-size-complex="12pt"/>
    </style:style>
    <style:style style:name="T147" style:family="text">
      <style:text-properties style:font-name="Times New Roman" fo:font-size="12pt" fo:font-style="italic" style:font-size-asian="12pt" style:font-style-asian="italic" style:font-size-complex="12pt" style:font-style-complex="italic"/>
    </style:style>
    <style:style style:name="T148" style:family="text">
      <style:text-properties style:font-name="Times New Roman" fo:font-size="12pt" fo:font-style="italic" style:font-size-asian="12pt" style:font-style-asian="italic" style:font-size-complex="12pt" style:font-style-complex="normal"/>
    </style:style>
    <style:style style:name="T149" style:family="text">
      <style:text-properties style:font-name="Times New Roman" fo:font-size="12pt" fo:font-style="normal" style:font-size-asian="12pt" style:font-style-asian="normal" style:font-size-complex="12pt" style:font-style-complex="normal"/>
    </style:style>
    <style:style style:name="T150" style:family="text">
      <style:text-properties style:font-name="Times New Roman" fo:font-size="12pt" fo:font-style="normal" style:font-name-asian="MS Mincho" style:font-size-asian="12pt" style:font-style-asian="normal" style:font-style-complex="normal"/>
    </style:style>
    <style:style style:name="T151" style:family="text">
      <style:text-properties style:font-name="Times New Roman" fo:font-size="12pt" fo:font-style="normal" style:font-name-asian="Standard Symbols L" style:font-size-asian="12pt" style:font-style-asian="normal" style:font-name-complex="Standard Symbols L" style:font-size-complex="12pt" style:font-style-complex="normal"/>
    </style:style>
    <style:style style:name="T152" style:family="text">
      <style:text-properties style:font-name="Times New Roman" fo:font-style="normal" officeooo:rsid="0043e1b3" style:font-name-asian="MS Mincho" style:font-style-asian="normal" style:font-name-complex="Standard Symbols L" style:font-style-complex="normal"/>
    </style:style>
    <style:style style:name="T153" style:family="text">
      <style:text-properties style:font-name="Times New Roman" fo:font-style="normal" officeooo:rsid="0041c31d" style:font-name-asian="MS Mincho" style:font-style-asian="normal" style:font-name-complex="Standard Symbols L" style:font-style-complex="normal"/>
    </style:style>
    <style:style style:name="T154" style:family="text">
      <style:text-properties style:font-name="Times New Roman" fo:font-style="normal" officeooo:rsid="004428c2" style:font-name-asian="MS Mincho" style:font-style-asian="normal" style:font-name-complex="Standard Symbols L" style:font-style-complex="normal"/>
    </style:style>
    <style:style style:name="T155" style:family="text">
      <style:text-properties style:font-name="Times New Roman" fo:font-style="normal" officeooo:rsid="0042ddc2" style:font-name-asian="MS Mincho" style:font-style-asian="normal" style:font-name-complex="Standard Symbols L" style:font-style-complex="normal"/>
    </style:style>
    <style:style style:name="T156" style:family="text">
      <style:text-properties style:font-name="Times New Roman" fo:font-style="normal" officeooo:rsid="003645dd" style:font-name-asian="MS Mincho" style:font-style-asian="normal" style:font-name-complex="Standard Symbols L" style:font-style-complex="normal"/>
    </style:style>
    <style:style style:name="T157" style:family="text">
      <style:text-properties style:font-name="Times New Roman" fo:font-style="normal" officeooo:rsid="00383231" style:font-name-asian="MS Mincho" style:font-style-asian="normal" style:font-name-complex="Standard Symbols L" style:font-style-complex="normal"/>
    </style:style>
    <style:style style:name="T158" style:family="text">
      <style:text-properties style:font-name="Times New Roman" fo:font-style="normal" officeooo:rsid="003b82eb" style:font-name-asian="MS Mincho" style:font-style-asian="normal" style:font-name-complex="Standard Symbols L" style:font-style-complex="normal"/>
    </style:style>
    <style:style style:name="T159" style:family="text">
      <style:text-properties style:font-name="Times New Roman" fo:font-style="normal" officeooo:rsid="003bd4be" style:font-name-asian="MS Mincho" style:font-style-asian="normal" style:font-name-complex="Standard Symbols L" style:font-style-complex="normal"/>
    </style:style>
    <style:style style:name="T160" style:family="text">
      <style:text-properties style:font-name="Times New Roman" fo:font-style="normal" officeooo:rsid="003f7eca" style:font-name-asian="MS Mincho" style:font-style-asian="normal" style:font-name-complex="Standard Symbols L" style:font-style-complex="normal"/>
    </style:style>
    <style:style style:name="T161" style:family="text">
      <style:text-properties style:font-name="Times New Roman" fo:font-style="normal" officeooo:rsid="0041c31d" style:font-name-asian="MS Mincho" style:font-style-asian="normal" style:font-style-complex="normal"/>
    </style:style>
    <style:style style:name="T162" style:family="text">
      <style:text-properties style:font-name="Times New Roman" fo:font-style="normal" style:font-style-asian="normal" style:font-style-complex="normal"/>
    </style:style>
    <style:style style:name="T163" style:family="text">
      <style:text-properties style:font-name="Times New Roman" fo:font-style="normal" style:font-style-asian="normal" style:font-style-complex="italic"/>
    </style:style>
    <style:style style:name="T164" style:family="text">
      <style:text-properties style:font-name="Times New Roman" fo:font-style="normal" style:font-name-asian="Standard Symbols L" style:font-style-asian="normal" style:font-name-complex="Standard Symbols L" style:font-style-complex="normal"/>
    </style:style>
    <style:style style:name="T165" style:family="text">
      <style:text-properties style:font-name="Times New Roman" fo:font-style="normal" fo:font-weight="normal" style:font-style-asian="normal" style:font-weight-asian="normal" style:font-style-complex="normal" style:font-weight-complex="normal"/>
    </style:style>
    <style:style style:name="T166" style:family="text">
      <style:text-properties style:font-name="Times New Roman" fo:font-style="italic" style:font-style-asian="italic"/>
    </style:style>
    <style:style style:name="T167" style:family="text">
      <style:text-properties style:font-name="Times New Roman" fo:font-style="italic" style:font-style-asian="italic" style:font-style-complex="italic"/>
    </style:style>
    <style:style style:name="T168" style:family="text">
      <style:text-properties style:font-name="Times New Roman" fo:font-style="italic" style:font-style-asian="italic" style:font-style-complex="normal"/>
    </style:style>
    <style:style style:name="T169" style:family="text">
      <style:text-properties style:font-name="Times New Roman" fo:font-style="italic" officeooo:rsid="000ea918" style:font-style-asian="italic" style:font-style-complex="normal"/>
    </style:style>
    <style:style style:name="T170" style:family="text">
      <style:text-properties style:font-name="Times New Roman" fo:font-style="italic" fo:font-weight="bold" style:font-style-asian="italic" style:font-weight-asian="bold" style:font-style-complex="italic" style:font-weight-complex="bold"/>
    </style:style>
    <style:style style:name="T171" style:family="text">
      <style:text-properties style:font-name="Times New Roman" fo:font-style="italic" fo:font-weight="normal" style:font-style-asian="italic" style:font-weight-asian="normal" style:font-style-complex="italic" style:font-weight-complex="normal"/>
    </style:style>
    <style:style style:name="T172" style:family="text">
      <style:text-properties style:font-name="Times New Roman" fo:font-style="italic" style:font-name-asian="Times New Roman" style:font-style-asian="italic" style:font-name-complex="Times New Roman" style:font-style-complex="italic"/>
    </style:style>
    <style:style style:name="T173" style:family="text">
      <style:text-properties style:font-name="Times New Roman" fo:font-style="italic" style:font-name-asian="Standard Symbols L" style:font-style-asian="italic" style:font-name-complex="Standard Symbols L" style:font-style-complex="italic"/>
    </style:style>
    <style:style style:name="T174" style:family="text">
      <style:text-properties style:font-name="Times New Roman" fo:font-style="italic" officeooo:rsid="000ea918" style:font-name-asian="MS Mincho" style:font-style-asian="italic" style:font-style-complex="normal"/>
    </style:style>
    <style:style style:name="T175" style:family="text">
      <style:text-properties style:font-name="Times New Roman" fo:font-style="italic" officeooo:rsid="0042ddc2" style:font-name-asian="MS Mincho" style:font-style-asian="italic" style:font-style-complex="normal"/>
    </style:style>
    <style:style style:name="T176" style:family="text">
      <style:text-properties style:font-name="Times New Roman" fo:font-style="italic" officeooo:rsid="0041360e" style:font-name-asian="MS Mincho" style:font-style-asian="italic" style:font-style-complex="normal"/>
    </style:style>
    <style:style style:name="T177" style:family="text">
      <style:text-properties style:font-name="Times New Roman" fo:font-style="italic" officeooo:rsid="0041c31d" style:font-name-asian="MS Mincho" style:font-style-asian="italic" style:font-style-complex="italic"/>
    </style:style>
    <style:style style:name="T178" style:family="text">
      <style:text-properties style:font-name="Times New Roman" fo:font-style="italic" officeooo:rsid="0041c31d" style:font-name-asian="MS Mincho" style:font-style-asian="italic" style:font-name-complex="Standard Symbols L" style:font-style-complex="italic"/>
    </style:style>
    <style:style style:name="T179" style:family="text">
      <style:text-properties style:font-name="Times New Roman" fo:font-size="11pt" style:font-name-asian="MS Mincho" style:font-size-asian="11pt"/>
    </style:style>
    <style:style style:name="T180" style:family="text">
      <style:text-properties style:font-name="Times New Roman" fo:font-size="11pt" style:font-name-asian="MS Mincho" style:font-size-asian="11pt" style:font-size-complex="11pt"/>
    </style:style>
    <style:style style:name="T181" style:family="text">
      <style:text-properties style:font-name="Times New Roman" fo:font-size="11pt" officeooo:rsid="002a5215" style:font-name-asian="MS Mincho" style:font-size-asian="11pt" style:font-size-complex="11pt"/>
    </style:style>
    <style:style style:name="T182" style:family="text">
      <style:text-properties style:font-name="Times New Roman" fo:font-size="11pt" officeooo:rsid="003ea68f" style:font-name-asian="MS Mincho" style:font-size-asian="11pt" style:font-size-complex="11pt"/>
    </style:style>
    <style:style style:name="T183" style:family="text">
      <style:text-properties style:font-name="Times New Roman" fo:font-size="11pt" style:font-size-asian="11pt"/>
    </style:style>
    <style:style style:name="T184" style:family="text">
      <style:text-properties style:font-name="Times New Roman" fo:font-size="11pt" style:font-size-asian="11pt" style:font-size-complex="11pt"/>
    </style:style>
    <style:style style:name="T185" style:family="text">
      <style:text-properties style:font-name="Times New Roman" fo:font-size="11pt" fo:font-style="italic" style:font-size-asian="11pt" style:font-style-asian="italic" style:font-style-complex="italic"/>
    </style:style>
    <style:style style:name="T186" style:family="text">
      <style:text-properties style:font-name="Times New Roman" fo:font-weight="normal" style:font-weight-asian="normal" style:font-weight-complex="normal"/>
    </style:style>
    <style:style style:name="T187" style:family="text">
      <style:text-properties style:font-name="Times New Roman" style:font-name-asian="Times New Roman" style:font-name-complex="Times New Roman"/>
    </style:style>
    <style:style style:name="T188" style:family="text">
      <style:text-properties style:font-name="Times New Roman" fo:font-size="10pt" fo:font-style="normal" style:font-size-asian="10pt" style:font-style-asian="normal" style:font-size-complex="10pt" style:font-style-complex="normal"/>
    </style:style>
    <style:style style:name="T189" style:family="text">
      <style:text-properties style:font-name="Times New Roman" style:font-style-complex="italic"/>
    </style:style>
    <style:style style:name="T190" style:family="text">
      <style:text-properties style:use-window-font-color="true" style:font-name="Times New Roman" fo:language="en" fo:country="US" style:font-name-asian="MS Mincho" style:font-name-complex="Times New Roman" style:language-complex="ar" style:country-complex="SA"/>
    </style:style>
    <style:style style:name="T191" style:family="text">
      <style:text-properties style:use-window-font-color="true" style:font-name="Times New Roman" fo:font-size="12pt" fo:language="fr" fo:country="FR" style:font-name-asian="Times New Roman" style:font-size-asian="12pt" style:font-name-complex="Times New Roman" style:font-size-complex="10pt" style:language-complex="ar" style:country-complex="SA"/>
    </style:style>
    <style:style style:name="T192" style:family="text">
      <style:text-properties style:use-window-font-color="true" style:font-name="Times New Roman" fo:font-size="12pt" fo:language="fr" fo:country="FR" fo:font-style="italic" style:font-name-asian="Times New Roman" style:font-size-asian="12pt" style:font-style-asian="italic" style:font-name-complex="Times New Roman" style:font-size-complex="10pt" style:language-complex="ar" style:country-complex="SA"/>
    </style:style>
    <style:style style:name="T193" style:family="text">
      <style:text-properties style:use-window-font-color="true" style:font-name="Times New Roman" fo:font-size="12pt" fo:language="fr" fo:country="FR" fo:font-style="italic" style:font-name-asian="Times New Roman" style:font-size-asian="12pt" style:font-style-asian="italic" style:font-name-complex="Times New Roman" style:font-size-complex="10pt" style:language-complex="ar" style:country-complex="SA" style:font-style-complex="italic"/>
    </style:style>
    <style:style style:name="T194" style:family="text">
      <style:text-properties style:use-window-font-color="true" style:font-name="Times New Roman" fo:font-size="12pt" fo:language="fr" fo:country="FR" fo:font-style="normal" style:font-name-asian="Times New Roman" style:font-size-asian="12pt" style:font-style-asian="normal" style:font-name-complex="Times New Roman" style:font-size-complex="10pt" style:language-complex="ar" style:country-complex="SA" style:font-style-complex="normal"/>
    </style:style>
    <style:style style:name="T195" style:family="text">
      <style:text-properties style:use-window-font-color="true" style:font-name="Times New Roman" fo:font-size="12pt" fo:language="fr" fo:country="FR" fo:font-style="normal" style:font-size-asian="12pt" style:font-style-asian="normal" style:font-name-complex="Times New Roman" style:font-size-complex="10pt" style:language-complex="ar" style:country-complex="SA" style:font-style-complex="normal"/>
    </style:style>
    <style:style style:name="T196" style:family="text">
      <style:text-properties style:use-window-font-color="true" style:font-name="Times New Roman" fo:font-size="12pt" fo:language="fr" fo:country="FR" style:font-size-asian="12pt" style:font-name-complex="Courier New" style:font-size-complex="12pt" style:language-complex="ar" style:country-complex="SA"/>
    </style:style>
    <style:style style:name="T197" style:family="text">
      <style:text-properties style:use-window-font-color="true" style:font-name="Times New Roman" fo:font-size="12pt" fo:font-style="normal" style:font-name-asian="Times New Roman" style:font-size-asian="12pt" style:font-style-asian="normal" style:font-name-complex="Times New Roman" style:font-size-complex="10pt" style:font-style-complex="normal"/>
    </style:style>
    <style:style style:name="T198" style:family="text">
      <style:text-properties style:use-window-font-color="true" style:font-name="Times New Roman" fo:font-size="12pt" fo:font-style="italic" style:font-name-asian="Times New Roman" style:font-size-asian="12pt" style:font-style-asian="italic" style:font-name-complex="Times New Roman" style:font-size-complex="10pt" style:font-style-complex="italic"/>
    </style:style>
    <style:style style:name="T199" style:family="text">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200" style:family="text">
      <style:text-properties style:use-window-font-color="true" style:font-name="Times New Roman" fo:font-size="12pt" fo:language="en" fo:country="US" style:font-name-asian="MS Mincho" style:font-size-asian="12pt" style:font-name-complex="Times New Roman" style:font-size-complex="12pt" style:language-complex="ar" style:country-complex="SA"/>
    </style:style>
    <style:style style:name="T201" style:family="text">
      <style:text-properties style:use-window-font-color="true" style:font-name="Times New Roman" fo:font-size="12pt" fo:language="en" fo:country="US" officeooo:rsid="000d44c8" style:font-name-asian="MS Mincho" style:font-size-asian="12pt" style:font-name-complex="Times New Roman" style:font-size-complex="12pt" style:language-complex="ar" style:country-complex="SA"/>
    </style:style>
    <style:style style:name="T202" style:family="text">
      <style:text-properties style:use-window-font-color="true" style:font-name="Times New Roman" fo:font-size="12pt" fo:language="en" fo:country="US" style:font-name-asian="MS Mincho" style:font-size-asian="12pt" style:font-name-complex="Times New Roman" style:font-size-complex="10pt" style:language-complex="ar" style:country-complex="SA"/>
    </style:style>
    <style:style style:name="T203" style:family="text">
      <style:text-properties style:use-window-font-color="true" style:font-name="Times New Roman" fo:font-size="12pt" fo:language="en" fo:country="US" fo:font-style="normal" officeooo:rsid="0041c31d" style:font-name-asian="MS Mincho" style:font-size-asian="12pt" style:font-style-asian="normal" style:font-name-complex="Times New Roman" style:font-size-complex="10pt" style:language-complex="ar" style:country-complex="SA" style:font-style-complex="normal"/>
    </style:style>
    <style:style style:name="T204" style:family="text">
      <style:text-properties style:use-window-font-color="true" style:font-name="Times New Roman" fo:font-size="12pt" fo:language="en" fo:country="US" style:font-size-asian="12pt" style:font-name-complex="Times New Roman" style:font-size-complex="10pt" style:language-complex="ar" style:country-complex="SA"/>
    </style:style>
    <style:style style:name="T205" style:family="text">
      <style:text-properties style:use-window-font-color="true" style:font-name="Courier New1" fo:font-size="11pt" fo:language="fr" fo:country="FR" style:font-name-asian="Times New Roman" style:font-size-asian="11pt" style:font-name-complex="Times New Roman" style:font-size-complex="10pt" style:language-complex="ar" style:country-complex="SA"/>
    </style:style>
    <style:style style:name="T206" style:family="text">
      <style:text-properties style:use-window-font-color="true" style:font-name="Courier New1" fo:font-size="11pt" fo:language="fr" fo:country="FR" style:font-size-asian="11pt" style:font-name-complex="Times New Roman" style:font-size-complex="11pt" style:language-complex="ar" style:country-complex="SA"/>
    </style:style>
    <style:style style:name="T207" style:family="text">
      <style:text-properties style:use-window-font-color="true" style:font-name="Courier New1" fo:font-size="11pt" fo:language="fr" fo:country="FR" style:font-name-asian="MS Mincho" style:font-size-asian="11pt" style:font-name-complex="Times New Roman" style:font-size-complex="11pt" style:language-complex="ar" style:country-complex="SA"/>
    </style:style>
    <style:style style:name="T208" style:family="text">
      <style:text-properties style:use-window-font-color="true" style:font-name="Courier New1" fo:font-size="11pt" fo:language="en" fo:country="US" style:font-name-asian="Times New Roman" style:font-size-asian="11pt" style:font-name-complex="Times New Roman" style:font-size-complex="11pt" style:language-complex="ar" style:country-complex="SA"/>
    </style:style>
    <style:style style:name="T209" style:family="text">
      <style:text-properties style:use-window-font-color="true" style:font-name="URW Chancery L" fo:font-size="14pt" fo:language="fr" fo:country="FR" fo:font-style="normal" fo:font-weight="normal" style:font-name-asian="MS Mincho" style:font-size-asian="14pt" style:font-style-asian="normal" style:font-weight-asian="normal" style:font-name-complex="Times New Roman" style:font-size-complex="14pt" style:language-complex="ar" style:country-complex="SA" style:font-style-complex="normal" style:font-weight-complex="normal"/>
    </style:style>
    <style:style style:name="T210" style:family="text">
      <style:text-properties style:use-window-font-color="true" style:font-name="Symbol" fo:font-size="12pt" fo:language="fr" fo:country="FR" fo:font-style="normal" style:font-name-asian="Times New Roman" style:font-size-asian="12pt" style:font-style-asian="normal" style:font-name-complex="Times New Roman" style:font-size-complex="10pt" style:language-complex="ar" style:country-complex="SA" style:font-style-complex="normal"/>
    </style:style>
    <style:style style:name="T211" style:family="text">
      <style:text-properties style:use-window-font-color="true" fo:language="fr" fo:country="FR" style:font-name-complex="Courier New" style:language-complex="ar" style:country-complex="SA"/>
    </style:style>
    <style:style style:name="T212" style:family="text">
      <style:text-properties style:use-window-font-color="true" fo:language="fr" fo:country="FR" style:font-name-complex="Times New Roman" style:language-complex="ar" style:country-complex="SA"/>
    </style:style>
    <style:style style:name="T213" style:family="text">
      <style:text-properties style:use-window-font-color="true" fo:language="fr" fo:country="FR" style:font-name-asian="Times New Roman" style:font-name-complex="Times New Roman" style:language-complex="ar" style:country-complex="SA"/>
    </style:style>
    <style:style style:name="T214" style:family="text">
      <style:text-properties style:use-window-font-color="true" style:font-name="Courier New" fo:language="fr" fo:country="FR" style:font-name-complex="Courier New" style:font-size-complex="10pt" style:language-complex="ar" style:country-complex="SA"/>
    </style:style>
    <style:style style:name="T215" style:family="text">
      <style:text-properties style:use-window-font-color="true" style:font-name="Courier New" fo:language="en" fo:country="US" style:font-name-complex="Courier New" style:font-size-complex="10pt" style:language-complex="ar" style:country-complex="SA"/>
    </style:style>
    <style:style style:name="T216" style:family="text">
      <style:text-properties style:use-window-font-color="true" style:font-name="Courier New" fo:font-size="11pt" fo:language="en" fo:country="US" style:font-name-asian="Times New Roman" style:font-size-asian="11pt" style:font-name-complex="Times New Roman" style:font-size-complex="10pt" style:language-complex="ar" style:country-complex="SA"/>
    </style:style>
    <style:style style:name="T217" style:family="text">
      <style:text-properties style:use-window-font-color="true" style:font-name="Courier New" fo:font-size="9pt" style:text-underline-style="none" officeooo:rsid="00235fca" style:font-size-asian="9pt" style:font-size-complex="9pt"/>
    </style:style>
    <style:style style:name="T218" style:family="text">
      <style:text-properties style:use-window-font-color="true" style:font-name="Times" fo:font-size="10pt" fo:language="en" fo:country="US" style:font-name-asian="Times New Roman" style:font-size-asian="10pt" style:font-name-complex="Times New Roman" style:font-size-complex="10pt" style:language-complex="ar" style:country-complex="SA"/>
    </style:style>
    <style:style style:name="T219" style:family="text">
      <style:text-properties style:use-window-font-color="true" fo:language="en" fo:country="US" style:font-name-complex="Times New Roman" style:language-complex="ar" style:country-complex="SA"/>
    </style:style>
    <style:style style:name="T220" style:family="text">
      <style:text-properties style:font-name="Courier New"/>
    </style:style>
    <style:style style:name="T221" style:family="text">
      <style:text-properties style:font-name="Courier New" fo:font-size="9pt" style:font-size-asian="9pt"/>
    </style:style>
    <style:style style:name="T222" style:family="text">
      <style:text-properties style:font-name="Courier New" fo:font-size="9pt" style:font-size-asian="9pt" style:font-size-complex="9pt"/>
    </style:style>
    <style:style style:name="T223" style:family="text">
      <style:text-properties style:font-name="Courier New" fo:font-size="11pt" style:font-name-asian="MS Mincho" style:font-size-asian="11pt"/>
    </style:style>
    <style:style style:name="T224" style:family="text">
      <style:text-properties style:font-name="Courier New" fo:font-size="11pt" officeooo:rsid="000ea918" style:font-name-asian="MS Mincho" style:font-size-asian="11pt"/>
    </style:style>
    <style:style style:name="T225" style:family="text">
      <style:text-properties style:font-name="Courier New" fo:font-size="11pt" style:font-name-asian="MS Mincho" style:font-size-asian="11pt" style:font-size-complex="12pt"/>
    </style:style>
    <style:style style:name="T226" style:family="text">
      <style:text-properties style:font-name="Courier New" fo:font-size="11pt" style:font-name-asian="MS Mincho" style:font-size-asian="11pt" style:font-size-complex="11pt"/>
    </style:style>
    <style:style style:name="T227" style:family="text">
      <style:text-properties style:font-name="Courier New" fo:font-size="11pt" style:font-size-asian="11pt"/>
    </style:style>
    <style:style style:name="T228" style:family="text">
      <style:text-properties style:font-name="Courier New" fo:font-size="11pt" style:font-size-asian="11pt" style:font-size-complex="11pt"/>
    </style:style>
    <style:style style:name="T229" style:family="text">
      <style:text-properties style:font-name="Courier New" fo:font-size="11pt" officeooo:rsid="0045d975" style:font-size-asian="11pt"/>
    </style:style>
    <style:style style:name="T230" style:family="text">
      <style:text-properties style:font-name="Courier New" style:font-name-asian="MS Mincho"/>
    </style:style>
    <style:style style:name="T231" style:family="text">
      <style:text-properties style:font-name="Courier New" fo:font-size="12pt" style:font-name-asian="MS Mincho" style:font-size-asian="12pt" style:font-size-complex="12pt"/>
    </style:style>
    <style:style style:name="T232" style:family="text">
      <style:text-properties fo:font-size="9pt" style:font-size-asian="9pt"/>
    </style:style>
    <style:style style:name="T233" style:family="text">
      <style:text-properties fo:font-style="italic" style:font-name-asian="MS Mincho" style:font-style-asian="italic"/>
    </style:style>
    <style:style style:name="T234" style:family="text">
      <style:text-properties fo:font-style="italic" style:font-name-asian="MS Mincho" style:font-style-asian="italic" style:font-style-complex="italic"/>
    </style:style>
    <style:style style:name="T235" style:family="text">
      <style:text-properties fo:font-style="italic" officeooo:rsid="0041360e" style:font-name-asian="MS Mincho" style:font-style-asian="italic" style:font-style-complex="italic"/>
    </style:style>
    <style:style style:name="T236" style:family="text">
      <style:text-properties fo:font-style="italic" officeooo:rsid="0041c31d" style:font-name-asian="MS Mincho" style:font-style-asian="italic" style:font-style-complex="italic"/>
    </style:style>
    <style:style style:name="T237" style:family="text">
      <style:text-properties fo:font-style="italic" style:font-name-asian="MS Mincho" style:font-style-asian="italic" style:font-style-complex="normal"/>
    </style:style>
    <style:style style:name="T238" style:family="text">
      <style:text-properties fo:font-style="italic" officeooo:rsid="0041360e" style:font-name-asian="MS Mincho" style:font-style-asian="italic" style:font-style-complex="normal"/>
    </style:style>
    <style:style style:name="T239" style:family="text">
      <style:text-properties fo:font-style="italic" officeooo:rsid="0041360e" style:font-name-asian="MS Mincho" style:font-style-asian="italic"/>
    </style:style>
    <style:style style:name="T240" style:family="text">
      <style:text-properties fo:font-style="italic" style:font-style-asian="italic"/>
    </style:style>
    <style:style style:name="T241" style:family="text">
      <style:text-properties fo:font-style="italic" style:font-style-asian="italic" style:font-style-complex="italic"/>
    </style:style>
    <style:style style:name="T242" style:family="text">
      <style:text-properties fo:font-style="italic" officeooo:rsid="001332e5" style:font-style-asian="italic" style:font-style-complex="italic"/>
    </style:style>
    <style:style style:name="T243" style:family="text">
      <style:text-properties fo:font-style="italic" officeooo:rsid="0016f284" style:font-style-asian="italic" style:font-style-complex="italic"/>
    </style:style>
    <style:style style:name="T244" style:family="text">
      <style:text-properties fo:font-style="italic" officeooo:rsid="003d037e" style:font-style-asian="italic" style:font-style-complex="italic"/>
    </style:style>
    <style:style style:name="T245" style:family="text">
      <style:text-properties fo:font-style="italic" style:font-style-asian="italic" style:font-style-complex="normal"/>
    </style:style>
    <style:style style:name="T246" style:family="text">
      <style:text-properties fo:font-style="italic" fo:font-weight="normal" style:font-style-asian="italic" style:font-weight-asian="normal" style:font-style-complex="italic" style:font-weight-complex="normal"/>
    </style:style>
    <style:style style:name="T247" style:family="text">
      <style:text-properties officeooo:rsid="000ea918"/>
    </style:style>
    <style:style style:name="T248" style:family="text">
      <style:text-properties style:font-name="Courier1"/>
    </style:style>
    <style:style style:name="T249" style:family="text">
      <style:text-properties style:font-name="Courier1" fo:font-size="11pt" style:font-size-asian="11pt"/>
    </style:style>
    <style:style style:name="T250" style:family="text">
      <style:text-properties style:font-name="Courier1" fo:font-size="11pt" style:font-name-asian="MS Mincho" style:font-size-asian="11pt"/>
    </style:style>
    <style:style style:name="T251" style:family="text">
      <style:text-properties officeooo:rsid="0044a2f2"/>
    </style:style>
    <style:style style:name="T252" style:family="text">
      <style:text-properties fo:font-style="normal" style:font-style-asian="normal" style:font-style-complex="normal"/>
    </style:style>
    <style:style style:name="T253" style:family="text">
      <style:text-properties fo:font-style="normal" style:font-name-asian="MS Mincho" style:font-style-asian="normal" style:font-style-complex="normal"/>
    </style:style>
    <style:style style:name="T254" style:family="text">
      <style:text-properties fo:font-style="normal" officeooo:rsid="000ea918" style:font-name-asian="MS Mincho" style:font-style-asian="normal" style:font-style-complex="normal"/>
    </style:style>
    <style:style style:name="T255" style:family="text">
      <style:text-properties fo:font-style="normal" officeooo:rsid="0041360e" style:font-name-asian="MS Mincho" style:font-style-asian="normal" style:font-style-complex="normal"/>
    </style:style>
    <style:style style:name="T256" style:family="text">
      <style:text-properties fo:font-style="normal" officeooo:rsid="0042ddc2" style:font-name-asian="MS Mincho" style:font-style-asian="normal" style:font-style-complex="normal"/>
    </style:style>
    <style:style style:name="T257" style:family="text">
      <style:text-properties fo:font-style="normal" officeooo:rsid="0041c31d" style:font-name-asian="MS Mincho" style:font-style-asian="normal" style:font-style-complex="normal"/>
    </style:style>
    <style:style style:name="T258" style:family="text">
      <style:text-properties fo:font-style="normal" officeooo:rsid="003645dd" style:font-name-asian="MS Mincho" style:font-style-asian="normal" style:font-style-complex="normal"/>
    </style:style>
    <style:style style:name="T259" style:family="text">
      <style:text-properties fo:font-weight="bold" style:font-name-asian="MS Mincho" style:font-weight-asian="bold"/>
    </style:style>
    <style:style style:name="T260" style:family="text">
      <style:text-properties fo:font-weight="bold" style:font-weight-asian="bold" style:font-weight-complex="bold"/>
    </style:style>
    <style:style style:name="T261" style:family="text">
      <style:text-properties style:text-position="sub 58%"/>
    </style:style>
    <style:style style:name="T262" style:family="text">
      <style:text-properties style:text-position="sub 58%" fo:font-style="italic" style:font-name-asian="MS Mincho" style:font-style-asian="italic"/>
    </style:style>
    <style:style style:name="T263" style:family="text">
      <style:text-properties style:text-position="sub 58%" fo:font-style="italic" style:font-style-asian="italic" style:font-style-complex="italic"/>
    </style:style>
    <style:style style:name="T264" style:family="text">
      <style:text-properties style:text-position="sub 58%" fo:font-style="normal" style:font-style-asian="normal" style:font-style-complex="normal"/>
    </style:style>
    <style:style style:name="T265" style:family="text">
      <style:text-properties style:text-underline-style="solid" style:text-underline-width="auto" style:text-underline-color="font-color"/>
    </style:style>
    <style:style style:name="T266" style:family="text">
      <style:text-properties style:text-underline-style="solid" style:text-underline-width="auto" style:text-underline-color="font-color" style:font-name-asian="MS Mincho"/>
    </style:style>
    <style:style style:name="T267" style:family="text">
      <style:text-properties style:letter-kerning="true" style:language-asian="zxx" style:country-asian="none"/>
    </style:style>
    <style:style style:name="T268" style:family="text">
      <style:text-properties style:font-name="OpenSymbol1" fo:font-style="normal" style:font-name-asian="OpenSymbol1" style:font-style-asian="normal" style:font-name-complex="OpenSymbol1" style:font-style-complex="normal"/>
    </style:style>
    <style:style style:name="T269" style:family="text">
      <style:text-properties style:font-name="OpenSymbol1" fo:font-style="normal" officeooo:rsid="001332e5" style:font-name-asian="OpenSymbol1" style:font-style-asian="normal" style:font-name-complex="OpenSymbol1" style:font-style-complex="normal"/>
    </style:style>
    <style:style style:name="T270" style:family="text">
      <style:text-properties style:font-name="OpenSymbol1" fo:font-style="normal" officeooo:rsid="0016f284" style:font-name-asian="OpenSymbol1" style:font-style-asian="normal" style:font-name-complex="OpenSymbol1" style:font-style-complex="normal"/>
    </style:style>
    <style:style style:name="T271" style:family="text">
      <style:text-properties style:font-name="Standard Symbols L" fo:font-style="normal" style:font-name-asian="Standard Symbols L" style:font-style-asian="normal" style:font-name-complex="Standard Symbols L" style:font-style-complex="normal"/>
    </style:style>
    <style:style style:name="T272" style:family="text">
      <style:text-properties style:font-name="Standard Symbols L" fo:font-style="normal" officeooo:rsid="000ea918" style:font-name-asian="Standard Symbols L" style:font-style-asian="normal" style:font-name-complex="Standard Symbols L" style:font-style-complex="normal"/>
    </style:style>
    <style:style style:name="T273" style:family="text">
      <style:text-properties style:font-name="Standard Symbols L" fo:font-style="normal" fo:font-weight="normal" style:font-name-asian="Standard Symbols L" style:font-style-asian="normal" style:font-weight-asian="normal" style:font-name-complex="Standard Symbols L" style:font-style-complex="normal" style:font-weight-complex="normal"/>
    </style:style>
    <style:style style:name="T274" style:family="text">
      <style:text-properties style:font-name="Standard Symbols L" style:font-name-asian="Standard Symbols L" style:font-name-complex="Standard Symbols L"/>
    </style:style>
    <style:style style:name="T275" style:family="text">
      <style:text-properties style:font-name="Standard Symbols L" fo:font-size="12pt" fo:font-style="normal" style:font-name-asian="Standard Symbols L" style:font-size-asian="12pt" style:font-style-asian="normal" style:font-name-complex="Standard Symbols L" style:font-style-complex="normal"/>
    </style:style>
    <style:style style:name="T276" style:family="text">
      <style:text-properties style:font-name="Standard Symbols L" fo:font-size="11pt" fo:font-style="normal" style:font-name-asian="Standard Symbols L" style:font-size-asian="11pt" style:font-style-asian="normal" style:font-name-complex="Standard Symbols L" style:font-size-complex="11pt" style:font-style-complex="normal"/>
    </style:style>
    <style:style style:name="T277" style:family="text">
      <style:text-properties style:font-name="Standard Symbols L" fo:font-style="italic" officeooo:rsid="0041c31d" style:font-name-asian="Standard Symbols L" style:font-style-asian="italic" style:font-name-complex="Standard Symbols L" style:font-style-complex="italic"/>
    </style:style>
    <style:style style:name="T278" style:family="text">
      <style:text-properties style:font-name="Standard Symbols L" fo:font-style="italic" officeooo:rsid="0041c31d" style:font-name-asian="MS Mincho" style:font-style-asian="italic" style:font-name-complex="Standard Symbols L" style:font-style-complex="italic"/>
    </style:style>
    <style:style style:name="T279" style:family="text">
      <style:text-properties style:font-name="URW Chancery L" fo:font-size="14pt" fo:font-style="normal" fo:font-weight="normal" style:font-name-asian="MS Mincho" style:font-size-asian="14pt" style:font-style-asian="normal" style:font-weight-asian="normal" style:font-size-complex="14pt" style:font-style-complex="normal" style:font-weight-complex="normal"/>
    </style:style>
    <style:style style:name="T280" style:family="text">
      <style:text-properties style:font-name="URW Chancery L" fo:font-size="14pt" fo:font-style="normal" fo:font-weight="normal" style:font-size-asian="14pt" style:font-style-asian="normal" style:font-weight-asian="normal" style:font-size-complex="14pt" style:font-style-complex="normal" style:font-weight-complex="normal"/>
    </style:style>
    <style:style style:name="T281" style:family="text">
      <style:text-properties style:font-name="URW Chancery L" fo:font-size="14pt" fo:font-style="normal" style:font-name-asian="MS Mincho" style:font-size-asian="14pt" style:font-style-asian="normal" style:font-size-complex="14pt" style:font-style-complex="normal"/>
    </style:style>
    <style:style style:name="T282" style:family="text">
      <style:text-properties style:font-name="URW Chancery L" fo:font-size="14pt" fo:font-style="normal" style:font-size-asian="14pt" style:font-style-asian="normal" style:font-size-complex="14pt" style:font-style-complex="normal"/>
    </style:style>
    <style:style style:name="T283" style:family="text">
      <style:text-properties style:font-name="URW Chancery L" fo:font-size="14pt" fo:font-weight="normal" style:font-name-asian="MS Mincho" style:font-size-asian="14pt" style:font-weight-asian="normal" style:font-size-complex="14pt" style:font-weight-complex="normal"/>
    </style:style>
    <style:style style:name="T284" style:family="text">
      <style:text-properties style:font-name="URW Chancery L" fo:font-size="14pt" fo:font-style="italic" style:font-name-asian="MS Mincho" style:font-size-asian="14pt" style:font-style-asian="italic" style:font-size-complex="14pt"/>
    </style:style>
    <style:style style:name="T285" style:family="text">
      <style:text-properties style:font-name="URW Chancery L" fo:font-size="14pt" style:font-name-asian="MS Mincho" style:font-size-asian="14pt" style:font-size-complex="14pt"/>
    </style:style>
    <style:style style:name="T286" style:family="text">
      <style:text-properties style:font-style-complex="italic"/>
    </style:style>
    <style:style style:name="T287" style:family="text">
      <style:text-properties fo:font-size="12pt" style:font-name-asian="MS Mincho" style:font-size-asian="12pt" style:font-size-complex="12pt"/>
    </style:style>
    <style:style style:name="T288" style:family="text">
      <style:text-properties fo:font-size="12pt" fo:font-style="italic" style:font-size-asian="12pt" style:font-style-asian="italic" style:font-size-complex="12pt"/>
    </style:style>
    <style:style style:name="T289" style:family="text">
      <style:text-properties fo:font-size="12pt" style:font-name-asian="Times New Roman" style:font-size-asian="12pt" style:font-name-complex="Times New Roman" style:font-size-complex="10pt"/>
    </style:style>
    <style:style style:name="T290" style:family="text">
      <style:text-properties fo:font-size="12pt" officeooo:rsid="00031186" style:font-name-asian="Times New Roman" style:font-size-asian="12pt" style:font-name-complex="Times New Roman" style:font-size-complex="10pt"/>
    </style:style>
    <style:style style:name="T291" style:family="text">
      <style:text-properties fo:font-size="12pt" officeooo:rsid="0003be90" style:font-name-asian="Times New Roman" style:font-size-asian="12pt" style:font-name-complex="Times New Roman" style:font-size-complex="10pt"/>
    </style:style>
    <style:style style:name="T292" style:family="text">
      <style:text-properties style:font-size-complex="10.5pt"/>
    </style:style>
    <style:style style:name="T293" style:family="text">
      <style:text-properties style:font-name="Courier2"/>
    </style:style>
    <style:style style:name="T294" style:family="text">
      <style:text-properties style:font-name="Courier2" fo:font-size="11pt" style:font-size-asian="11pt"/>
    </style:style>
    <style:style style:name="T295" style:family="text">
      <style:text-properties style:font-name="Courier" fo:font-size="11pt" style:font-name-asian="MS Mincho" style:font-size-asian="11pt" style:font-size-complex="11pt"/>
    </style:style>
    <style:style style:name="T296" style:family="text">
      <style:text-properties style:font-name="Courier" fo:font-size="11pt" style:font-size-asian="11pt" style:font-size-complex="11pt"/>
    </style:style>
    <style:style style:name="T297" style:family="text">
      <style:text-properties style:font-name="Courier" style:font-name-asian="MS Mincho"/>
    </style:style>
    <style:style style:name="T298" style:family="text">
      <style:text-properties style:font-name="Courier" officeooo:rsid="0018bba7"/>
    </style:style>
    <style:style style:name="T299" style:family="text">
      <style:text-properties style:font-name="Courier" officeooo:rsid="000d44c8"/>
    </style:style>
    <style:style style:name="T300" style:family="text">
      <style:text-properties style:font-name="Times New Roman1" style:font-name-complex="Times New Roman"/>
    </style:style>
    <style:style style:name="T301" style:family="text">
      <style:text-properties style:font-name="Standard Symbols L1" fo:font-style="normal" style:font-name-asian="Standard Symbols L" style:font-style-asian="normal" style:font-name-complex="Standard Symbols L" style:font-style-complex="normal"/>
    </style:style>
    <style:style style:name="T302" style:family="text">
      <style:text-properties fo:font-weight="normal" style:font-weight-asian="normal" style:font-weight-complex="normal"/>
    </style:style>
    <style:style style:name="T303" style:family="text">
      <style:text-properties fo:language="fr" fo:country="FR"/>
    </style:style>
    <style:style style:name="T304" style:family="text">
      <style:text-properties officeooo:rsid="00020035"/>
    </style:style>
    <style:style style:name="T305" style:family="text">
      <style:text-properties officeooo:rsid="000ab21b"/>
    </style:style>
    <style:style style:name="T306" style:family="text">
      <style:text-properties officeooo:rsid="000c8350"/>
    </style:style>
    <style:style style:name="T307" style:family="text">
      <style:text-properties officeooo:rsid="000d44c8"/>
    </style:style>
    <style:style style:name="T308" style:family="text">
      <style:text-properties officeooo:rsid="0018bba7"/>
    </style:style>
    <style:style style:name="T309" style:family="text">
      <style:text-properties officeooo:rsid="00102db6"/>
    </style:style>
    <style:style style:name="T310" style:family="text">
      <style:text-properties officeooo:rsid="001518ae"/>
    </style:style>
    <style:style style:name="T311" style:family="text">
      <style:text-properties officeooo:rsid="002b8ad0"/>
    </style:style>
    <style:style style:name="T312" style:family="text">
      <style:text-properties officeooo:rsid="00189142"/>
    </style:style>
    <style:style style:name="T313" style:family="text">
      <style:text-properties officeooo:rsid="001a66d9"/>
    </style:style>
    <style:style style:name="T314" style:family="text">
      <style:text-properties officeooo:rsid="0020959c"/>
    </style:style>
    <style:style style:name="T315" style:family="text">
      <style:text-properties officeooo:rsid="0024abf2"/>
    </style:style>
    <style:style style:name="T316" style:family="text">
      <style:text-properties officeooo:rsid="002638fd"/>
    </style:style>
    <style:style style:name="T317" style:family="text">
      <style:text-properties officeooo:rsid="002a47f3"/>
    </style:style>
    <style:style style:name="T318" style:family="text">
      <style:text-properties officeooo:rsid="003ea68f"/>
    </style:style>
    <style:style style:name="T319" style:family="text">
      <style:text-properties officeooo:rsid="003b82eb"/>
    </style:style>
    <style:style style:name="T320" style:family="text">
      <style:text-properties officeooo:rsid="003d037e"/>
    </style:style>
    <style:style style:name="T321" style:family="text">
      <style:text-properties officeooo:rsid="003f7eca"/>
    </style:style>
    <style:style style:name="T322" style:family="text">
      <style:text-properties officeooo:rsid="00414594"/>
    </style:style>
    <style:style style:name="T323" style:family="text">
      <style:text-properties officeooo:rsid="004312a8"/>
    </style:style>
    <style:style style:name="T324" style:family="text">
      <style:text-properties officeooo:rsid="0043c7c4"/>
    </style:style>
    <style:style style:name="T325" style:family="text">
      <style:text-properties officeooo:rsid="0045d975"/>
    </style:style>
    <style:style style:name="T326" style:family="text"/>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style:column style:rel-width="4244*" fo:start-indent="0cm" fo:end-indent="0.053cm"/>
          <style:column style:rel-width="2153*" fo:start-indent="0.053cm" fo:end-indent="0cm"/>
          <style:column style:rel-width="3240*" fo:start-indent="0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2"><text:span text:style-name="T52">Muscadet</text:span><text:span text:style-name="T3"> version 4</text:span></text:p>
      <text:p text:style-name="P3">User's Manual</text:p>
      <text:p text:style-name="P75"><text:span text:style-name="Footnote_20_Symbol"><text:span text:style-name="T18">http://www.normalesup.org/~pastre/muscadet/manuel-en.pdf</text:span></text:span><text:span text:style-name="Footnote_20_Symbol"><text:span text:style-name="T19"> </text:span></text:span><text:span text:style-name="Footnote_20_Symbol"><text:span text:style-name="T19"><text:note text:id="ftn1" text:note-class="footnote"><text:note-citation>1</text:note-citation><text:note-body><text:p text:style-name="P119"><text:s/><text:span text:style-name="T320">French v</text:span>ersion in <text:span text:style-name="Internet_20_link"><text:span text:style-name="T217">http://www.normalesup.org/~pastre/muscadet/manuel-fr.pdf</text:span></text:span></text:p></text:note-body></text:note></text:span></text:span></text:p>
      <text:p text:style-name="P4"><text:span text:style-name="T10">03/</text:span><text:span text:style-name="T8">2</text:span><text:span text:style-name="T9">2</text:span><text:span text:style-name="T8">//</text:span><text:span text:style-name="T5">201</text:span><text:span text:style-name="T25">8</text:span><text:span text:style-name="T314"> <text:s text:c="10"/></text:span></text:p>
      <text:p text:style-name="P79"/>
      <text:p text:style-name="P79">Dominique PASTRE<text:span text:style-name="T27"> </text:span><text:note text:id="ftn2" text:note-class="footnote"><text:note-citation>2</text:note-citation><text:note-body><text:p text:style-name="P118"><text:s/><text:span text:style-name="T40">laforia</text:span>, University Pierre et Marie Curie (Paris 6) then <text:span text:style-name="T64">c</text:span><text:span text:style-name="T40">rip</text:span><text:span text:style-name="T63">5</text:span>/<text:span text:style-name="T65">l</text:span><text:span text:style-name="T66">ipade</text:span>, University Paris Descartes (Paris 5)</text:p></text:note-body></text:note></text:p>
      <text:p text:style-name="P11">pastre@<text:span text:style-name="T304">phare.</text:span>normalesup.org</text:p>
      <text:p text:style-name="P3"/>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table-of-content-source>
        <text:index-body>
          <text:p text:style-name="P81">1. Introduction<text:tab/>1</text:p>
          <text:p text:style-name="P81">2. Examples<text:tab/>2</text:p>
          <text:p text:style-name="P180">2.1. Transitivity of inclusion<text:tab/>2</text:p>
          <text:p text:style-name="P180">2.2. Power set of the intersection of two sets<text:tab/>3</text:p>
          <text:p text:style-name="P81">3. From Muscadet1 to Muscadet4<text:tab/>4</text:p>
          <text:p text:style-name="P81">4. Machine representations <text:tab/>7</text:p>
          <text:p text:style-name="P180">4.1. Expression of mathematical statements<text:tab/>7</text:p>
          <text:p text:style-name="P180">4.2. Expression of facts<text:tab/>8</text:p>
          <text:p text:style-name="P180">4.3. Expression of rules<text:tab/>8</text:p>
          <text:p text:style-name="P180">4.4. Expression of super-actions<text:tab/>9</text:p>
          <text:p text:style-name="P81">5. How to use Muscadet4<text:tab/>10</text:p>
          <text:p text:style-name="P180">5.1. Direct proof <text:tab/>11</text:p>
          <text:p text:style-name="P180">5.2 From files containing theorems and definitions<text:tab/>11</text:p>
          <text:p text:style-name="P180">5.3. From the TPTP library<text:tab/>13</text:p>
          <text:p text:style-name="P180">5.4 Modification of default options<text:tab/>13</text:p>
          <text:p text:style-name="P81">6. Definitions and lemmas<text:tab/>14</text:p>
          <text:p text:style-name="P81">7. Elimination of functional symbols<text:tab/>16</text:p>
          <text:p text:style-name="P81">8. Building rules<text:tab/>17</text:p>
          <text:p text:style-name="P81">9. Activation and order of rules<text:tab/>17</text:p>
          <text:p text:style-name="P81">10. Some strategies<text:tab/>18</text:p>
          <text:p text:style-name="P180">10.1. Processing of universal conclusions and of implications<text:tab/>18</text:p>
          <text:p text:style-name="P180">10.2. Processing of conjunctive conclusions <text:tab/>18</text:p>
          <text:p text:style-name="P180">10.3. Processing of universal hypotheses <text:tab/>19</text:p>
          <text:p text:style-name="P180">10.4. Processing of existential conclusions <text:tab/>19</text:p>
          <text:p text:style-name="P180">10.5. Processing of existential hypotheses <text:tab/>19</text:p>
          <text:p text:style-name="P180">10.6. Processing of disjunctive conclusions <text:tab/>19</text:p>
          <text:p text:style-name="P180">10.7. Processing of disjunctive hypotheses <text:tab/>19</text:p>
          <text:p text:style-name="P180">10.8. Knowledge specific to certain domains<text:tab/>20</text:p>
          <text:p text:style-name="P81">11. Second order statements <text:tab/>20</text:p>
          <text:p text:style-name="P81">12. Distribution<text:tab/>21</text:p>
          <text:p text:style-name="P81">13. References<text:tab/>21</text:p>
        </text:index-body>
      </text:table-of-content>
      <text:p text:style-name="P80"/>
      <text:h text:style-name="Heading_20_1" text:outline-level="1">1. Introduction</text:h>
      <text:p text:style-name="Standard">The <text:span text:style-name="T40">Muscadet</text:span> theorem prover is a knowledge-based system. It is based on natural deduction, following the terminology of Bledsoe (Bledsoe[71, 77]), and uses methods which resemble those used by humans. It is composed of an inference engine, which interprets and executes rules, and of one or several bases of facts, which are the internal representations of “theorems to be proved”.</text:p>
      <text:p text:style-name="Standard"/>
      <text:p text:style-name="Standard"><text:soft-page-break/>Rules are either universal and put into the system, or built by the system itself by metarules from data (definitions and lemmas) given by the user. They are in the form <text:span text:style-name="T240">if &lt;list of conditions&gt;, then &lt;list of actions&gt;.</text:span> Conditions are normally properties that are quickly verified. Actions may be either elementary actions which are quickly executed, or “super-actions” which are defined by packs of rules.</text:p>
      <text:p text:style-name="Standard"/>
      <text:p text:style-name="Standard">The representation of a “theorem to be proved” (or a sub-theorem) is a description of its state during the proof. It is composed of objects that were created, of hypotheses, of a conclusion to be proved, of rules called active rules, possibly of sub-theorems, etc. At the beginning, it is only composed of a conclusion, which is the initial statement of the theorem to be proved, and of a list of rules, which are called active, i.e. relevant for this theorem, and which were built automatically.</text:p>
      <text:p text:style-name="Standard"/>
      <text:p text:style-name="Standard">Active rules, when applied, may add new hypotheses, modify the conclusion, create new elements, create sub-theorems or build new rules which are local for a (sub-)theorem. If the conclusion was set to <text:span text:style-name="T227">true</text:span> - for example, if the conclusion to be proved was added as a new hypothesis or if there is an existential conclusion <text:span text:style-name="T88"></text:span><text:span text:style-name="T147">X p</text:span><text:span text:style-name="T183">(</text:span><text:span text:style-name="T185">X</text:span><text:span text:style-name="T183">)</text:span><text:span text:style-name="T227"> </text:span>and a hypothesis <text:span text:style-name="T241">p</text:span><text:span text:style-name="T252">(</text:span><text:span text:style-name="T241">a</text:span><text:span text:style-name="T252">)</text:span> - then the theorem is proved. If it is only a sub-theorem, this information is transmitted up to the theorem that created it. </text:p>
      <text:p text:style-name="Standard"/>
      <text:h text:style-name="Heading_20_1" text:outline-level="1">2. Examples</text:h>
      <text:p text:style-name="Standard">In all this text, <text:span text:style-name="T43">Prolog</text:span> conventions will be used to write constants (names starting with a lowercase letter) or variables (names starting with an uppercase letter or with the symbol “_”). Moreover<text:span text:style-name="T315">, in informal parts,</text:span> th<text:span text:style-name="T315">e</text:span>s<text:span text:style-name="T315">e</text:span> conventions will be extended to predicates (which is not possible in <text:span text:style-name="T43">Prolog</text:span>), and by extension, <text:span text:style-name="T241">P</text:span>(<text:span text:style-name="T241">X</text:span>) will be used to write whatever expression which depends on <text:span text:style-name="T241">X</text:span>.</text:p>
      <text:h text:style-name="Heading_20_2" text:outline-level="2">2.1. Transitivity of inclusion</text:h>
      <text:p text:style-name="Standard">Prove the transitivity of inclusion</text:p>
      <text:p text:style-name="P4"><text:span text:style-name="T68"></text:span><text:span text:style-name="T240">A</text:span><text:span text:style-name="T68"></text:span><text:span text:style-name="T240">B</text:span><text:span text:style-name="T68"></text:span><text:span text:style-name="T240">C</text:span><text:span text:style-name="T252"> (</text:span><text:span text:style-name="T240">A</text:span><text:span text:style-name="T68"></text:span><text:span text:style-name="T240">B </text:span><text:span text:style-name="T268">∧</text:span><text:span text:style-name="T240"> B</text:span><text:span text:style-name="T68"></text:span><text:span text:style-name="T240">C </text:span><text:span text:style-name="T68"></text:span><text:span text:style-name="T85"> </text:span><text:span text:style-name="T240">A</text:span><text:span text:style-name="T68"></text:span><text:span text:style-name="T240">C</text:span><text:span text:style-name="T252">)</text:span></text:p>
      <text:p text:style-name="Standard">with the definition of inclusion</text:p>
      <text:p text:style-name="P4"><text:span text:style-name="T241">A</text:span><text:span text:style-name="T68"></text:span><text:span text:style-name="T241">B</text:span><text:span text:style-name="T252"> </text:span><text:span text:style-name="T68"></text:span><text:span text:style-name="T252"> </text:span><text:span text:style-name="T68"></text:span><text:span text:style-name="T241">X</text:span><text:span text:style-name="T252"> (</text:span><text:span text:style-name="T241">X</text:span><text:span text:style-name="T68"></text:span><text:span text:style-name="T241">A</text:span><text:span text:style-name="T252"> </text:span><text:span text:style-name="T68"></text:span><text:span text:style-name="T252"> </text:span><text:span text:style-name="T241">X</text:span><text:span text:style-name="T68"></text:span><text:span text:style-name="T241">B</text:span><text:span text:style-name="T252">)</text:span></text:p>
      <text:p text:style-name="Standard"/>
      <text:p text:style-name="Standard">To prove this theorem<text:span text:style-name="T40"> Muscadet</text:span> creates objects<text:span text:style-name="T240"> a, b </text:span>and<text:span text:style-name="T240"> c</text:span> by applying three times the rule</text:p>
      <text:p text:style-name="P124"><text:span text:style-name="T240">Rule </text:span><text:span text:style-name="T68"></text:span><text:span text:style-name="T252">:</text:span><text:span text:style-name="T240"><text:tab/>if the conclusion is </text:span><text:span text:style-name="T68"></text:span><text:span text:style-name="T241">X</text:span><text:span text:style-name="T252"> </text:span><text:span text:style-name="T241">C</text:span><text:span text:style-name="T252">(</text:span><text:span text:style-name="T241">X</text:span><text:span text:style-name="T252">)</text:span><text:span text:style-name="T240"> </text:span></text:p>
      <text:p text:style-name="P127"><text:tab/>then create a new object x and the new conclusion is C<text:span text:style-name="T252">(</text:span>x<text:span text:style-name="T252">)</text:span></text:p>
      <text:p text:style-name="Standard">and the new conclusion is </text:p>
      <text:p text:style-name="P4"><text:span text:style-name="T240">a </text:span><text:span text:style-name="T68"></text:span><text:span text:style-name="T240"> b </text:span><text:span text:style-name="T271"> </text:span><text:span text:style-name="T240">b </text:span><text:span text:style-name="T68"></text:span><text:span text:style-name="T240"> c </text:span><text:span text:style-name="T68"></text:span><text:span text:style-name="T240"> <text:s/>a </text:span><text:span text:style-name="T68"></text:span><text:span text:style-name="T240"> c</text:span></text:p>
      <text:p text:style-name="P141">Then the rule</text:p>
      <text:p text:style-name="P125"><text:span text:style-name="T240">Rule </text:span><text:span text:style-name="T68"></text:span><text:span text:style-name="T252">:</text:span><text:span text:style-name="T240"><text:tab/>if the conclusion is H </text:span><text:span text:style-name="T68"></text:span><text:span text:style-name="T240"> C</text:span></text:p>
      <text:p text:style-name="P121"><text:tab/>then add the hypothesis H and the new conclusion is C </text:p>
      <text:p text:style-name="P62">replaces the conclusion by <text:span text:style-name="T240">a </text:span><text:span text:style-name="T68"></text:span><text:span text:style-name="T240"> c</text:span> and adds the two hypotheses <text:span text:style-name="T240">a </text:span><text:span text:style-name="T68"></text:span><text:span text:style-name="T240"> b </text:span>and<text:span text:style-name="T240"> b </text:span><text:span text:style-name="T68"></text:span><text:span text:style-name="T240"> c </text:span>.</text:p>
      <text:p text:style-name="Standard">In effect, hypotheses <text:span text:style-name="T240">H</text:span> are analyzed before being added: a super-action <text:span text:style-name="T240">addhyp(H)</text:span> contains, among others, the rule</text:p>
      <text:p text:style-name="P55"><text:tab/>if H is a conjunction, </text:p>
      <text:p text:style-name="P55"><text:tab/>then successively add all the elements of the conjunction </text:p>
      <text:p text:style-name="P63">(This rule is of course recursively applied if necessary).</text:p>
      <text:p text:style-name="P63">The conclusion is then replaced by its definition</text:p>
      <text:p text:style-name="P5"><text:span text:style-name="T68"></text:span><text:span text:style-name="T245">X </text:span><text:span text:style-name="T252">(</text:span><text:span text:style-name="T245">X</text:span><text:span text:style-name="T68"></text:span><text:span text:style-name="T245">a </text:span><text:span text:style-name="T68"></text:span><text:span text:style-name="T245"> X</text:span><text:span text:style-name="T68"></text:span><text:span text:style-name="T245">c</text:span><text:span text:style-name="T252">)</text:span></text:p>
      <text:p text:style-name="Standard">by applying the rule</text:p>
      <text:h text:style-name="P189" text:outline-level="4"><text:soft-page-break/>Rule <text:span text:style-name="T149">def_concl_pred :</text:span><text:tab/>if<text:tab/>the conclusion is C</text:h>
      <text:p text:style-name="P136"><text:span text:style-name="T240"><text:tab/><text:tab/>there exists a definition of the form C </text:span><text:span text:style-name="T68"></text:span><text:span text:style-name="T240"> D</text:span></text:p>
      <text:p text:style-name="P134"><text:tab/>then <text:s/>the new conclusion is D</text:p>
      <text:p text:style-name="Standard">By the preceding rules <text:span text:style-name="T68"></text:span> and <text:span text:style-name="T68"></text:span>, there is then a new object <text:span text:style-name="T240">x</text:span>, a new hypothesis <text:span text:style-name="T240">x</text:span><text:span text:style-name="T68"></text:span><text:span text:style-name="T240">a</text:span>, and the conclusion is now <text:span text:style-name="T240">x</text:span><text:span text:style-name="T68"></text:span><text:span text:style-name="T240">c</text:span>.</text:p>
      <text:p text:style-name="Standard">The following rule </text:p>
      <text:p text:style-name="P124"><text:span text:style-name="T240">Rule </text:span><text:span text:style-name="T68"></text:span><text:span text:style-name="T240">:<text:tab/>if there are hypotheses A</text:span><text:span text:style-name="T68"></text:span><text:span text:style-name="T240">B and X</text:span><text:span text:style-name="T68"></text:span><text:span text:style-name="T240">A </text:span></text:p>
      <text:p text:style-name="P124"><text:span text:style-name="T240"><text:tab/>then add the hypothesis X</text:span><text:span text:style-name="T68"></text:span><text:span text:style-name="T240">B</text:span></text:p>
      <text:p text:style-name="Standard">is a rule that was automatically built by <text:span text:style-name="T40">Muscadet</text:span> from the definition of inclusion.</text:p>
      <text:p text:style-name="P76">Here it is applied twice, adds the hypotheses <text:span text:style-name="T240">x</text:span><text:span text:style-name="T68"></text:span><text:span text:style-name="T240">b</text:span> then <text:span text:style-name="T240">x</text:span><text:span text:style-name="T68"></text:span><text:span text:style-name="T240">c</text:span>, which is the same as the conclusion to be proved. </text:p>
      <text:p text:style-name="P76">The proof ends by applying the rule</text:p>
      <text:p text:style-name="P135">Rule <text:span text:style-name="T252">stop_hyp_concl</text:span> <text:span text:style-name="T252">:</text:span><text:tab/>if the conclusion C is also a hypothesis</text:p>
      <text:p text:style-name="P135"><text:tab/>then set the conclusion to <text:span text:style-name="T252">true</text:span></text:p>
      <text:p text:style-name="P141"/>
      <text:p text:style-name="Standard"><text:span text:style-name="T40">Muscadet</text:span> is able to work in second order predicate calculus, and the preceding example may be written in the form</text:p>
      <text:p text:style-name="P64"><text:span text:style-name="T240"><text:tab/></text:span><text:span text:style-name="T241">transitive</text:span><text:span text:style-name="T252">(</text:span><text:span text:style-name="T68"></text:span><text:span text:style-name="T252">)</text:span><text:span text:style-name="T240"><text:tab/> </text:span></text:p>
      <text:p text:style-name="Standard">with the definition of the transitivity of a relation <text:span text:style-name="T241">R</text:span></text:p>
      <text:p text:style-name="P65"><text:span text:style-name="T240"><text:tab/></text:span><text:span text:style-name="T241">transitive</text:span><text:span text:style-name="T252">(</text:span><text:span text:style-name="T241">R</text:span><text:span text:style-name="T252">) </text:span><text:span text:style-name="T68"></text:span><text:span text:style-name="T241">A</text:span><text:span text:style-name="T68"></text:span><text:span text:style-name="T246">B</text:span><text:span text:style-name="T68"></text:span><text:span text:style-name="T241">C </text:span><text:span text:style-name="T252">[ </text:span><text:span text:style-name="T241">R</text:span><text:span text:style-name="T252">(</text:span><text:span text:style-name="T241">A</text:span><text:span text:style-name="T252">,</text:span><text:span text:style-name="T241">B</text:span><text:span text:style-name="T252">) </text:span><text:span text:style-name="T268">∧</text:span><text:span text:style-name="T252"> </text:span><text:span text:style-name="T246">R</text:span><text:span text:style-name="T252">(</text:span><text:span text:style-name="T241">B</text:span><text:span text:style-name="T252">,</text:span><text:span text:style-name="T241">C</text:span><text:span text:style-name="T252">) </text:span><text:span text:style-name="T68"></text:span><text:span text:style-name="T252"> </text:span><text:span text:style-name="T241">R</text:span><text:span text:style-name="T252">(A</text:span><text:span text:style-name="T241">,C</text:span><text:span text:style-name="T252">) ] </text:span><text:span text:style-name="T252"><text:note text:id="ftn3" text:note-class="footnote"><text:note-citation>3</text:note-citation><text:note-body><text:p text:style-name="Footnote"><text:s/><text:span text:style-name="T316">As p</text:span>redicate variables are not possible in <text:span text:style-name="T48">Prolog</text:span>, we will see in section 11 how to express <text:span text:style-name="T241">R</text:span><text:span text:style-name="T252">(</text:span><text:span text:style-name="T241">A</text:span><text:span text:style-name="T252">,</text:span><text:span text:style-name="T241">B</text:span><text:span text:style-name="T252">)</text:span></text:p></text:note-body></text:note></text:span></text:p>
      <text:p text:style-name="P56"/>
      <text:p text:style-name="Standard">After the conclusion <text:span text:style-name="T252">transitive(</text:span><text:span text:style-name="T68"></text:span><text:span text:style-name="T252">)</text:span><text:span text:style-name="T240"> </text:span>is replaced by its definition, the proof is the same as above.</text:p>
      <text:p text:style-name="Standard"/>
      <text:p text:style-name="P61">One may also work with the power set of a set</text:p>
      <text:p text:style-name="P64"><text:span text:style-name="T240"><text:tab/></text:span><text:span text:style-name="T68"></text:span><text:span text:style-name="T241">E</text:span><text:span text:style-name="T252"> transitive(</text:span><text:span text:style-name="T68"></text:span><text:span text:style-name="T252">, </text:span><text:span text:style-name="T279">P</text:span><text:span text:style-name="T252">(</text:span><text:span text:style-name="T241">E</text:span><text:span text:style-name="T252">))</text:span></text:p>
      <text:p text:style-name="P58">with<text:tab/>transitive(<text:span text:style-name="T241">R</text:span>,<text:span text:style-name="T241">E</text:span>) <text:span text:style-name="T67"> </text:span><text:span text:style-name="T241">A</text:span><text:span text:style-name="T67"></text:span><text:span text:style-name="T241">B</text:span><text:span text:style-name="T67"></text:span>C<text:span text:style-name="T186"> </text:span>( <text:span text:style-name="T241">A</text:span><text:span text:style-name="T67"></text:span><text:span text:style-name="T241">E </text:span><text:span text:style-name="T274"></text:span><text:span text:style-name="T241"> B</text:span><text:span text:style-name="T67"></text:span><text:span text:style-name="T241">E </text:span><text:span text:style-name="T274"></text:span><text:span text:style-name="T241"> C</text:span><text:span text:style-name="T67"></text:span><text:span text:style-name="T241">E </text:span><text:span text:style-name="T67"></text:span><text:span text:style-name="T128"> [ </text:span><text:span text:style-name="T241">R</text:span>(<text:span text:style-name="T241">A</text:span>,<text:span text:style-name="T241">B</text:span>) <text:span text:style-name="T274"></text:span> <text:span text:style-name="T246">R</text:span>(<text:span text:style-name="T241">B</text:span>,<text:span text:style-name="T241">C</text:span>) <text:span text:style-name="T67"></text:span> <text:span text:style-name="T241">R</text:span>(<text:span text:style-name="T241">A</text:span>,<text:span text:style-name="T241">C</text:span>) ] )</text:p>
      <text:p text:style-name="P59"><text:span text:style-name="T240"><text:s/></text:span>and<text:span text:style-name="T240"><text:tab/></text:span><text:span text:style-name="T166"> </text:span><text:span text:style-name="T167">X </text:span><text:span text:style-name="T67"></text:span><text:span text:style-name="T283">P</text:span><text:span text:style-name="T128">(</text:span><text:span text:style-name="T167">E</text:span><text:span text:style-name="T128">) </text:span><text:span text:style-name="T67"></text:span><text:span text:style-name="T128"> </text:span><text:span text:style-name="T67"></text:span><text:span text:style-name="T167">X </text:span><text:span text:style-name="T128">(</text:span><text:span text:style-name="T167">X</text:span><text:span text:style-name="T67"></text:span><text:span text:style-name="T167">E </text:span><text:span text:style-name="T67"></text:span><text:span text:style-name="T128"> </text:span><text:span text:style-name="T167">X</text:span><text:span text:style-name="T67"></text:span><text:span text:style-name="T167">E</text:span></text:p>
      <text:p text:style-name="Standard"/>
      <text:p text:style-name="Standard">Relativized<text:note text:id="ftn4" text:note-class="footnote"><text:note-citation>4</text:note-citation><text:note-body><text:p text:style-name="Footnote"><text:s/><text:span text:style-name="T68"></text:span><text:span text:style-name="T240">X</text:span><text:span text:style-name="T68"></text:span><text:span text:style-name="T240">A P</text:span><text:span text:style-name="T252">(</text:span><text:span text:style-name="T240">X</text:span><text:span text:style-name="T252">) </text:span>is short for<text:span text:style-name="T240"> </text:span><text:span text:style-name="T68"></text:span><text:span text:style-name="T240">X </text:span><text:span text:style-name="T252">(</text:span><text:span text:style-name="T240">X</text:span><text:span text:style-name="T68"></text:span><text:span text:style-name="T240">A </text:span><text:span text:style-name="T68"></text:span><text:span text:style-name="T240"> P</text:span><text:span text:style-name="T252">(</text:span><text:span text:style-name="T241">X</text:span><text:span text:style-name="T252">)), </text:span><text:span text:style-name="T68"></text:span><text:span text:style-name="T241">X</text:span><text:span text:style-name="T68"></text:span><text:span text:style-name="T240">A P</text:span><text:span text:style-name="T252">(</text:span><text:span text:style-name="T241">X</text:span><text:span text:style-name="T252">)</text:span><text:span text:style-name="T240"> </text:span><text:span text:style-name="T252">for</text:span><text:span text:style-name="T240"> </text:span><text:span text:style-name="T68"></text:span><text:span text:style-name="T240">X </text:span><text:span text:style-name="T252">(</text:span><text:span text:style-name="T241">X</text:span><text:span text:style-name="T68"></text:span><text:span text:style-name="T241">A</text:span><text:span text:style-name="T252"> </text:span><text:span text:style-name="T271"></text:span><text:span text:style-name="T252"> </text:span><text:span text:style-name="T241">P</text:span><text:span text:style-name="T252">(</text:span><text:span text:style-name="T241">X</text:span><text:span text:style-name="T252">))</text:span></text:p></text:note-body></text:note> quantifiers may be used in order to reduce writing:</text:p>
      <text:p text:style-name="Standard"><text:tab/><text:span text:style-name="T241">transitive</text:span><text:span text:style-name="T252">(</text:span><text:span text:style-name="T241">R</text:span><text:span text:style-name="T252">,</text:span><text:span text:style-name="T241">E</text:span><text:span text:style-name="T252">) </text:span><text:span text:style-name="T68"> </text:span><text:span text:style-name="T241">A</text:span><text:span text:style-name="T68"></text:span><text:span text:style-name="T241">E</text:span><text:span text:style-name="T252"> </text:span><text:span text:style-name="T68"></text:span><text:span text:style-name="T241">B</text:span><text:span text:style-name="T68"></text:span><text:span text:style-name="T241">E</text:span><text:span text:style-name="T252"> </text:span><text:span text:style-name="T68"></text:span><text:span text:style-name="T252">C</text:span><text:span text:style-name="T68"></text:span><text:span text:style-name="T171">E</text:span><text:span text:style-name="T165"> [</text:span><text:span text:style-name="T241">R</text:span><text:span text:style-name="T252">(</text:span><text:span text:style-name="T241">A</text:span><text:span text:style-name="T252">,</text:span><text:span text:style-name="T241">B</text:span><text:span text:style-name="T252">) </text:span><text:span text:style-name="T271"></text:span><text:span text:style-name="T252"> </text:span><text:span text:style-name="T246">R</text:span><text:span text:style-name="T252">(</text:span><text:span text:style-name="T241">B</text:span><text:span text:style-name="T252">,</text:span><text:span text:style-name="T241">C</text:span><text:span text:style-name="T252">) </text:span><text:span text:style-name="T68"></text:span><text:span text:style-name="T252"> </text:span><text:span text:style-name="T241">R</text:span><text:span text:style-name="T252">(</text:span><text:span text:style-name="T241">A</text:span><text:span text:style-name="T252">,</text:span><text:span text:style-name="T241">C</text:span><text:span text:style-name="T252">)]</text:span></text:p>
      <text:p text:style-name="P157"><text:span text:style-name="T252"><text:tab/></text:span><text:span text:style-name="T241">X</text:span><text:span text:style-name="T68"></text:span><text:span text:style-name="T279">P</text:span><text:span text:style-name="T162">(</text:span><text:span text:style-name="T167">E</text:span><text:span text:style-name="T162">) </text:span><text:span text:style-name="T68"></text:span><text:span text:style-name="T162"> </text:span><text:span text:style-name="T68"></text:span><text:span text:style-name="T167">X</text:span><text:span text:style-name="T68"></text:span><text:span text:style-name="T167">E X</text:span><text:span text:style-name="T68"></text:span><text:span text:style-name="T167">E</text:span></text:p>
      <text:h text:style-name="Heading_20_2" text:outline-level="2">2.2. Power set of the intersection of two sets</text:h>
      <text:p text:style-name="Standard">Prove the following theorem </text:p>
      <text:p text:style-name="P60"><text:span text:style-name="T84"></text:span><text:span text:style-name="T241">A</text:span><text:span text:style-name="T84"></text:span><text:span text:style-name="T241">B</text:span><text:span text:style-name="T240"> (</text:span><text:span text:style-name="T284">P</text:span><text:span text:style-name="T240">(</text:span><text:span text:style-name="T241">A</text:span><text:span text:style-name="T84"></text:span><text:span text:style-name="T241">B</text:span><text:span text:style-name="T240">) =</text:span><text:span text:style-name="T261">set</text:span><text:span text:style-name="T240"> </text:span><text:span text:style-name="T284">P</text:span><text:span text:style-name="T240">(</text:span><text:span text:style-name="T241">A</text:span><text:span text:style-name="T240">) </text:span><text:span text:style-name="T84"></text:span><text:span text:style-name="T240"> </text:span><text:span text:style-name="T284">P</text:span><text:span text:style-name="T240">(</text:span><text:span text:style-name="T241">B</text:span><text:span text:style-name="T240">))</text:span></text:p>
      <text:p text:style-name="Standard">with the definition of the intersection</text:p>
      <text:p text:style-name="P60"><text:span text:style-name="T241">X</text:span><text:span text:style-name="T67"></text:span><text:span text:style-name="T241">A</text:span><text:span text:style-name="T67"></text:span><text:span text:style-name="T241">B</text:span> <text:span text:style-name="T67"> </text:span><text:s/><text:span text:style-name="T241">X</text:span><text:span text:style-name="T67"></text:span><text:span text:style-name="T241">A</text:span> <text:span text:style-name="T274"></text:span><text:span text:style-name="T67"> </text:span><text:span text:style-name="T241">X</text:span><text:span text:style-name="T67"></text:span><text:span text:style-name="T241">B <text:s text:c="2"/></text:span>or <text:s text:c="2"/><text:span text:style-name="T241">A</text:span><text:span text:style-name="T67"></text:span><text:span text:style-name="T241">B</text:span> = {<text:span text:style-name="T241">X </text:span>; <text:span text:style-name="T241">X</text:span><text:span text:style-name="T67"></text:span><text:span text:style-name="T241">A</text:span> <text:span text:style-name="T274"></text:span> <text:span text:style-name="T241">X</text:span><text:span text:style-name="T67"></text:span><text:span text:style-name="T241">B</text:span>}</text:p>
      <text:p text:style-name="P141">of the power set of a set</text:p>
      <text:p text:style-name="P60"><text:span text:style-name="T241">X </text:span><text:span text:style-name="T67"></text:span><text:span text:style-name="T285">P</text:span><text:span text:style-name="T128">(</text:span><text:span text:style-name="T167">E</text:span><text:span text:style-name="T128">) </text:span><text:span text:style-name="T67"> </text:span><text:span text:style-name="T167">X </text:span><text:span text:style-name="T128">(</text:span><text:span text:style-name="T167">X</text:span><text:span text:style-name="T67"></text:span><text:span text:style-name="T167">E </text:span><text:span text:style-name="T67"> </text:span><text:span text:style-name="T167">X</text:span><text:span text:style-name="T67"></text:span><text:span text:style-name="T167">E</text:span><text:span text:style-name="T128">) <text:s text:c="2"/></text:span><text:span text:style-name="T186">or</text:span><text:span text:style-name="T170"> <text:s text:c="2"/></text:span><text:span text:style-name="T283">P</text:span>(<text:span text:style-name="T241">A</text:span>) = {<text:span text:style-name="T241">X </text:span>; <text:s/><text:span text:style-name="T241">X</text:span><text:span text:style-name="T67"></text:span><text:span text:style-name="T241">A</text:span>}</text:p>
      <text:p text:style-name="P141">and of the equality of sets</text:p>
      <text:p text:style-name="P138"><text:span text:style-name="T241">A</text:span> =<text:span text:style-name="T261"> set</text:span> <text:span text:style-name="T241">B</text:span> <text:span text:style-name="T67"></text:span> <text:span text:style-name="T241">A</text:span><text:span text:style-name="T67"></text:span><text:span text:style-name="T241">B</text:span> <text:span text:style-name="T274"></text:span> <text:span text:style-name="T241">B</text:span><text:span text:style-name="T67"></text:span><text:span text:style-name="T241">A</text:span></text:p>
      <text:p text:style-name="P141"/>
      <text:p text:style-name="P137"/>
      <text:p text:style-name="P141">After the creation of objects <text:span text:style-name="T240">a</text:span> and <text:span text:style-name="T240">b</text:span>, as in the preceding example, by a rather complex mechanism which will be described in section 7, <text:span text:style-name="T40">Muscadet</text:span> “eliminates functional symbols” <text:span text:style-name="T68"></text:span> and <text:span text:style-name="T281">P</text:span><text:span text:style-name="T240">.</text:span> To do this <text:soft-page-break/>it creates, by means of the operator “:”, the objects <text:span text:style-name="T241">a</text:span><text:span text:style-name="T68"></text:span><text:span text:style-name="T241">b</text:span><text:span text:style-name="T252">:</text:span><text:span text:style-name="T241">c</text:span><text:span text:style-name="T240">, </text:span><text:span text:style-name="T281">P</text:span><text:span text:style-name="T252">(</text:span><text:span text:style-name="T241">a</text:span><text:span text:style-name="T252">):</text:span><text:span text:style-name="T241">pa</text:span><text:span text:style-name="T252">, </text:span><text:span text:style-name="T281">P</text:span><text:span text:style-name="T252">(</text:span><text:span text:style-name="T241">b</text:span><text:span text:style-name="T252">):</text:span><text:span text:style-name="T241">pb</text:span> and <text:span text:style-name="T241">pa</text:span><text:span text:style-name="T68"></text:span><text:span text:style-name="T241">pb</text:span><text:span text:style-name="T252">:</text:span><text:span text:style-name="T241">pd</text:span>. The new conclusion is then</text:p>
      <text:p text:style-name="P142"><text:span text:style-name="T240">pc =</text:span><text:span text:style-name="T264">set</text:span><text:span text:style-name="T240"> pd</text:span></text:p>
      <text:p text:style-name="P141">After replacement of the equality of the conclusion by its definition, that is</text:p>
      <text:p text:style-name="P140"><text:span text:style-name="T241">pc</text:span><text:span text:style-name="T67"></text:span><text:span text:style-name="T241">pd</text:span><text:span text:style-name="T240"> </text:span><text:span text:style-name="T274"></text:span><text:span text:style-name="T240"> </text:span><text:span text:style-name="T241">pd</text:span><text:span text:style-name="T67"></text:span><text:span text:style-name="T241">pc</text:span></text:p>
      <text:p text:style-name="P141">the rule</text:p>
      <text:p text:style-name="P128"><text:span text:style-name="T240">Rule </text:span><text:span text:style-name="T252">concl_</text:span><text:span text:style-name="T273"></text:span><text:span text:style-name="T68"> </text:span><text:span text:style-name="T252">:</text:span><text:span text:style-name="T240"><text:tab/>if the conclusion is a conjunction</text:span></text:p>
      <text:p text:style-name="P130"><text:tab/>then successively prove all elements of the conjunction</text:p>
      <text:p text:style-name="P143">creates two sub-theorems with numbers 1 and 2.</text:p>
      <text:p text:style-name="P143">The conclusion of the first sub-theorem is <text:span text:style-name="T240">pc</text:span><text:span text:style-name="T68"></text:span><text:span text:style-name="T240">pd</text:span> and it is replaced by its definition</text:p>
      <text:p text:style-name="P139"><text:span text:style-name="T67"></text:span><text:span text:style-name="T241">X</text:span> (<text:span text:style-name="T241">X</text:span><text:span text:style-name="T67"></text:span><text:span text:style-name="T241">pc</text:span> <text:span text:style-name="T67"></text:span> <text:span text:style-name="T241">X</text:span><text:span text:style-name="T67"></text:span><text:span text:style-name="T241">pd</text:span>)</text:p>
      <text:p text:style-name="P143">A new object <text:span text:style-name="T240">x</text:span> is created, a new hypothesis <text:span text:style-name="T240">x</text:span><text:span text:style-name="T68"></text:span><text:span text:style-name="T240">pc</text:span> is added and the new conclusion is <text:span text:style-name="T240">x</text:span><text:span text:style-name="T68"></text:span><text:span text:style-name="T240">pd.</text:span></text:p>
      <text:p text:style-name="P141"/>
      <text:p text:style-name="P143">The following rule, which was automatically created from the definition of the power set,</text:p>
      <text:p text:style-name="P131"><text:span text:style-name="T240">Rule </text:span><text:span text:style-name="T209">P </text:span><text:span text:style-name="T194">:</text:span><text:span text:style-name="T240"><text:tab/>if there are hypotheses </text:span><text:span text:style-name="T209">P</text:span><text:span text:style-name="T194">(</text:span><text:span text:style-name="T193">A</text:span><text:span text:style-name="T194">):</text:span><text:span text:style-name="T193">B</text:span><text:span text:style-name="T240"> and </text:span><text:span text:style-name="T193">X</text:span><text:span text:style-name="T210"></text:span><text:span text:style-name="T192">B</text:span></text:p>
      <text:p text:style-name="P131"><text:span text:style-name="T240"><text:tab/>then add the hypothesis X</text:span><text:span text:style-name="T68"></text:span><text:span text:style-name="T240">A</text:span></text:p>
      <text:p text:style-name="P143">gives the hypothesis <text:span text:style-name="T240">x</text:span><text:span text:style-name="T68"></text:span><text:span text:style-name="T240">c</text:span>.</text:p>
      <text:p text:style-name="P143">The following rule <text:note text:id="ftn5" text:note-class="footnote"><text:note-citation>5</text:note-citation><text:note-body><text:p text:style-name="Footnote"><text:s/>This was a rule in the first versions of <text:span text:style-name="T48">Muscadet</text:span>. It has been replaced by a more general rule because “belonging to a set” could no longer be known by the system (this was a constraint of the TPTP Library, see section 3.2).</text:p></text:note-body></text:note></text:p>
      <text:p text:style-name="P126"><text:span text:style-name="T240">Rule </text:span><text:span text:style-name="T194">defconcl_elt </text:span><text:span text:style-name="T252">:</text:span><text:span text:style-name="T240"><text:tab/> if<text:tab/>the conclusion is A</text:span><text:span text:style-name="T68"></text:span><text:span text:style-name="T240">B</text:span></text:p>
      <text:p text:style-name="P120"><text:tab/><text:tab/>there is a hypothesis <text:span text:style-name="T252">Term:B</text:span> and a definition <text:span text:style-name="T286">X</text:span><text:span text:style-name="T68"></text:span><text:span text:style-name="T163">Term </text:span><text:span text:style-name="T68"> </text:span><text:span text:style-name="T189">P</text:span><text:span text:style-name="T162">(</text:span><text:span text:style-name="T189">X</text:span><text:span text:style-name="T162">)</text:span></text:p>
      <text:p text:style-name="P53"><text:tab/>then the new conclusion is <text:span text:style-name="T189">P</text:span><text:span text:style-name="T162">(</text:span><text:span text:style-name="T189">A</text:span><text:span text:style-name="T162">)</text:span></text:p>
      <text:p text:style-name="P143">replaces the conclusion by <text:span text:style-name="T241">x</text:span><text:span text:style-name="T68"></text:span><text:span text:style-name="T241">pa</text:span><text:span text:style-name="T252"> </text:span><text:span text:style-name="T271"></text:span><text:span text:style-name="T252"> </text:span><text:span text:style-name="T241">x</text:span><text:span text:style-name="T68"></text:span><text:span text:style-name="T241">pb</text:span></text:p>
      <text:p text:style-name="P141"/>
      <text:p text:style-name="P143">The rule concl_<text:span text:style-name="T273"></text:span> leads to a new splitting, the conclusion of sub-theorem 11 is <text:span text:style-name="T240">x</text:span><text:span text:style-name="T68"></text:span><text:span text:style-name="T240">pa</text:span> which is replaced by <text:span text:style-name="T240">x</text:span><text:span text:style-name="T68"></text:span><text:span text:style-name="T240">a</text:span> by the rule <text:span text:style-name="T240">defconcl_elt</text:span>.</text:p>
      <text:p text:style-name="P143">By the rules <text:span text:style-name="T144">def_concl_pred</text:span><text:span text:style-name="T240">, </text:span><text:span text:style-name="T68"></text:span><text:span text:style-name="T240"> </text:span>and<text:span text:style-name="T240"> </text:span><text:span text:style-name="T68"></text:span><text:span text:style-name="T240">, t</text:span> is created, the hypothesis <text:span text:style-name="T240">t</text:span><text:span text:style-name="T68"></text:span><text:span text:style-name="T240">x</text:span> is added and the new conclusion is <text:span text:style-name="T240">t</text:span><text:span text:style-name="T68"></text:span><text:span text:style-name="T240">a</text:span>, then the rule <text:span text:style-name="T68"></text:span> <text:s/>gives the hypothesis <text:span text:style-name="T240">t</text:span><text:span text:style-name="T68"></text:span><text:span text:style-name="T240">c.</text:span></text:p>
      <text:p text:style-name="P143">The following rules were automatically created from the definition of the intersection</text:p>
      <text:p text:style-name="P129"><text:span text:style-name="T240">Rule </text:span><text:span text:style-name="T68"></text:span><text:span text:style-name="T252">1:</text:span><text:span text:style-name="T240"><text:tab/>if there are hypotheses A</text:span><text:span text:style-name="T68"></text:span><text:span text:style-name="T241">B</text:span><text:span text:style-name="T252">:</text:span><text:span text:style-name="T241">C</text:span><text:span text:style-name="T240"> and X</text:span><text:span text:style-name="T68"></text:span><text:span text:style-name="T240">C</text:span></text:p>
      <text:p text:style-name="P129"><text:span text:style-name="T240"><text:tab/>then add the hypothesis X</text:span><text:span text:style-name="T68"></text:span><text:span text:style-name="T240">A</text:span></text:p>
      <text:p text:style-name="P129"><text:span text:style-name="T240">Rule </text:span><text:span text:style-name="T68"></text:span><text:span text:style-name="T252">2:</text:span><text:span text:style-name="T240"><text:tab/>if there are hypotheses A</text:span><text:span text:style-name="T68"></text:span><text:span text:style-name="T241">B</text:span><text:span text:style-name="T252">:</text:span><text:span text:style-name="T241">C</text:span><text:span text:style-name="T240"> and X</text:span><text:span text:style-name="T68"></text:span><text:span text:style-name="T240">C</text:span></text:p>
      <text:p text:style-name="P129"><text:span text:style-name="T240"><text:tab/>then add the hypothesis X</text:span><text:span text:style-name="T68"></text:span><text:span text:style-name="T240">B</text:span></text:p>
      <text:p text:style-name="P129"><text:span text:style-name="T240">Rule </text:span><text:span text:style-name="T68"></text:span><text:span text:style-name="T252">3:</text:span><text:span text:style-name="T240"><text:tab/>if there are hypotheses A</text:span><text:span text:style-name="T68"></text:span><text:span text:style-name="T241">B</text:span><text:span text:style-name="T252">:</text:span><text:span text:style-name="T241">C</text:span><text:span text:style-name="T240">, X</text:span><text:span text:style-name="T68"></text:span><text:span text:style-name="T240">A and X</text:span><text:span text:style-name="T68"></text:span><text:span text:style-name="T240">B</text:span></text:p>
      <text:p text:style-name="P129"><text:span text:style-name="T240"><text:tab/>then add the hypothesis X</text:span><text:span text:style-name="T68"></text:span><text:span text:style-name="T240">C</text:span></text:p>
      <text:p text:style-name="P143">The rule <text:span text:style-name="T68"></text:span><text:span text:style-name="T252">1</text:span> then gives the hypothesis<text:span text:style-name="T240"> <text:s/>t</text:span><text:span text:style-name="T68"></text:span><text:span text:style-name="T240">a</text:span> which ends the proof of sub-theorem 11.</text:p>
      <text:p text:style-name="P143">Sub-theorems 12 then 2, corresponding to other cases coming from splitting, are then proved. </text:p>
      <text:h text:style-name="Heading_20_1" text:outline-level="1">3. From <text:span text:style-name="T40">Muscadet</text:span>1 to <text:span text:style-name="T40">Muscadet4</text:span></text:h>
      <text:p text:style-name="P74">Historical details <text:span text:style-name="T319">of</text:span> this section will be useful, in particular to users of an old version and to readers of old papers.</text:p>
      <text:p text:style-name="P74"><text:s/></text:p>
      <text:p text:style-name="Standard"><text:span text:style-name="T241">3.1</text:span> <text:span text:style-name="T40">Muscadet1</text:span></text:p>
      <text:p text:style-name="Standard">A first version of <text:span text:style-name="T40">Muscadet, </text:span>which is now called<text:span text:style-name="T40"> Muscadet1</text:span>, was described and analyzed in [Pastre 89, 89a, 93, 95]. </text:p>
      <text:p text:style-name="Standard"/>
      <text:p text:style-name="Standard"><text:soft-page-break/><text:span text:style-name="T40">Muscadet</text:span>1 came after an initial program (<text:span text:style-name="T40">Datte</text:span>, written in Fortran!) [Pastre 76; 78] which was already based on natural deduction (in the sense of Bledsoe[71, 77]), and used methods which resemble those used by humans.</text:p>
      <text:p text:style-name="Standard"/>
      <text:p text:style-name="Standard">The inference engine of <text:span text:style-name="T40">Muscadet</text:span>1 was written in <text:span text:style-name="T40">Pascal,</text:span> and knowledge (rules, metarules and super-actions) was written in a language that was considered simple and declarative. <text:span text:style-name="T40">Muscadet</text:span>1 produced good results; it was evaluated for several years but its use was limited. In particular, the language was not adapted to the expression of procedural strategies. Writing such strategies was complex and it was difficult to read and understand them.</text:p>
      <text:p text:style-name="Standard"/>
      <text:p text:style-name="Standard"><text:span text:style-name="T241">3.2</text:span> <text:span text:style-name="T40">Muscadet2</text:span></text:p>
      <text:p text:style-name="Standard">The following version, called <text:span text:style-name="T40">Muscadet</text:span>2 (versions 2.0 to 2.7)[Pastre 01a, 01b, 02, 06, 07], has been completely written in <text:span text:style-name="T40">Prolog</text:span>. The reason for this is that it is possible to use the same language to express declarative knowledge such as rules, definitions, hypotheses, etc., more procedural knowledge such as proof strategies, and the inference engine itself. The inference engine contains only few predicates since it is completed by the <text:span text:style-name="T40">Prolog</text:span> interpreter. This leads to more flexibility, more facilities for writing, and even more efficiency. Moreover it was possible to carry out many improvements and to write new strategies, which were not possible in the first version. It was also possible to use, without having to implement them, all the facilities of expression of <text:span text:style-name="T40">Prolog</text:span> such as numerical calculus (missing in <text:span text:style-name="T40">Muscadet</text:span>1) or infix and partially parenthesized notations by simply defining operators and precedences (but this is not compulsory, it is only more convenient for the user). To indicate mathematical variables or constants, <text:span text:style-name="T40">Prolog</text:span> conventions are used (variables start with upper-case letters whereas constants start with low-case letters). So it is no longer necessary to precise if a symbol is a variable or a constant (but this convention must imperatively be used).</text:p>
      <text:p text:style-name="Standard"/>
      <text:p text:style-name="Standard"><text:span text:style-name="T40">Muscadet</text:span>2 was able to work on problems of the TPTP Problem Library (<text:span text:style-name="T260">T</text:span>housands of <text:span text:style-name="T260">P</text:span>roblems for <text:span text:style-name="T260">T</text:span>heorem <text:span text:style-name="T260">P</text:span>rovers, http://www.cs.miami.edu/~tptp). New strategies were added, which were better adapted to the style and to the axiomatizations of this library. </text:p>
      <text:p text:style-name="Standard">Moreover, two convenient capabilities of <text:span text:style-name="T40">Muscadet</text:span> had to be left out. The first one was the possibility to declare that some statements are either definitions, or lemmas (or know theorems). These two types of statements are not treated in the same manner and <text:span text:style-name="T62">Muscadet</text:span> must now analyse them to recognize them (see section 6).</text:p>
      <text:p text:style-name="P71">The second capability was the fact that <text:span text:style-name="T40">Muscadet1</text:span> knew the set belonging symbol, and that it is not possible in the TPTP library. Rules which used it had to be generalized. For example, the rule<text:span text:style-name="T241"> </text:span><text:span text:style-name="T198">defconcl_rel</text:span><text:span text:style-name="T197"> seen in section 2.2 has been replaced by the more general rule</text:span></text:p>
      <text:p text:style-name="P126"><text:span text:style-name="T240">Rule </text:span><text:span text:style-name="T194">defconcl_rel </text:span><text:span text:style-name="T252">:</text:span><text:span text:style-name="T240"><text:tab/> if<text:tab/>the conclusion is R</text:span><text:span text:style-name="T252">(</text:span><text:span text:style-name="T240">A,B</text:span><text:span text:style-name="T252">)</text:span></text:p>
      <text:p text:style-name="P120"><text:tab/><text:tab/>there is a hypothesis <text:span text:style-name="T252">Term:B</text:span> and a definition <text:span text:style-name="T286">X</text:span><text:span text:style-name="T68"></text:span><text:span text:style-name="T163">Term </text:span><text:span text:style-name="T68"> </text:span><text:span text:style-name="T162">Def</text:span></text:p>
      <text:p text:style-name="P53"><text:tab/>then the new conclusion is the expression obtained </text:p>
      <text:p text:style-name="P72"><text:span text:style-name="T194"><text:tab/><text:tab/><text:tab/></text:span><text:span text:style-name="T193">by replacing</text:span><text:span text:style-name="T194"> X by A in Def</text:span></text:p>
      <text:p text:style-name="P50"/>
      <text:p text:style-name="Standard"><text:span text:style-name="T40">Muscadet</text:span> has participated to CASC competitions (<text:a xlink:type="simple" xlink:href="http://www.cs.miami.edu/~CASC" text:style-name="Internet_20_link" text:visited-style-name="Visited_20_Internet_20_Link"><text:span text:style-name="Internet_20_link"><text:span text:style-name="T11">http://www.cs.miami.edu/~CASC</text:span></text:span></text:a><text:span text:style-name="T5">) since 1999. </text:span><text:span text:style-name="T53">Muscadet</text:span><text:span text:style-name="T5">, of course, could only compete in</text:span> the “first order” divisions, that is FOF (FEQ and NEQ), since it does not work with clauses. The <text:span text:style-name="T5">results [Pastre 06, 07] show the complementarity of </text:span><text:span text:style-name="T53">Muscadet</text:span><text:span text:style-name="T5"> with regard to provers based on the resolution principle.</text:span></text:p>
      <text:p text:style-name="Contents_20_1"/>
      <text:p text:style-name="Standard">[Pastre 99] gives an analysis of some insufficiencies of <text:span text:style-name="T40">Muscadet1, </text:span>which were tackled in<text:span text:style-name="T40"> Muscadet2,</text:span> and the description of some new strategies which were conceived during the work on the TPTP library. The users of <text:span text:style-name="T40">Muscadet</text:span>1 could also find in [Pastre 98] a more detailed correspondence between some of the techniques of both versions. </text:p>
      <text:p text:style-name="Standard"/>
      <text:p text:style-name="Standard">In addition to unceasing enlargement of the bases of rules and improvements of proof strategies, in the last versions of Muscadet2, for TPTP problems, the user could call, under Linux, an executable <text:soft-page-break/>C file which itself called <text:span text:style-name="T43">Prolog</text:span> and the prover. The interest is that it is easier to use and that it is possible to write scripts to solve lists of problems<text:note text:id="ftn6" text:note-class="footnote"><text:note-citation>6</text:note-citation><text:note-body><text:p text:style-name="Footnote"><text:s/>There was already such an executable in CASC versions but it gave only the result (prove or not proved) and not the proof or the search of the proof.</text:p></text:note-body></text:note>. On the other hand working under <text:span text:style-name="T43">Prolog</text:span> allows to look at the bases of facts after an execution or an interruption, and even to test a rule by forcing it to be applied.</text:p>
      <text:p text:style-name="Standard"/>
      <text:p text:style-name="Standard"/>
      <text:p text:style-name="P171"><text:span text:style-name="T241">3.3</text:span> <text:span text:style-name="T40">Muscadet</text:span>3</text:p>
      <text:p text:style-name="Standard">Since 2008, <text:span text:style-name="T302">the</text:span><text:span text:style-name="T260"> syntax of </text:span><text:span text:style-name="T61">Muscadet</text:span><text:span text:style-name="T260">3</text:span> [Pastre 10a, 10b] has been <text:span text:style-name="T260">that of the TPTP library</text:span>. </text:p>
      <text:p text:style-name="Standard">Although this was not absolutely necessary, the “:” symbol used in the expression “for the only Y:f(X) such that p(Y)” was replaced by “::” to avoid the confusion with the “:” of TPTP used in <text:span text:style-name="T199">writing</text:span> quantified formulas.</text:p>
      <text:p text:style-name="Standard"/>
      <text:section text:style-name="Sect2" text:name="Section1">
        <text:p text:style-name="P172">for_all(X,p(X)) </text:p>
        <text:p text:style-name="P172">exists(X,p(X))</text:p>
        <text:p text:style-name="P172">for_all(X,for_all(Y,p(X,Y))) </text:p>
        <text:p text:style-name="P173">exists(X,exists(Y,p(X,Y))) </text:p>
        <text:p text:style-name="P174">A and B </text:p>
        <text:p text:style-name="P174">A or B </text:p>
        <text:p text:style-name="P174">not A </text:p>
        <text:p text:style-name="P174">only(f(X):Y,PY)</text:p>
        <text:p text:style-name="P174"/>
        <text:p text:style-name="P174"/>
        <text:p text:style-name="P174"/>
        <text:p text:style-name="P176">are written <text:s text:c="3"/></text:p>
        <text:p text:style-name="P175"/>
        <text:p text:style-name="P174"/>
        <text:p text:style-name="P174"/>
        <text:p text:style-name="P174">! [X] : p(X) </text:p>
        <text:p text:style-name="P174">? [X] : p(X) </text:p>
        <text:p text:style-name="P174">! [X,Y] : p(X,Y) </text:p>
        <text:p text:style-name="P174">? [X,Y] : p(X,Y) </text:p>
        <text:p text:style-name="P174">A &amp; B </text:p>
        <text:p text:style-name="P174">A | B </text:p>
        <text:p text:style-name="P174">~ A </text:p>
        <text:p text:style-name="P174">only(f(X)::Y,PY)</text:p>
      </text:section>
      <text:p text:style-name="P177"/>
      <text:p text:style-name="Standard">The second important modification of version 3 is the possibility of getting and displaying the “useful” trace. For this, it was <text:span text:style-name="T199">necessary</text:span> to be able to go back from the final step to antecedent steps. To this end, steps have been numbered and became new parameters for facts, rules, conditions and super-actions. A step corresponds to the effective application of a rule. So a step may involve several actions. Facts as hypotheses and conclusions are memorized with the number of the step where they have been obtained. So, several facts may have the same step number. The <text:span text:style-name="T199">successful</text:span> and effective application of a rule is memorized. To allow to go back and also to be able to write a detailed justification, and not only the sequence of steps, the system also memorizes the name of the rule, the new step, the instantiated conditions, the list of the steps of the conditions, the instantiated and explicit actions and a text giving a justification. This text is either given for general rules (generally a logical explication), or automatically built in the rule (for example, rule built from the definition of such concept or such axiom with their name, or local rule built from such universal hypothesis). This memorization is done either in the rule or in the super-action, in particular in the case of a recursive super-action such as adding a hypothesis or proving a conjunctive conclusion.</text:p>
      <text:p text:style-name="Standard"/>
      <text:p text:style-name="P171"><text:span text:style-name="T241">3.4 </text:span><text:span text:style-name="T40">Muscadet</text:span>4</text:p>
      <text:p text:style-name="Standard">In version 4, in addition to other small improvements, the most important changes concern the <text:span text:style-name="T199">writing</text:span> of the useful trace (version 4.0 submitted to the CASC competition) and the user interface (version 4.1). The interface is more easily used and more complete, either under Linux or under <text:span text:style-name="T43">Prolog</text:span> . Options allow to directly modify the time limit, the display level (entire trace / useful trace / result according to the SZS ontology) and the language.</text:p>
      <text:p text:style-name="Standard">In particular, slides of [Pastre 10] contain extracts of useful traces.</text:p>
      <text:p text:style-name="Standard">The version “th” is set up again and may be used under Linux or under <text:span text:style-name="T43">Prolog</text:span>. The system can prove one or several theorems the statements of which are in one or several files, so as the statements of definitions and lemmas.</text:p>
      <text:p text:style-name="Standard"/>
      <text:p text:style-name="Standard"/>
      <text:h text:style-name="Heading_20_1" text:outline-level="1"><text:soft-page-break/>4. Machine representations </text:h>
      <text:p text:style-name="Standard">Everything is expressed in <text:span text:style-name="T40">Prolog</text:span>. Mathematical statements are <text:span text:style-name="T40">Prolog</text:span> expressions. Facts are unit <text:span text:style-name="T40">Prolog</text:span> clauses. Rules are <text:span text:style-name="T40">Prolog</text:span> clauses expressing declarative knowledge. Elementary actions and some strategies are <text:span text:style-name="T40">Prolog</text:span> clauses defining procedural actions. And super-actions are <text:span text:style-name="T40">Prolog</text:span> clauses grouping packs of rules for a given goal.</text:p>
      <text:p text:style-name="Standard"/>
      <text:p text:style-name="Standard">The inference engine is composed of the <text:span text:style-name="T43">Prolog</text:span> interpreter and of some clauses which process the application of rules (<text:span text:style-name="T227">applyrulactiv</text:span> and <text:span text:style-name="T227">applyrul</text:span>).</text:p>
      <text:h text:style-name="Heading_20_2" text:outline-level="2">4.1. Expression of mathematical statements</text:h>
      <text:p text:style-name="P73">The syntax is that of the TPTP library.</text:p>
      <text:p text:style-name="Standard">The logical connectives &amp; (<text:span text:style-name="T138">and), | (or), ~ (not)</text:span><text:span text:style-name="T227">, =&gt;, &lt;=&gt;</text:span> are defined as infix operators with precedences in the order as the connectives are written down in mathematics. They are right associative. </text:p>
      <text:p text:style-name="Standard">The universally quantified formulas are written <text:s/>! [X,Y,...] : &lt;statement function of X, Y, ...&gt;. The existentially quantified formulas are written ? [X,Y,...] : &lt;statement function of X, Y, ...&gt;. <text:note text:id="ftn7" text:note-class="footnote"><text:note-citation>7</text:note-citation><text:note-body><text:p text:style-name="Footnote"><text:s/>In <text:span text:style-name="T40">Muscadet</text:span>2 (and in the corresponding publications, they <text:span text:style-name="T218">were</text:span> written <text:span text:style-name="T126">for_all(</text:span><text:span text:style-name="T222">X</text:span><text:span text:style-name="T227">,</text:span> &lt;statement function of <text:span text:style-name="T126">X</text:span>&gt;<text:span text:style-name="T227">)</text:span> and <text:span text:style-name="T222">exists(X</text:span><text:span text:style-name="T227">,</text:span> &lt;statement function of <text:span text:style-name="T126">X</text:span>&gt; and the connectives were written <text:span text:style-name="T222">and</text:span>, <text:span text:style-name="T222">or</text:span>, <text:span text:style-name="T222">not</text:span><text:span text:style-name="T227">.</text:span></text:p></text:note-body></text:note></text:p>
      <text:p text:style-name="Standard"/>
      <text:p text:style-name="Standard"><text:s/>The <text:span text:style-name="T227">true</text:span> and <text:span text:style-name="T227">false</text:span> constants may also be used.</text:p>
      <text:p text:style-name="P141"/>
      <text:p text:style-name="P141">The example theorem introduced in section 2.1 is written</text:p>
      <text:p text:style-name="P115">![A,B,C]:(subset(A,B) &amp; subset(B,C) =&gt; subset(A,C))</text:p>
      <text:p text:style-name="P86"/>
      <text:p text:style-name="Standard"><text:span text:style-name="T33">The proof of the theorem </text:span><text:span text:style-name="T223">T</text:span><text:span text:style-name="T33"> will be requested by the </text:span><text:span text:style-name="T50">Prolog</text:span><text:span text:style-name="T33"> call </text:span><text:span text:style-name="T250">prove(T).</text:span></text:p>
      <text:p text:style-name="P12"/>
      <text:p text:style-name="P12">The definition of subset is </text:p>
      <text:p text:style-name="P109">subset(A,B) &lt;=&gt; ![X]:(elt(X,A) =&gt; elt(X,B))</text:p>
      <text:p text:style-name="P86">.</text:p>
      <text:p text:style-name="P12">This definition is given by</text:p>
      <text:p text:style-name="P112"><text:span text:style-name="T118">definition</text:span><text:span text:style-name="T119">(subset(A,B) &lt;=&gt; ![X]:(elt(X,A) =&gt; elt(X,B))).</text:span></text:p>
      <text:p text:style-name="P94"><text:span text:style-name="T132">where</text:span><text:span text:style-name="T31"> definition</text:span><text:span text:style-name="T132"> is a </text:span><text:span text:style-name="T42">Prolog</text:span><text:span text:style-name="T132"> predicate stating that the argument statement is a mathematical definition.</text:span></text:p>
      <text:p text:style-name="P86"/>
      <text:p text:style-name="P86">The definitions of intersection and of power set are</text:p>
      <text:p text:style-name="P21"><text:tab/>![X]:(elt(X,inter(A,B)) &lt;=&gt; elt(X,A) &amp; elt(X,B))</text:p>
      <text:p text:style-name="P113"><text:span text:style-name="T33">![X]:(</text:span>elt<text:span text:style-name="T33">(X,</text:span><text:span text:style-name="T91">power_set</text:span><text:span text:style-name="T33">(A)) &lt;=&gt; </text:span><text:span text:style-name="T292">subset</text:span><text:span text:style-name="T33">(X,A))</text:span></text:p>
      <text:p text:style-name="P86"/>
      <text:p text:style-name="P95"><text:span text:style-name="T128">It is possible, as mathematicians do, to use infix operators </text:span><text:span text:style-name="T93">elt</text:span><text:span text:style-name="T128">, </text:span><text:span text:style-name="T93">subset</text:span><text:span text:style-name="T128">, </text:span><text:span text:style-name="T93">inter</text:span><text:span text:style-name="T128"> by defining them with their precedences by the </text:span><text:span text:style-name="T49">Prolog</text:span><text:span text:style-name="T128"> directives </text:span></text:p>
      <text:p text:style-name="P95"><text:span text:style-name="T128"><text:tab/></text:span><text:span text:style-name="T227">op(200,xfy,elt)</text:span></text:p>
      <text:p text:style-name="P96"><text:tab/>op(200,xfy,<text:span text:style-name="T119">subset</text:span>)</text:p>
      <text:p text:style-name="P96"><text:tab/>op(150,xfy,inter)</text:p>
      <text:p text:style-name="P86">then statements may be written</text:p>
      <text:p text:style-name="P98"><text:tab/>![A,B,C]:(A <text:span text:style-name="T292">subset</text:span><text:span text:style-name="T211"> B</text:span> &amp; B <text:span text:style-name="T292">subset</text:span> C =&gt; A <text:span text:style-name="T292">subset</text:span> C)</text:p>
      <text:p text:style-name="P98"><text:tab/>A <text:span text:style-name="T292">subset</text:span><text:span text:style-name="T211"> B</text:span> &lt;=&gt; ![X]:(X elt A =&gt; X elt B)</text:p>
      <text:p text:style-name="P98"><text:tab/>![X]:(X elt A inter B &lt;=&gt; X elt A &amp; X elt B)</text:p>
      <text:p text:style-name="P98"><text:tab/>![X]:(X elt <text:span text:style-name="T91">power_set</text:span>(A) &lt;=&gt; X <text:span text:style-name="T292">subset </text:span>A)</text:p>
      <text:p text:style-name="P88">but <text:span text:style-name="T40">Prolog</text:span> will display </text:p>
      <text:p text:style-name="P88"><text:tab/> <text:span text:style-name="T91">A </text:span><text:span text:style-name="T119">subset</text:span><text:span text:style-name="T91"> B&amp;B </text:span><text:span text:style-name="T119">subset</text:span><text:span text:style-name="T91"> C=&gt;A </text:span><text:span text:style-name="T119">subset</text:span><text:span text:style-name="T91"> C</text:span> </text:p>
      <text:p text:style-name="P88">we loose more than we gain in the readability of display <text:s/>! </text:p>
      <text:p text:style-name="P86"/>
      <text:p text:style-name="P95"><text:soft-page-break/><text:span text:style-name="T128">Mathematicians usually write set definitions in the form </text:span><text:span text:style-name="T167">f</text:span><text:span text:style-name="T162">(</text:span><text:span text:style-name="T167">X</text:span><text:span text:style-name="T162">,..) = {</text:span><text:span text:style-name="T167">X </text:span><text:span text:style-name="T162">; </text:span><text:span text:style-name="T167">p</text:span><text:span text:style-name="T162">(</text:span><text:span text:style-name="T167">X</text:span><text:span text:style-name="T162">,…)}, for example </text:span><text:span text:style-name="T167">A</text:span><text:span text:style-name="T77"></text:span><text:span text:style-name="T167">B</text:span><text:span text:style-name="T162"> = { </text:span><text:span text:style-name="T167">X</text:span><text:span text:style-name="T162">; </text:span><text:span text:style-name="T167">X</text:span><text:span text:style-name="T68"></text:span><text:span text:style-name="T167">A</text:span><text:span text:style-name="T162"> </text:span><text:span text:style-name="T271"></text:span><text:span text:style-name="T162"> </text:span><text:span text:style-name="T167">X</text:span><text:span text:style-name="T68"></text:span><text:span text:style-name="T167">B </text:span><text:span text:style-name="T162">} or </text:span><text:span text:style-name="T282">P</text:span><text:span text:style-name="T162">(</text:span><text:span text:style-name="T167">A</text:span><text:span text:style-name="T162">) = {</text:span><text:span text:style-name="T167">X</text:span><text:span text:style-name="T162">; </text:span><text:span text:style-name="T167">X</text:span><text:span text:style-name="T77"></text:span><text:span text:style-name="T171">A </text:span><text:span text:style-name="T162">}.</text:span></text:p>
      <text:p text:style-name="P95"><text:span text:style-name="T128">This possibility </text:span><text:span text:style-name="T128"><text:note text:id="ftn8" text:note-class="footnote"><text:note-citation>8</text:note-citation><text:note-body><text:p text:style-name="Footnote"><text:s/>which disappeared in <text:span text:style-name="T40">Muscadet</text:span>3 but was restored in <text:span text:style-name="T40">Muscadet</text:span>4.1</text:p></text:note-body></text:note></text:span><text:span text:style-name="T128"> also exists in </text:span><text:span text:style-name="T41">Muscadet</text:span><text:span text:style-name="T128"> in the form </text:span></text:p>
      <text:p text:style-name="P111">A inter B = [X,X elt A &amp; X elt B]</text:p>
      <text:p text:style-name="P114"><text:span text:style-name="T123">power_set</text:span>(A) = [X, X <text:span text:style-name="T292">subset</text:span> A]</text:p>
      <text:p text:style-name="P85">but the symbol used for set belonging must be explicitly indicated by the predicate “<text:span text:style-name="T28">+++</text:span>”, that is</text:p>
      <text:p text:style-name="P99"><text:tab/>+++(elt).</text:p>
      <text:p text:style-name="P87">In order to reduce writing <text:span text:style-name="T33">mathematicians also currently use relativized quantifiers</text:span></text:p>
      <text:p text:style-name="P103"><text:span text:style-name="T90"></text:span><text:span text:style-name="T146">X</text:span><text:span text:style-name="T90"></text:span><text:span text:style-name="T146">A</text:span><text:span text:style-name="T288"> </text:span><text:span text:style-name="T90"></text:span><text:span text:style-name="T148">Y</text:span><text:span text:style-name="T90"></text:span><text:span text:style-name="T146">B</text:span><text:span text:style-name="T288"> </text:span><text:span text:style-name="T147">p</text:span><text:span text:style-name="T149">(</text:span><text:span text:style-name="T147">X</text:span><text:span text:style-name="T149">,</text:span><text:span text:style-name="T147">Y</text:span><text:span text:style-name="T149">)</text:span> <text:s text:c="5"/><text:span text:style-name="T138">and</text:span><text:span text:style-name="T240"> <text:s text:c="4"/></text:span><text:span text:style-name="T288"><text:s/></text:span><text:span text:style-name="T90"></text:span><text:span text:style-name="T146">X</text:span><text:span text:style-name="T90"></text:span><text:span text:style-name="T146">A</text:span><text:span text:style-name="T288"> </text:span><text:span text:style-name="T90"></text:span><text:span text:style-name="T148">Y</text:span><text:span text:style-name="T90"></text:span><text:span text:style-name="T146">B </text:span><text:span text:style-name="T147">p</text:span><text:span text:style-name="T149">(</text:span><text:span text:style-name="T147">X</text:span><text:span text:style-name="T149">,</text:span><text:span text:style-name="T147">Y</text:span><text:span text:style-name="T149">)</text:span></text:p>
      <text:p text:style-name="Standard"><text:span text:style-name="T252">which are abbreviations for</text:span><text:span text:style-name="T240"> </text:span></text:p>
      <text:p text:style-name="P4"><text:span text:style-name="T68"><text:tab/></text:span><text:span text:style-name="T240">X </text:span><text:span text:style-name="T68"></text:span><text:span text:style-name="T168">Y</text:span><text:span text:style-name="T252">(</text:span><text:span text:style-name="T245">X</text:span><text:span text:style-name="T68"></text:span><text:span text:style-name="T245">A</text:span><text:span text:style-name="T252"> </text:span><text:span text:style-name="T275"></text:span><text:span text:style-name="T150"> </text:span><text:span text:style-name="T145">Y</text:span><text:span text:style-name="T89"></text:span><text:span text:style-name="T145">B </text:span><text:span text:style-name="T68"> </text:span><text:span text:style-name="T167">p</text:span><text:span text:style-name="T162">(</text:span><text:span text:style-name="T167">X</text:span><text:span text:style-name="T162">, </text:span><text:span text:style-name="T167">Y</text:span><text:span text:style-name="T162">)</text:span><text:span text:style-name="T252">) <text:s text:c="5"/>and</text:span><text:span text:style-name="T240"> <text:s text:c="5"/></text:span><text:span text:style-name="T68"></text:span><text:span text:style-name="T240">X </text:span><text:span text:style-name="T68"></text:span><text:span text:style-name="T168">Y</text:span><text:span text:style-name="T240"> </text:span><text:span text:style-name="T252">(</text:span><text:span text:style-name="T245">X</text:span><text:span text:style-name="T85"></text:span><text:span text:style-name="T245">A </text:span><text:span text:style-name="T275"></text:span><text:span text:style-name="T240"> </text:span><text:span text:style-name="T145">Y</text:span><text:span text:style-name="T89"></text:span><text:span text:style-name="T145">B</text:span><text:span text:style-name="T68"> </text:span><text:span text:style-name="T167">p</text:span><text:span text:style-name="T162">(</text:span><text:span text:style-name="T167">X</text:span><text:span text:style-name="T162">,</text:span><text:span text:style-name="T167">Y</text:span><text:span text:style-name="T162">)</text:span><text:span text:style-name="T252">)</text:span><text:span text:style-name="T167"> </text:span><text:span text:style-name="T241">. </text:span></text:p>
      <text:p text:style-name="Standard"><text:span text:style-name="T252">In </text:span><text:span text:style-name="T56">Muscadet</text:span><text:span text:style-name="T252">2, it was possible to write</text:span></text:p>
      <text:p text:style-name="Standard"><text:span text:style-name="T111"><text:tab/></text:span><text:span text:style-name="T103">for_all</text:span><text:span text:style-name="T102">(X</text:span><text:span text:style-name="T120"> </text:span><text:span text:style-name="T102">elt</text:span><text:span text:style-name="T120"> </text:span><text:span text:style-name="T102">A,</text:span><text:span text:style-name="T103">for_all</text:span><text:span text:style-name="T102">(Y elt B,p(X,Y)))</text:span><text:span text:style-name="T33"> and</text:span></text:p>
      <text:p text:style-name="Standard"><text:span text:style-name="T103"><text:s/>exists(X elt E, exists(Y elt B, p(X,Y)))</text:span>, (<text:span text:style-name="T103">elt</text:span> having been defined <text:s/>infix),</text:p>
      <text:p text:style-name="Standard">This possibility will be restored in the next version of Muscadet in the form </text:p>
      <text:p text:style-name="P22"><text:tab/>![X <text:span text:style-name="T33">elt</text:span> A, Y <text:span text:style-name="T33">elt</text:span> B]: p(X,Y) <text:span text:style-name="T138">and</text:span> ?[X <text:span text:style-name="T33">elt</text:span> A, Y <text:span text:style-name="T33">elt</text:span> B]: p(X,Y)</text:p>
      <text:p text:style-name="P162">or, more generally, with any formula instead of <text:s/><text:span text:style-name="T93">X </text:span><text:span text:style-name="T103">elt</text:span><text:span text:style-name="T93"> A</text:span>, <text:span text:style-name="T191">…</text:span> .</text:p>
      <text:p text:style-name="P163"/>
      <text:p text:style-name="P94"><text:span text:style-name="T143">Remark</text:span><text:span text:style-name="T132">: the statements of theorems must be closed; the statements of definitions may contain variables which are implicitly universal.</text:span></text:p>
      <text:h text:style-name="Heading_20_2" text:outline-level="2">4.2. Expression of facts</text:h>
      <text:p text:style-name="Standard">The fact that the statement<text:span text:style-name="T240"> </text:span>C is the<text:span text:style-name="T240"> conclusio</text:span>n of the<text:span text:style-name="T240"> (sub-)theorem to be prove</text:span>d with number<text:span text:style-name="T138"> </text:span>N is represented by the unit<text:span text:style-name="T50"> Prolo</text:span>g clause<text:span text:style-name="T249"> concl(N,C,I</text:span>), where <text:span text:style-name="T208">I</text:span> est the number of the step where this fact was created. Some other properties are handled in the same manner, such as to be a<text:span text:style-name="T240"> hypothesi</text:span>s <text:span text:style-name="T138">(</text:span><text:span text:style-name="T249">hyp(N,H,I</text:span><text:span text:style-name="T93">)</text:span>), an<text:span text:style-name="T240"> objec</text:span>t <text:span text:style-name="T138">(</text:span><text:span text:style-name="T249">obj(N,O)</text:span>), a<text:span text:style-name="T240"> sub-theore</text:span>m <text:span text:style-name="T138">(</text:span><text:span text:style-name="T93">subt</text:span><text:span text:style-name="T249">h(N,N1)</text:span>), etc..</text:p>
      <text:p text:style-name="Standard">For <text:span text:style-name="T240">active rules</text:span> exceptionally, the whole list of rules that are active for a (sub-)theorem to be proved is memorized by the fact <text:span text:style-name="T249">rulactiv(N,[R1,R2,…])</text:span>; <text:span text:style-name="T249">[R1,R2,…]</text:span> is a list of names of rules that were automatically activated in an order that is important.</text:p>
      <text:h text:style-name="Heading_20_2" text:outline-level="2">4.3. Expression of rules</text:h>
      <text:p text:style-name="Standard"><text:span text:style-name="T32">Here are the expression of some</text:span> rules (simplified) used in the example<text:span text:style-name="T32"> of section 2.</text:span></text:p>
      <text:p text:style-name="P83"><text:span text:style-name="T305">-</text:span> rules given <text:span text:style-name="T310">to</text:span> the system<text:span text:style-name="T305"> :</text:span></text:p>
      <text:p text:style-name="P19">rule(N, =&gt;) :- concl(N,A=&gt;B,Step), </text:p>
      <text:p text:style-name="P19"><text:s text:c="15"/>addhyp(N,A,NewStep), newconcl(N,B,NewStep).</text:p>
      <text:p text:style-name="P97">rule(N, !) :- concl(N,(!XX:C),Step),</text:p>
      <text:p text:style-name="P97"><text:s text:c="14"/>create_objects_and_replace(N,XX,C,C1,Objects),</text:p>
      <text:p text:style-name="P97"><text:s text:c="14"/>newconcl(N,C1,NewStep).</text:p>
      <text:p text:style-name="P97">rule(N, def_concl_pred) :- concl(N,C,Step),definition(Name, C&lt;=&gt;D),</text:p>
      <text:p text:style-name="P97"><text:s text:c="27"/>newconcl(N,D,NewStep).</text:p>
      <text:p text:style-name="P100">rule(N,stop_hyp_concl):-<text:tab/>concl(N,C,Step1),ground(C), hyp(N,C,Step2),</text:p>
      <text:p text:style-name="P100"><text:tab/>not hyp(N,elt(X,B),_),<text:tab/><text:tab/><text:tab/><text:tab/> <text:s text:c="17"/></text:p>
      <text:p text:style-name="P100"><text:tab/>newconcl(N,true,NewStep).</text:p>
      <text:p text:style-name="P83"><text:span text:style-name="T305">- </text:span>rule built by the system<text:span text:style-name="T305"> :</text:span></text:p>
      <text:p text:style-name="P90">rule(N, subset) :- hyp(N, subset(A,B,Step1), hyp(N, elt(X,A,Step2), </text:p>
      <text:p text:style-name="P90"><text:s text:c="19"/>not hyp(N, elt(X,B),_),</text:p>
      <text:p text:style-name="P90"><text:s text:c="19"/>addhyp(N, elt(X,B,NewStep).</text:p>
      <text:p text:style-name="P106"/>
      <text:p text:style-name="Standard"><text:span text:style-name="T33">The parameter </text:span><text:span text:style-name="T223">N</text:span><text:span text:style-name="T33"> </text:span><text:span text:style-name="T34">is used</text:span><text:span text:style-name="T33"> to apply a rule to the (sub-)theorem number</text:span><text:span text:style-name="T37">ed</text:span><text:span text:style-name="T33"> </text:span><text:span text:style-name="T223">N</text:span><text:span text:style-name="T33">.</text:span></text:p>
      <text:p text:style-name="P12"/>
      <text:p text:style-name="Standard"><text:soft-page-break/><text:span text:style-name="T33">Notice that </text:span><text:span text:style-name="T233">if … then …</text:span><text:span text:style-name="T33"> is implicit. It would have been possible to define </text:span><text:span text:style-name="T50">Prolog</text:span><text:span text:style-name="T33"> operator symbols </text:span><text:span text:style-name="T250">if … then …</text:span><text:span text:style-name="T33">, but this was not indispensable, since all is translated into </text:span><text:span text:style-name="T50">Prolog</text:span><text:span text:style-name="T33"> with predicates. </text:span></text:p>
      <text:p text:style-name="Standard"><text:span text:style-name="T33">Conditions are generally the verification of the existence (or of the absence) of facts, which are unit </text:span><text:span text:style-name="T50">Prolog</text:span><text:span text:style-name="T33"> clauses (</text:span><text:span text:style-name="T250">hyp, concl</text:span><text:span text:style-name="T33">, see the preceding section), or of a definition which is in a certain form. There may also be elementary conditions.</text:span></text:p>
      <text:p text:style-name="Standard"><text:span text:style-name="T33">Actions are either elementary actions, which are expressed as </text:span><text:span text:style-name="T50">Prolog</text:span><text:span text:style-name="T33"> predicates and express elementary programs (</text:span><text:span text:style-name="T102">create_objects_and_replace</text:span><text:span text:style-name="T33">), or super-actions which are defined by packs of rules (</text:span><text:span text:style-name="T250">addhyp, newconcl,</text:span><text:span text:style-name="T33"> etc, see next section).</text:span></text:p>
      <text:p text:style-name="P12"/>
      <text:p text:style-name="Standard"><text:span text:style-name="T33">The condition </text:span><text:span text:style-name="T250">not hyp(N, elt(X,B),_)</text:span><text:span text:style-name="T33"> avoids applying the rule if the theorem of number </text:span><text:span text:style-name="T223">N</text:span><text:span text:style-name="T33"> already contains the hypothesis </text:span><text:span text:style-name="T103">elt(X,B)</text:span><text:span text:style-name="T33">. (In the example, this condition only avoids the call </text:span><text:span text:style-name="T223">addhyp</text:span><text:span text:style-name="T33">, which would have no effect here, but in other cases it is essential; for example to avoid an infinite creation of objects.) </text:span></text:p>
      <text:p text:style-name="P12">For <text:span text:style-name="T40">Muscadet</text:span>1, this condition was not necessary because a rule could not be applied twice for the same instantiations. This had other disadvantages; for example it was not possible to <text:span text:style-name="T241">force</text:span> a rule to be applied again for the same instantiations.</text:p>
      <text:p text:style-name="P12"/>
      <text:p text:style-name="Standard"><text:span text:style-name="T33">The elementary action </text:span><text:span text:style-name="T102">create_objects_and_replace(N,XX,C,C1,Objects)</text:span><text:span text:style-name="T223"> </text:span><text:span text:style-name="T33">returns in </text:span><text:span text:style-name="T223">Objects </text:span><text:span text:style-name="T33">a list of constants </text:span><text:span text:style-name="T103">z</text:span><text:span text:style-name="T133">, </text:span><text:span text:style-name="T223">z1</text:span><text:span text:style-name="T133">, </text:span><text:span text:style-name="T223">z2</text:span><text:span text:style-name="T33">,… etc which have not yet been used and replaces in</text:span><text:span text:style-name="T31"> </text:span><text:span text:style-name="T223">C</text:span><text:span text:style-name="T31"> </text:span><text:span text:style-name="T33">the variables of</text:span><text:span text:style-name="T31"> </text:span><text:span text:style-name="T223">XX</text:span><text:span text:style-name="T31"> </text:span><text:span text:style-name="T33">by</text:span><text:span text:style-name="T31"> these constants to give</text:span><text:span text:style-name="T33"> </text:span><text:span text:style-name="T223">C1</text:span><text:span text:style-name="T31">.</text:span></text:p>
      <text:p text:style-name="P49"/>
      <text:p text:style-name="Standard"><text:span text:style-name="T33">Actually operational rules are more complex, they contain additional conditions and actions, which have been added by hand </text:span><text:span text:style-name="T33"><text:note text:id="ftn9" text:note-class="footnote"><text:note-citation>9</text:note-citation><text:note-body><text:p text:style-name="Footnote"><text:s/>because gradually added during experimentations, but they could <text:span text:style-name="T305">have </text:span>be<text:span text:style-name="T305">en</text:span> automatically added from simplified rules</text:p></text:note-body></text:note></text:span><text:span text:style-name="T33"> for the rules given to the system, but which are automatically added for rules built by the system. The first rules may be seen in the file </text:span><text:span text:style-name="T103">muscadet-en</text:span><text:span text:style-name="T33">, the last ones in the files of built rules </text:span><text:span text:style-name="T103">rul_</text:span><text:span text:style-name="T33">...</text:span></text:p>
      <text:p text:style-name="P51"/>
      <text:p text:style-name="Standard"><text:span text:style-name="T234">Among the condition</text:span><text:span text:style-name="T33">s :</text:span></text:p>
      <text:p text:style-name="Standard"><text:span text:style-name="T31">- </text:span><text:span text:style-name="T287">the </text:span><text:span text:style-name="T103">Step</text:span><text:span text:style-name="T133"> number</text:span><text:span text:style-name="T295"> </text:span><text:span text:style-name="T31">which will be used in </text:span><text:span text:style-name="T103">traces</text:span><text:span text:style-name="T31"> (see below).</text:span></text:p>
      <text:p text:style-name="P12"/>
      <text:p text:style-name="Standard"><text:span text:style-name="T234">Among the actions</text:span><text:span text:style-name="T33"> :</text:span></text:p>
      <text:p text:style-name="P12">- steps numbering,</text:p>
      <text:p text:style-name="P12">- messages writing,</text:p>
      <text:p text:style-name="P17"><text:span text:style-name="T129">- </text:span><text:span text:style-name="T33">traces(N,rule(Name),&lt;</text:span><text:span text:style-name="T129">condition or list of conditions</text:span><text:span text:style-name="T33">&gt;,</text:span></text:p>
      <text:p text:style-name="P17"><text:span text:style-name="T33"><text:s text:c="9"/>&lt;</text:span><text:span text:style-name="T129">action or list of actions&gt;, &lt;step&gt;, &lt;explanation&gt;,</text:span></text:p>
      <text:p text:style-name="P17"><text:span text:style-name="T33"><text:s text:c="9"/>&lt;</text:span><text:span text:style-name="T129">list of the steps of <text:s/>the conditions</text:span><text:span text:style-name="T33">&gt;)</text:span></text:p>
      <text:p text:style-name="P27"><text:span text:style-name="T287">memorizes the informations which will be later necessary to extract the useful trace</text:span><text:span text:style-name="T33">.</text:span></text:p>
      <text:h text:style-name="Heading_20_2" text:outline-level="2">4.4. Expression of super-actions</text:h>
      <text:p text:style-name="Standard"><text:span text:style-name="T240">Super-actions</text:span> are generally expressed by packs of rules <text:span text:style-name="T240">if … then …</text:span> or<text:span text:style-name="T240"> if … then … else …</text:span> </text:p>
      <text:p text:style-name="P144">To <text:span text:style-name="T252">action(</text:span><text:span text:style-name="T286">X</text:span><text:span text:style-name="T252">) :</text:span><text:tab/>if … then …</text:p>
      <text:p text:style-name="P57"><text:tab/>if … then …</text:p>
      <text:p text:style-name="P57"><text:tab/>else …</text:p>
      <text:p text:style-name="P141">is easily written in <text:span text:style-name="T50">Prolog</text:span></text:p>
      <text:p text:style-name="P153"><text:span text:style-name="T252">action(X) :-</text:span><text:tab/><text:span text:style-name="T252">( … -&gt; … </text:span></text:p>
      <text:p text:style-name="P154"><text:tab/>; … -&gt; … </text:p>
      <text:p text:style-name="P154"><text:tab/>; … <text:s text:c="4"/>% by default (optional)</text:p>
      <text:p text:style-name="P154"><text:tab/>) .</text:p>
      <text:p text:style-name="P152"/>
      <text:p text:style-name="Standard"><text:span text:style-name="T33">The super-action </text:span><text:span text:style-name="T111">newconcl</text:span><text:span text:style-name="T33">, which contains only one rule, replaces the conclusion of the (sub‑)theorem of number </text:span><text:span text:style-name="T223">N</text:span><text:span text:style-name="T33"> by </text:span><text:span text:style-name="T223">C</text:span><text:span text:style-name="T33"> if the conclusion is not already equal to </text:span><text:span text:style-name="T223">C</text:span><text:span text:style-name="T33">.</text:span></text:p>
      <text:p text:style-name="P92">newconcl(N,C,Step) :-<text:tab/>not concl(N,C,_),</text:p>
      <text:p text:style-name="P92"><text:soft-page-break/><text:tab/>step_action(Step),</text:p>
      <text:p text:style-name="P92"><text:tab/>assign(concl(N,C,Step)).</text:p>
      <text:p text:style-name="P90"><text:span text:style-name="T128">with</text:span> </text:p>
      <text:p text:style-name="P90">step_action(<text:span text:style-name="T214">E1</text:span>) :- ( var(E1),step(E) -&gt; E1 is E+1,assign(step(E1)) </text:p>
      <text:p text:style-name="P90"><text:s text:c="20"/>; true).</text:p>
      <text:p text:style-name="P91"><text:span text:style-name="T138">If</text:span><text:span text:style-name="T128"> </text:span><text:span text:style-name="T91">E1</text:span><text:span text:style-name="T128"> </text:span><text:span text:style-name="T138">has not yet been instantiated, which is the case in the rule “</text:span><text:span text:style-name="T91">!</text:span><text:span text:style-name="T138">”,</text:span><text:span text:style-name="T128"> </text:span><text:span text:style-name="T138">the step number is incremented by </text:span><text:span text:style-name="T91">1</text:span><text:span text:style-name="T128">.</text:span></text:p>
      <text:p text:style-name="P91"><text:span text:style-name="T138">If</text:span><text:span text:style-name="T128"> </text:span><text:span text:style-name="T91">E1</text:span><text:span text:style-name="T128"> </text:span><text:span text:style-name="T138">has been instantiated, which is the case in the rule</text:span><text:span text:style-name="T128"> </text:span><text:span text:style-name="T91">=&gt;</text:span><text:span text:style-name="T138">, where</text:span><text:span text:style-name="T128"> </text:span><text:span text:style-name="T91">E1</text:span><text:span text:style-name="T128"> </text:span><text:span text:style-name="T138">has been instantiated by the first action</text:span><text:span text:style-name="T128"> a</text:span><text:span text:style-name="T122">ddhyp</text:span><text:span text:style-name="T128"> </text:span><text:span text:style-name="T138">(described hereafter), it is the same step.</text:span></text:p>
      <text:p text:style-name="P89"><text:span text:style-name="T91">assign</text:span> <text:s/>updates the conclusion and the number step.</text:p>
      <text:p text:style-name="P82"/>
      <text:p text:style-name="P82"/>
      <text:p text:style-name="Standard"><text:span text:style-name="T33">The super-action </text:span><text:span text:style-name="T111">addhyp</text:span><text:span text:style-name="T33"> handles the hypotheses that have to be “added” in order to finally add only hypotheses that are elementary and not universal. </text:span></text:p>
      <text:p text:style-name="P12">Conjunctions are split. Universal hypotheses are not added. Rather, in the place of universal hypotheses, new rules, which are local for the (sub-)theorem, are created. </text:p>
      <text:p text:style-name="P12"/>
      <text:p text:style-name="P12">Here are some of the rules that define this super-action</text:p>
      <text:p text:style-name="P90">addhyp(N,H,E) :- step_action(E),</text:p>
      <text:p text:style-name="P90"><text:tab/>( <text:span text:style-name="T293">% </text:span><text:span text:style-name="T248">to add a conjunction, the elements of the conjunction</text:span><text:span text:style-name="T293"> </text:span></text:p>
      <text:p text:style-name="P90"><text:span text:style-name="T293"><text:s text:c="8"/>% </text:span><text:span text:style-name="T248">are successively (and recursively) added</text:span></text:p>
      <text:p text:style-name="P101"><text:span text:style-name="T294"><text:tab/> <text:s/></text:span><text:span text:style-name="T26">H = A &amp; B -&gt; addhyp(N,A,E), addhyp(N,B,E)</text:span></text:p>
      <text:p text:style-name="P102"><text:tab/>; if H is already a hypothesis, nothing is done</text:p>
      <text:p text:style-name="Texte_20_brut"><text:span text:style-name="T250"><text:tab/></text:span><text:span text:style-name="T31">; hyp(N,H,_) -&gt; <text:s/>true</text:span></text:p>
      <text:p text:style-name="P90"><text:tab/>; % <text:span text:style-name="T215">the same</text:span> for a trivial equality</text:p>
      <text:p text:style-name="P90"><text:tab/> <text:s/>H = (X = X) -&gt; true</text:p>
      <text:p text:style-name="P49"><text:tab/><text:span text:style-name="T91">; % lexicographic order except for created objects z&lt;number&gt;</text:span></text:p>
      <text:p text:style-name="P97"><text:tab/> <text:s/>% <text:s text:c="4"/>which are in the order of their creation (numerical)</text:p>
      <text:p text:style-name="P90"><text:tab/> <text:s/>H = (Y=X), atom(X), atom(Y), before(X,Y), addhyp(N,(X=Y),E2) </text:p>
      <text:p text:style-name="P90"><text:tab/>; % if H is universal or is a implication, rule(s) are </text:p>
      <text:p text:style-name="P90"><text:tab/> <text:s/>% created, which are local for the theorem of number N</text:p>
      <text:p text:style-name="P90"><text:tab/> <text:s/>H = ( !_: _) -&gt; create_name_rule(rulehyp,Name), </text:p>
      <text:p text:style-name="P90"><text:s text:c="38"/>buildrules(H,_,N,Name,[])</text:p>
      <text:p text:style-name="P90"><text:tab/>; H = A =&gt; B -&gt; create_name_rule(rulehyp,Name), </text:p>
      <text:p text:style-name="P90"><text:s text:c="32"/>buildrules( H,_,N,Name,[])</text:p>
      <text:p text:style-name="P90"><text:tab/>...</text:p>
      <text:p text:style-name="P90"><text:tab/>; % else H is added <text:s text:c="15"/></text:p>
      <text:p text:style-name="P90"><text:tab/> <text:s/>assert(hyp(N,H,E)),</text:p>
      <text:p text:style-name="P90"><text:tab/>) .</text:p>
      <text:h text:style-name="Heading_20_1" text:outline-level="1"><text:span text:style-name="T33">5. How to use </text:span><text:span text:style-name="T40">Muscadet</text:span><text:span text:style-name="T50">4</text:span></text:h>
      <text:p text:style-name="Standard"><text:span text:style-name="T33">The </text:span><text:span text:style-name="T234">package</text:span><text:span text:style-name="T33"> contains a </text:span><text:span text:style-name="T47">Prolog</text:span><text:span text:style-name="T33"> source file </text:span><text:span text:style-name="T103">muscadet-en</text:span><text:span text:style-name="T33">, a script </text:span><text:span text:style-name="T103">musca-en</text:span><text:span text:style-name="T33"> which allows to work under </text:span><text:span text:style-name="T47">Prolog</text:span><text:span text:style-name="T33"> and two small C files</text:span><text:span text:style-name="T295"> </text:span><text:span text:style-name="T103">th-en.c</text:span><text:span text:style-name="T133"> and </text:span><text:span text:style-name="T103">tptp-en.c</text:span><text:span text:style-name="T33"> </text:span><text:span text:style-name="T33"><text:note text:id="ftn10" text:note-class="footnote"><text:note-citation>10</text:note-citation><text:note-body><text:p text:style-name="Footnote"><text:s/><text:span text:style-name="T126">muscadet-fr, musca-fr, th-fr.c and tptp-fr.c</text:span> for the French version</text:p></text:note-body></text:note></text:span><text:span text:style-name="T33"> which can be compiled and which allow to work under Linux. The obtained executables will be named later </text:span><text:span text:style-name="T34">in this paper</text:span><text:span text:style-name="T33"> </text:span><text:span text:style-name="T103">th</text:span><text:span text:style-name="T33"> and </text:span><text:span text:style-name="T103">tptp</text:span><text:span text:style-name="T33">. </text:span></text:p>
      <text:p text:style-name="P12"/>
      <text:p text:style-name="Standard"><text:span text:style-name="T34">It is also possible to work</text:span><text:span text:style-name="T33"> under </text:span><text:span text:style-name="T43">Prolog</text:span><text:span text:style-name="T44">,</text:span><text:span text:style-name="T34"> this a</text:span><text:span text:style-name="T33">llows in particular to have access, at the end of the proof (or more important in case of failure</text:span><text:span text:style-name="T34"> or crash</text:span><text:span text:style-name="T33"> !) to all facts representing the state of the theorem to be proved : </text:span><text:span text:style-name="T103">hyp</text:span><text:span text:style-name="T33">, </text:span><text:span text:style-name="T103">concl</text:span><text:span text:style-name="T33">, </text:span><text:span text:style-name="T103">sousth</text:span><text:span text:style-name="T33">, rules (in particular built rules), etc ; and even to directly test the application of a <text:s/>rule on the current state.</text:span></text:p>
      <text:p text:style-name="P12"/>
      <text:p text:style-name="P12"><text:soft-page-break/>It is possible to work from a file containing a list of definitions and one or several theorems to be proved.</text:p>
      <text:p text:style-name="P12"/>
      <text:p text:style-name="Standard"><text:span text:style-name="T33">It is also possible to directly work on the problems of the TPTP library, after having defined an environment</text:span><text:span text:style-name="T133"> </text:span><text:span text:style-name="T180">shell</text:span><text:span text:style-name="T133"> variable</text:span><text:span text:style-name="T180"> </text:span><text:span text:style-name="T103">TPTP</text:span><text:span text:style-name="T180"> to the TPTP library (</text:span><text:span text:style-name="T103">setenv TPTP </text:span><text:span text:style-name="T133">&lt;directory of the </text:span><text:span text:style-name="T180">library</text:span><text:span text:style-name="T133">&gt;).</text:span></text:p>
      <text:p text:style-name="Standard"><text:span text:style-name="T33">Under </text:span><text:span text:style-name="T43">Prolog</text:span><text:span text:style-name="T33">, it is also possible to call directly the predicate </text:span><text:span text:style-name="T223">prove</text:span><text:span text:style-name="T33"> with as a parameter the statement of the theorem to be proved, after having given the definitions of the mathematical concepts eventually used.</text:span></text:p>
      <text:p text:style-name="P12"/>
      <text:p text:style-name="P141"><text:span text:style-name="T33">The </text:span><text:span text:style-name="T50">Prolog</text:span><text:span text:style-name="T33"> used is SWI-Prolog, which is freeware downloaded at the following </text:span><text:span text:style-name="T12">address </text:span><text:a xlink:type="simple" xlink:href="http://www.swi.psy.uva.nl/projects/SWI-Prolog/download.html" text:style-name="Internet_20_link" text:visited-style-name="Visited_20_Internet_20_Link"><text:span text:style-name="Internet_20_link"><text:span text:style-name="T13">http://www.swi.psy.uva.nl/projects/SWI-Prolog/download.html</text:span></text:span></text:a><text:span text:style-name="T12">, and which is called</text:span><text:span text:style-name="T33"> by the command</text:span><text:span text:style-name="T223"> swipl</text:span><text:span text:style-name="T33">.</text:span></text:p>
      <text:p text:style-name="P149"><text:span text:style-name="T266">Be careful</text:span><text:span text:style-name="T33"> : from <text:s/></text:span><text:span text:style-name="T107">SWI-Prolog</text:span><text:span text:style-name="T181"> </text:span><text:span text:style-name="T108">7</text:span><text:span text:style-name="T134"> version</text:span><text:span text:style-name="T133">, a version of Muscadet from </text:span><text:span text:style-name="T108">4.6.2</text:span><text:span text:style-name="T135"> </text:span><text:span text:style-name="T133">must be used</text:span><text:span text:style-name="T135">.</text:span><text:span text:style-name="T135"><text:note text:id="ftn11" text:note-class="footnote"><text:note-citation>11</text:note-citation><text:note-body><text:p text:style-name="P117"><text:span text:style-name="T311"><text:s/></text:span>because of the <text:span text:style-name="T311">modification of the type </text:span>of the empty list []<text:span text:style-name="T317"> (which was an atom in previous versions)</text:span></text:p></text:note-body></text:note></text:span></text:p>
      <text:p text:style-name="P146"/>
      <text:p text:style-name="Standard"><text:span text:style-name="T33">In all cases you have to be in a directory that contains the </text:span><text:span text:style-name="T50">Prolog</text:span><text:span text:style-name="T33"> file </text:span><text:span text:style-name="T223">muscadet-en</text:span><text:span text:style-name="Footnote_20_Symbol"><text:span text:style-name="T230"><text:note text:id="ftn12" text:note-class="footnote"><text:note-citation>12</text:note-citation><text:note-body><text:p text:style-name="Footnote"><text:s/><text:span text:style-name="T221">muscadet-fr </text:span>for the French version </text:p></text:note-body></text:note></text:span></text:span><text:span text:style-name="T223"> </text:span><text:span text:style-name="T33">(or a same-name link to this file).</text:span></text:p>
      <text:p text:style-name="P12"/>
      <text:h text:style-name="P187" text:outline-level="2">5.1. Direct proof </text:h>
      <text:p text:style-name="P12">(only under <text:span text:style-name="T45">Prolog</text:span>)</text:p>
      <text:p text:style-name="P12"/>
      <text:p text:style-name="P12">Call the Unix command <text:span text:style-name="T227">musca-en</text:span><text:span text:style-name="Footnote_20_Symbol"><text:span text:style-name="T220"><text:note text:id="ftn13" text:note-class="footnote"><text:note-citation>13</text:note-citation><text:note-body><text:p text:style-name="Footnote"><text:s/><text:span text:style-name="T221">musca-fr</text:span> for the French version </text:p></text:note-body></text:note></text:span></text:span>. This invokes SWI‑Prolog and loads the file <text:span text:style-name="T227">muscadet-en</text:span>. </text:p>
      <text:p text:style-name="P12"/>
      <text:p text:style-name="P13">To prove<text:span text:style-name="T306"> <text:s/></text:span><text:span text:style-name="T242">p</text:span><text:span text:style-name="T269">∧</text:span><text:span text:style-name="T242">q</text:span><text:span text:style-name="T243"> </text:span><text:span text:style-name="T86"></text:span><text:span text:style-name="T242"> </text:span><text:span text:style-name="T243"><text:s/>(</text:span><text:span text:style-name="T242">p</text:span><text:span text:style-name="T270">⇔</text:span><text:span text:style-name="T242">q</text:span><text:span text:style-name="T243">)</text:span><text:span text:style-name="T70"> </text:span><text:span text:style-name="T306">si</text:span>mply type<text:span text:style-name="T306"> </text:span><text:s/><text:span text:style-name="T93">prov</text:span><text:span text:style-name="T94">e</text:span><text:span text:style-name="T93">(</text:span><text:span text:style-name="T113">p</text:span><text:span text:style-name="T114"> </text:span><text:span text:style-name="T116">&amp;</text:span><text:span text:style-name="T117"> </text:span><text:span text:style-name="T113">q</text:span><text:span text:style-name="T114"> </text:span><text:span text:style-name="T115">=&gt;</text:span><text:span text:style-name="T114"> (p &lt;=&gt; q</text:span><text:span text:style-name="T115">)</text:span><text:span text:style-name="T114">)</text:span><text:span text:style-name="T93">.</text:span></text:p>
      <text:p text:style-name="P67"><text:span text:style-name="T138">Do not forget the dot at the end.</text:span> No space before the bracket.</text:p>
      <text:p text:style-name="P67"/>
      <text:p text:style-name="P12">Let us come back to the first example. </text:p>
      <text:p text:style-name="Standard"><text:span text:style-name="T33">Introduce the definition of the inclusion by the </text:span><text:span text:style-name="T50">Prolog</text:span><text:span text:style-name="T33"> command </text:span></text:p>
      <text:p text:style-name="P107">assert(definition(subset(A,B) &lt;=&gt; <text:span text:style-name="T123">![X]:(elt(X,A) =&gt; elt(X,B)))).</text:span></text:p>
      <text:p text:style-name="P7"/>
      <text:p text:style-name="P12">Then call for the proof</text:p>
      <text:p text:style-name="Standard"><text:span text:style-name="T33"><text:tab/></text:span><text:span text:style-name="T103">prove(![A,B,C]:(subset(A,B) &amp; subset(B,C) =&gt; subset(A,C))).</text:span></text:p>
      <text:p text:style-name="P12">Do not forget dots.</text:p>
      <text:p text:style-name="P12"/>
      <text:p text:style-name="P29">The proof will be displayed on the standard output.</text:p>
      <text:p text:style-name="P12"/>
      <text:p text:style-name="P12">If you prefer use infix operators, type</text:p>
      <text:p text:style-name="P12"><text:tab/><text:span text:style-name="T93">op(200,xfy,elt).</text:span></text:p>
      <text:p text:style-name="P20"><text:tab/>op(200,xfy,subset).</text:p>
      <text:p text:style-name="P23"><text:span text:style-name="T28"><text:tab/>assert</text:span>(<text:span text:style-name="T28">definition(A subset B) &lt;=&gt; ![X]:(X elt A =&gt; X elt B))). </text:span></text:p>
      <text:p text:style-name="P23"><text:span text:style-name="T184">then</text:span><text:span text:style-name="T228"><text:tab/>prove(![A,B,C] : A </text:span><text:span text:style-name="T28">subset</text:span><text:span text:style-name="T228"> B &amp; B </text:span><text:span text:style-name="T28">subset</text:span><text:span text:style-name="T228"> C =&gt; A </text:span><text:span text:style-name="T28">subset</text:span><text:span text:style-name="T228"> C).</text:span></text:p>
      <text:p text:style-name="P29"/>
      <text:p text:style-name="P12"/>
      <text:h text:style-name="P187" text:outline-level="2">5.2 From files containing theorems and definitions</text:h>
      <text:p text:style-name="Standard"><text:s/>Data must be written as below : </text:p>
      <text:p text:style-name="P155"><text:span text:style-name="T295">:- </text:span><text:span text:style-name="T103">op(</text:span><text:span text:style-name="T133">&lt;precedence&gt;, &lt;type&gt;, &lt;name&gt;</text:span><text:span text:style-name="T103">)</text:span><text:span text:style-name="T295">. </text:span><text:span text:style-name="T133">(eventually)</text:span></text:p>
      <text:p text:style-name="P155"><text:span text:style-name="T103">theorem(&lt;</text:span><text:span text:style-name="T133">name</text:span><text:span text:style-name="T103">&gt;,</text:span><text:span text:style-name="T33">&lt;theorem to be proved&gt;</text:span><text:span text:style-name="T103">)</text:span><text:span text:style-name="T295">. </text:span></text:p>
      <text:p text:style-name="P155"><text:soft-page-break/><text:span text:style-name="T103">definition(</text:span><text:span text:style-name="T33">&lt;definition&gt;</text:span><text:span text:style-name="T103">)</text:span><text:span text:style-name="T295">.</text:span></text:p>
      <text:p text:style-name="P155"><text:span text:style-name="T103">lemme(</text:span><text:span text:style-name="T33">&lt;name&gt;,&lt;lemma&gt;</text:span><text:span text:style-name="T103">).</text:span></text:p>
      <text:p text:style-name="P155"><text:span text:style-name="T103">include(</text:span><text:span text:style-name="T133">&lt;data file&gt;</text:span><text:span text:style-name="T103">)</text:span><text:span text:style-name="T295">.</text:span></text:p>
      <text:p text:style-name="P155"><text:span text:style-name="T295">% </text:span><text:span text:style-name="T133">&lt;</text:span><text:span text:style-name="T43">Prolog</text:span><text:span text:style-name="T133"> comment&gt;</text:span></text:p>
      <text:p text:style-name="P29"><text:span text:style-name="T265">Do not forget the dots</text:span> ! (They are <text:span text:style-name="T40">Prolog</text:span> terms.)</text:p>
      <text:p text:style-name="P29">All this data may be written in whatever order.</text:p>
      <text:p text:style-name="P29">There may be several theorems which will be proved one after the other.</text:p>
      <text:p text:style-name="P29"><text:span text:style-name="T296">include </text:span>allows to write data in one or several other file(s) .</text:p>
      <text:p text:style-name="P29"/>
      <text:p text:style-name="P29"><text:span text:style-name="T241">Files examples</text:span> :</text:p>
      <text:p text:style-name="P29"> </text:p>
      <text:p text:style-name="P20">example1 :</text:p>
      <text:p text:style-name="P164">definition(subset(A,B) &lt;=&gt; ! [X]:(elt<text:span text:style-name="T212">(X,A)</text:span> =&gt; elt(X,B))).</text:p>
      <text:p text:style-name="P164">theorem(thI03,![A,B,C]:(subset(A,B) &amp; subset(B,C) =&gt; subset(A,C))). </text:p>
      <text:p text:style-name="P20"/>
      <text:p text:style-name="P20">example1bis :</text:p>
      <text:p text:style-name="P156">:- op(200,xfy,elt).</text:p>
      <text:p text:style-name="P156">:- op(200,xfy,subset).</text:p>
      <text:p text:style-name="P156">theorem(thI03,![A,B,C]:(A subset B &amp; B subset C =&gt; A subset C)). </text:p>
      <text:p text:style-name="P156">definition(A subset B &lt;=&gt; ! [X]: X elt<text:span text:style-name="T212"> A</text:span> =&gt; X elt B)).</text:p>
      <text:p text:style-name="P156"/>
      <text:p text:style-name="P158">example2 :</text:p>
      <text:p text:style-name="P159"><text:tab/>include(example2_definitions). </text:p>
      <text:p text:style-name="P159"><text:tab/>% transitivity of subset </text:p>
      <text:p text:style-name="P159"><text:tab/>theorem(thI03,![A,B,C]:(<text:span text:style-name="T212">subset(A,B)</text:span> &amp; <text:span text:style-name="T212">subset(B,C)</text:span> =&gt; <text:span text:style-name="T212">subset(A,C)</text:span>)). </text:p>
      <text:p text:style-name="P159"><text:tab/>% the power set of an intersection is equal to the intersection of the power sets </text:p>
      <text:p text:style-name="P159"><text:tab/>theorem(thI21,![A,B]:subset(powerset(inter(A,B), <text:s text:c="8"/></text:p>
      <text:p text:style-name="P159"><text:s text:c="34"/>inter(powerset(A),powerset(B))))). </text:p>
      <text:p text:style-name="P158"><text:span text:style-name="T138">with</text:span> exemple2_definitions :<text:tab/></text:p>
      <text:p text:style-name="P158"><text:tab/>definition(subset(A,B) &lt;=&gt; ! [X]:(elt<text:span text:style-name="T212">(X,A)</text:span> =&gt; elt(X,B))). </text:p>
      <text:p text:style-name="P158"><text:tab/>definition(elt(X,powerset(A))&lt;=&gt; subset(X,A)). </text:p>
      <text:p text:style-name="P158"><text:tab/>definition(elt(X,inter(A,B)) &lt;=&gt; elt<text:span text:style-name="T212">(X,A)</text:span> &amp; elt<text:span text:style-name="T212">(X,B)</text:span>). </text:p>
      <text:p text:style-name="P158"/>
      <text:p text:style-name="P158">example2bis :</text:p>
      <text:p text:style-name="P158"><text:tab/>include(example2bis-definitions). </text:p>
      <text:p text:style-name="P158"><text:tab/>:- op(200, xfy, elt). </text:p>
      <text:p text:style-name="P158"><text:tab/>:- op(200, xfy, subset). </text:p>
      <text:p text:style-name="P158"><text:tab/>:- op(150,xfx,inter). </text:p>
      <text:p text:style-name="P158"><text:tab/>% transitivity of subset </text:p>
      <text:p text:style-name="P158"><text:tab/>theorem(thI03,![A,B,C]:(A subset B &amp; B subset C =&gt; A subset C)). </text:p>
      <text:p text:style-name="P158"><text:tab/>% the power set of an intersection is equal to the intersection of the power sets </text:p>
      <text:p text:style-name="P158"><text:tab/>theorem(thI21,![A,B]:(powerset(A inter B) subset powerset(A) inter powerset(B))). </text:p>
      <text:p text:style-name="P160"><text:span text:style-name="T138">with</text:span> example2bis_definitions :</text:p>
      <text:p text:style-name="P160"><text:tab/>:- op(200, xfy, elt). </text:p>
      <text:p text:style-name="P160"><text:tab/>:- op(200, xfy, subset). </text:p>
      <text:p text:style-name="P160"><text:tab/>:- op(150,xfx,inter). </text:p>
      <text:p text:style-name="P160"><text:tab/>definition(A subset B &lt;=&gt; ! [X]:(X elt A =&gt; X elt B)). </text:p>
      <text:p text:style-name="P160"><text:tab/>definition((X elt powerset(A))&lt;=&gt; X subset A). </text:p>
      <text:p text:style-name="P160"><text:tab/>definition(X elt <text:s/>A inter B <text:s/>&lt;=&gt; <text:s/>X elt A <text:s/>&amp; <text:s/>X elt B).</text:p>
      <text:p text:style-name="P161"><text:span text:style-name="T241">Remark </text:span>:defining infix operators must be done in all files where they occur.</text:p>
      <text:p text:style-name="P160"/>
      <text:p text:style-name="Standard"><text:soft-page-break/><text:span text:style-name="T253">Under Linux (resp. </text:span><text:span text:style-name="T46">Prolog</text:span><text:span text:style-name="T253">),</text:span><text:span text:style-name="T33"> call the executable (resp. </text:span><text:span text:style-name="T202">predicate</text:span><text:span text:style-name="T33">) </text:span><text:span text:style-name="T295">th </text:span><text:span text:style-name="T133">with as an argument a file (or a path to a file). Under </text:span><text:span text:style-name="T43">Prolog</text:span><text:span text:style-name="T133"> this argument must be an atom. It must be written between quotes if necessary according to </text:span><text:span text:style-name="T43">Prolog</text:span><text:span text:style-name="T133"> conventions</text:span><text:span text:style-name="T287">.</text:span></text:p>
      <text:p text:style-name="P12">Examples</text:p>
      <text:p text:style-name="Standard"><text:span text:style-name="T297"><text:tab/></text:span><text:span text:style-name="T103">th example1</text:span><text:span text:style-name="T297"> </text:span><text:span text:style-name="T129">(resp. </text:span><text:span text:style-name="T103">th(example1).</text:span><text:span text:style-name="T180">)</text:span></text:p>
      <text:p text:style-name="P12"/>
      <text:p text:style-name="P16"><text:span text:style-name="T128">Under </text:span><text:span text:style-name="T45">Prolog</text:span><text:span text:style-name="T128"> it is also possible to call </text:span><text:span text:style-name="T28">th</text:span><text:span text:style-name="T128"> with a file containing only </text:span><text:span text:style-name="T204">definition</text:span><text:span text:style-name="T128">s which will be read and memorized. In this case do not put the corresponding </text:span><text:span text:style-name="T28">include</text:span><text:span text:style-name="T128"> in the file of theorems, this would duplicate the definitions (then also the rules).</text:span><text:span text:style-name="T128"><text:note text:id="ftn14" text:note-class="footnote"><text:note-citation>14</text:note-citation><text:note-body><text:p text:style-name="Footnote"><text:s/>Until version 2.6, it was possible to read definitions alone, build and memorize the built rules in a file which could be read in a later execution. This was because building rules was relatively long comparatively to proving theorems This possibility was removed in version 2.7. Because of the improvements in execution time of modern machines, restoring it seems to me unnecessary. For very large date bases (as for the very large TPTP problems), it would be necessary to select definitions and axioms in function of the given problems, before building rules, not only select rules after having building them.</text:p></text:note-body></text:note></text:span></text:p>
      <text:p text:style-name="P28"/>
      <text:p text:style-name="P28"><text:span text:style-name="T33">The proof will be saved in a file named </text:span><text:span text:style-name="T93">res_</text:span><text:span text:style-name="T33">&lt;name of the theorem to be proved&gt; (for example </text:span><text:span text:style-name="T93">res_th1</text:span><text:span text:style-name="T33">). Moreover some messages are displayed on the terminal to follow the prover's work.</text:span></text:p>
      <text:p text:style-name="P12"/>
      <text:h text:style-name="Heading_20_2" text:outline-level="2"><text:span text:style-name="T33">5.3. From the TPTP</text:span> library</text:h>
      <text:p text:style-name="Standard"><text:span text:style-name="T33"><text:s/><text:tab/></text:span><text:span text:style-name="T259">(</text:span>http://www.cs.miami.edu/~tptp<text:span text:style-name="T259">)</text:span></text:p>
      <text:p text:style-name="Standard">Under Linux (resp. <text:span text:style-name="T43">Prolog</text:span>) call the executable (resp. predicate) <text:span text:style-name="T295">tptp </text:span><text:span text:style-name="T133">with</text:span><text:span text:style-name="T180"> as an argument a path to a TPTP problem file or a TPTP problem name.</text:span><text:span text:style-name="T133"> In this last case, it is necessary to have defined an environment </text:span><text:span text:style-name="T180">shell</text:span><text:span text:style-name="T133"> variable</text:span><text:span text:style-name="T180"> </text:span><text:span text:style-name="T103">TPTP</text:span><text:span text:style-name="T180"> to the TPTP library (</text:span><text:span text:style-name="T103">setenv TPTP </text:span><text:span text:style-name="T133">&lt;directory of the </text:span><text:span text:style-name="T180">library</text:span><text:span text:style-name="T133">&gt;).</text:span></text:p>
      <text:p text:style-name="P29">Examples</text:p>
      <text:p text:style-name="P20"><text:tab/>tptp /home/dominique/<text:span text:style-name="T307">$</text:span>TPTP/Problems/SET/SET002+4.p </text:p>
      <text:p text:style-name="P20"><text:tab/>tptp SET027+4.p</text:p>
      <text:p text:style-name="P25">Under <text:span text:style-name="T59">Prolog</text:span>, the argument must be an <text:span text:style-name="T59">Prolog</text:span> atom, then quotes are necessary (<text:span text:style-name="T219">occurrence</text:span>s of <text:span text:style-name="T91">-</text:span>, +, ., /, capital letters)</text:p>
      <text:p text:style-name="Standard"><text:span text:style-name="T133"><text:tab/></text:span><text:span text:style-name="T103">tptp('/home/dominique/</text:span><text:span text:style-name="T104">$</text:span><text:span text:style-name="T103">TPTP/Problems/SET/SET0 02+4.p'). </text:span></text:p>
      <text:p text:style-name="P20"><text:tab/>tptp('SET027+4.p').</text:p>
      <text:p text:style-name="P29"/>
      <text:p text:style-name="P12"><text:span text:style-name="T138">The proof will be saved in a file named </text:span><text:span text:style-name="T93">res_</text:span><text:span text:style-name="T138">&lt;problem name&gt; (for example </text:span><text:span text:style-name="T93">res_SET002+4.p</text:span><text:span text:style-name="T138">). Moreover some messages are displayed on the terminal to follow the prover's work.</text:span></text:p>
      <text:p text:style-name="P29"/>
      <text:h text:style-name="P188" text:outline-level="2">5.4 Modification of default options</text:h>
      <text:p text:style-name="P34">5.4.1 Default options</text:p>
      <text:p text:style-name="P29">Default options (file <text:span text:style-name="T93">muscadet-en</text:span>) are :</text:p>
      <text:p text:style-name="P32"><text:tab/>- time limit <text:span text:style-name="T307">(</text:span><text:span text:style-name="T127">timelimit</text:span><text:span text:style-name="T307">) </text:span>: 10 seconds</text:p>
      <text:p text:style-name="P32"><text:tab/>- display of the trace of the complete search of the proof <text:span text:style-name="T308">(</text:span><text:span text:style-name="T298">tr</text:span><text:span text:style-name="T308">) </text:span>: no</text:p>
      <text:p text:style-name="P32"><text:tab/>- display of the useful proof <text:span text:style-name="T308">(</text:span><text:span text:style-name="T299">pr</text:span><text:span text:style-name="T308">) </text:span>: yes</text:p>
      <text:p text:style-name="P32"><text:tab/>- result according to the SZS ontology <text:span text:style-name="T308">(</text:span><text:span text:style-name="T298">szs</text:span><text:span text:style-name="T308">) </text:span>: no</text:p>
      <text:p text:style-name="P29"/>
      <text:p text:style-name="P29">They may be modified.</text:p>
      <text:p text:style-name="P29">To display them type</text:p>
      <text:p text:style-name="P18"><text:tab/><text:span text:style-name="T91">listing(timelimit).</text:span> <text:span text:style-name="T138">or</text:span> <text:span text:style-name="T91">l(timelimit).</text:span> <text:span text:style-name="T138">or</text:span> <text:span text:style-name="T91">timelimit(T).</text:span> </text:p>
      <text:p text:style-name="P18"><text:tab/><text:span text:style-name="T91">listing(display).</text:span> <text:span text:style-name="T138">or</text:span> <text:span text:style-name="T91">l(display).</text:span> <text:span text:style-name="T138">or</text:span> <text:span text:style-name="T91">display(A).</text:span></text:p>
      <text:p text:style-name="P20"/>
      <text:p text:style-name="P1"><text:soft-page-break/>5.4.2 Modifications in a proof call</text:p>
      <text:p text:style-name="P29">Additional arguments may be given, in whatever order : a new time limit and new display options in the form <text:span text:style-name="T300">±</text:span> &lt;option&gt; </text:p>
      <text:p text:style-name="P29"><text:tab/>+ to add,  </text:p>
      <text:p text:style-name="P29"><text:tab/>‑  to remove</text:p>
      <text:p text:style-name="P30"><text:tab/>&lt;option&gt; ::=<text:tab/><text:span text:style-name="T93">tr</text:span> for the complete trace</text:p>
      <text:p text:style-name="P30"><text:tab/><text:tab/><text:span text:style-name="T206">pr</text:span> for the useful proof</text:p>
      <text:p text:style-name="P30"><text:tab/><text:tab/><text:span text:style-name="T93">szs</text:span> for the result according to the SZS ontology</text:p>
      <text:p text:style-name="P29">Examples</text:p>
      <text:p text:style-name="P77"><text:span text:style-name="T180"><text:tab/></text:span><text:span text:style-name="T182">(Linux)</text:span><text:span text:style-name="T180"><text:tab/></text:span><text:span text:style-name="T182"> </text:span><text:span text:style-name="T103">th </text:span><text:span text:style-name="T207">example_th</text:span><text:span text:style-name="T103"> 50 +tr</text:span><text:span text:style-name="T180"> <text:s/></text:span><text:span text:style-name="T133">or</text:span><text:span text:style-name="T180"> </text:span><text:span text:style-name="T136">(Prolog)</text:span><text:span text:style-name="T137"> </text:span><text:span text:style-name="T180"><text:s/></text:span><text:span text:style-name="T103">th(</text:span><text:span text:style-name="T207">example_th</text:span><text:span text:style-name="T103">,50,+tr).</text:span></text:p>
      <text:p text:style-name="P29">sets the time limit to 50 seconds and displays the complete trace followed by the useful proof,</text:p>
      <text:p text:style-name="P77"><text:span text:style-name="T295"><text:tab/></text:span><text:span text:style-name="T182">(Linux)</text:span><text:span text:style-name="T180"><text:tab/></text:span><text:span text:style-name="T182"> </text:span><text:span text:style-name="T103">th </text:span><text:span text:style-name="T207">example_th</text:span><text:span text:style-name="T103"> -</text:span><text:span text:style-name="T207">pr</text:span><text:span text:style-name="T180"> <text:s/></text:span><text:span text:style-name="T133">or</text:span><text:span text:style-name="T180"> </text:span><text:span text:style-name="T136">(Prolog)</text:span><text:span text:style-name="T180"> <text:s/></text:span><text:span text:style-name="T103">th(</text:span><text:span text:style-name="T207">example_th</text:span><text:span text:style-name="T103">,-</text:span><text:span text:style-name="T207">pr</text:span><text:span text:style-name="T103">).</text:span></text:p>
      <text:p text:style-name="P29">displays only the result (<text:span text:style-name="T93">theorem proved </text:span><text:span text:style-name="T128">or</text:span><text:span text:style-name="T93"> not proved</text:span>) and the time used,</text:p>
      <text:p text:style-name="P33"><text:tab/><text:span text:style-name="T29">(Linux)</text:span><text:span text:style-name="T30"> <text:s/></text:span><text:span text:style-name="T93">tptp SET027+4.p -</text:span><text:span text:style-name="T206">pr</text:span><text:span text:style-name="T93"> +szs</text:span><text:span text:style-name="T28"> <text:s/>or </text:span><text:span text:style-name="T318">(Prolog) </text:span><text:span text:style-name="T28"><text:s/></text:span><text:span text:style-name="T93">tptp('SET027+4.p',-</text:span><text:span text:style-name="T206">pr</text:span><text:span text:style-name="T93">,+szs). </text:span></text:p>
      <text:p text:style-name="P29">displays only the result according to the SZS ontology.</text:p>
      <text:p text:style-name="P29"/>
      <text:p text:style-name="P34">5.4.3 Modifications under <text:span text:style-name="T56">Prolog</text:span> </text:p>
      <text:p text:style-name="P29">The following commands modify the options until next change</text:p>
      <text:p text:style-name="P29"><text:span text:style-name="T93"><text:tab/>assign(timelimit(</text:span>&lt; time&gt;<text:span text:style-name="T93">))</text:span><text:span text:style-name="T296">. </text:span><text:span text:style-name="T28">or</text:span> <text:s/><text:span text:style-name="T93">modifytimelimit(</text:span>&lt;time&gt;<text:span text:style-name="T93">))</text:span><text:span text:style-name="T296">.</text:span></text:p>
      <text:p text:style-name="P29"><text:span text:style-name="T296"><text:tab/></text:span><text:span text:style-name="T93">assert(display(</text:span>&lt;option&gt;<text:span text:style-name="T93">))</text:span><text:span text:style-name="T296">.</text:span></text:p>
      <text:p text:style-name="P29"><text:span text:style-name="T296"><text:tab/></text:span><text:span text:style-name="T93">retract(display(</text:span>&lt;option&gt;<text:span text:style-name="T93">))</text:span><text:span text:style-name="T296">.</text:span></text:p>
      <text:p text:style-name="P29"/>
      <text:p text:style-name="P34">5.4.4 Modifications of <text:span text:style-name="T56">Prolog</text:span> code <text:span text:style-name="T252">(file </text:span><text:span text:style-name="T112">muscadet-en</text:span><text:span text:style-name="T252">)</text:span></text:p>
      <text:p text:style-name="P29">Finally, default values can be modified in the file <text:span text:style-name="T93">muscadet-fr</text:span> by modifying the line <text:span text:style-name="T93">timelimit(...).</text:span> <text:s/>or by removing or adding lines <text:span text:style-name="T93">display(...)</text:span> .</text:p>
      <text:p text:style-name="P29"/>
      <text:p text:style-name="P54">5.4.5 Instructions for on line use</text:p>
      <text:p text:style-name="Standard"><text:span text:style-name="T252">Instructions for use</text:span><text:span text:style-name="T241"> </text:span><text:span text:style-name="T252">may be found again by</text:span> typing <text:span text:style-name="T124">th</text:span> or <text:span text:style-name="T93">tptp</text:span> under Linux, or <text:span text:style-name="T93">th.</text:span> or <text:span text:style-name="T93">tptp.</text:span> under <text:span text:style-name="T46">Prolog</text:span>.</text:p>
      <text:p text:style-name="P18"/>
      <text:p text:style-name="P34">5.4.6 Modification of the language choice.</text:p>
      <text:p text:style-name="P37"><text:span text:style-name="T129">It is possible to modify the default choice for the language used to display the traces (complete trace and/or useful trace), and other comments by giving </text:span><text:span text:style-name="T103">fr</text:span><text:span text:style-name="T129"> </text:span><text:span text:style-name="T131">(</text:span><text:span text:style-name="T129">or </text:span><text:span text:style-name="T103">en</text:span><text:span text:style-name="T129">) as an additional argument in the command or the </text:span><text:span text:style-name="T190">predicate</text:span><text:span text:style-name="T129"> </text:span><text:span text:style-name="T103">th</text:span><text:span text:style-name="T129"> or </text:span><text:span text:style-name="T103">tptp</text:span><text:span text:style-name="T129">.</text:span></text:p>
      <text:p text:style-name="P36"><text:span text:style-name="T129">Examples : </text:span><text:span text:style-name="T103">th example1 </text:span><text:span text:style-name="T109">fr</text:span><text:span text:style-name="T103"> </text:span><text:span text:style-name="T129">or</text:span><text:span text:style-name="T103"> th(example1,</text:span><text:span text:style-name="T109">fr</text:span><text:span text:style-name="T103">)</text:span><text:span text:style-name="T129">.</text:span></text:p>
      <text:p text:style-name="P29"/>
      <text:p text:style-name="P29">Under <text:span text:style-name="T40">Prolog</text:span> it can also be directly modified par</text:p>
      <text:p text:style-name="P38"><text:span text:style-name="T129"><text:tab/></text:span><text:span text:style-name="T103">assign(lang(</text:span><text:span text:style-name="T104">fr</text:span><text:span text:style-name="T103">)).</text:span></text:p>
      <text:p text:style-name="P39"><text:span text:style-name="T129">or simply</text:span><text:span text:style-name="T105"> </text:span><text:span text:style-name="T109">fr</text:span><text:span text:style-name="T106">.</text:span></text:p>
      <text:p text:style-name="P29"><text:tab/><text:tab/><text:tab/></text:p>
      <text:p text:style-name="Standard"><text:span text:style-name="T133">Nevertheless the names of the rules and actions will not be modified. For this the </text:span><text:span text:style-name="T201">French</text:span><text:span text:style-name="T133"> version must be used (files </text:span><text:span text:style-name="T103">*-</text:span><text:span text:style-name="T104">fr</text:span><text:span text:style-name="T103">.*</text:span><text:span text:style-name="T133">)</text:span></text:p>
      <text:p text:style-name="P25"/>
      <text:p text:style-name="P26">5.4.7 Deletion </text:p>
      <text:p text:style-name="P29">Under <text:span text:style-name="T40">Prolog</text:span>, to delete all the data relative to the last problem and solve a new problem without restarting <text:span text:style-name="T40">Prolog</text:span>, type :</text:p>
      <text:p text:style-name="P29"><text:tab/><text:span text:style-name="T93">deleteall.</text:span></text:p>
      <text:p text:style-name="P29">To delete only the facts which represent the state of the last proved (or not proved ...) theorem, type :</text:p>
      <text:p text:style-name="P29"><text:tab/><text:span text:style-name="T93">deleteth. </text:span></text:p>
      <text:p text:style-name="P29"><text:span text:style-name="T133">which deletes all t</text:span>he facts which represent the state of the last theorem<text:span text:style-name="T133">, but the definitions and the <text:s/>built rules are not deleted.</text:span></text:p>
      <text:p text:style-name="P7"><text:soft-page-break/></text:p>
      <text:h text:style-name="P186" text:outline-level="1">6. Definitions and lemmas</text:h>
      <text:p text:style-name="P40"><text:span text:style-name="T33">Definitions are not the only mathematical knowledge that </text:span><text:span text:style-name="T35">are used by </text:span><text:span text:style-name="T33">the system. </text:span><text:span text:style-name="T35">It may also have <text:s/>l</text:span><text:span text:style-name="T33">emmas </text:span><text:span text:style-name="T38">which are registered</text:span><text:span text:style-name="T33"> by means of a </text:span><text:span text:style-name="T50">Prolog</text:span><text:span text:style-name="T33"> predicate </text:span><text:span text:style-name="T231">lemma</text:span><text:span text:style-name="T33">(&lt;name&gt;, &lt;statement&gt;).</text:span></text:p>
      <text:p text:style-name="P40"><text:span text:style-name="T38">These lemmas may be given to the system (version </text:span><text:span text:style-name="T110">th</text:span><text:span text:style-name="T38">).</text:span></text:p>
      <text:p text:style-name="P40"><text:span text:style-name="T38">On the other hand, while reading TPTP statements (except conjectures) </text:span><text:span text:style-name="T121">Muscadet</text:span><text:span text:style-name="T38"> decides if it registers them as lemmas</text:span><text:span text:style-name="Footnote_20_Symbol"><text:span text:style-name="T38"><text:note text:id="ftn15" text:note-class="footnote"><text:note-citation>15</text:note-citation><text:note-body><text:p text:style-name="Préformaté_20_HTML"><text:s/><text:span text:style-name="T128">for example in domain </text:span><text:span text:style-name="T91">MGT</text:span><text:span text:style-name="T128"> (Management)</text:span></text:p><text:p text:style-name="P116">%---MP. If a time point belongs to the environment, then the end-point of</text:p><text:p text:style-name="P116">%---the environment cannot precede it.</text:p><text:p text:style-name="P116">input_formula(mp_environment_end_point,axiom,(</text:p><text:p text:style-name="P116"><text:s text:c="5"/>! [E,T] : ( ( environment(E) &amp; in_environment(E,T) )</text:p><text:p text:style-name="Footnote"><text:tab/><text:span text:style-name="T221">=&gt; greater_or_equal(end_time(E),T) ) <text:s text:c="2"/>)).</text:span></text:p></text:note-body></text:note></text:span></text:span><text:span text:style-name="T38"> or as definitions</text:span><text:span text:style-name="Footnote_20_Symbol"><text:span text:style-name="T38"><text:note text:id="ftn16" text:note-class="footnote"><text:note-citation>16</text:note-citation><text:note-body><text:p text:style-name="Préformaté_20_HTML"><text:s/><text:span text:style-name="T128">as</text:span> <text:span text:style-name="T232">%----Definition of greater_or_equal (i.t.o. greater and equal).</text:span></text:p><text:p text:style-name="P116">input_formula(definition_greater_or_equal, axiom, (</text:p><text:p text:style-name="P116">! [X,Y] : ( greater_or_equal(X,Y) &lt;=&gt; ( greater(X,Y) | equal(X,Y) ) ) )).</text:p><text:p text:style-name="Footnote"/></text:note-body></text:note></text:span></text:span><text:span text:style-name="T38">.</text:span></text:p>
      <text:p text:style-name="P14">For example,</text:p>
      <text:p text:style-name="P40"><text:span text:style-name="T75"><text:tab/></text:span><text:span text:style-name="T73"></text:span><text:span text:style-name="T175">A</text:span><text:span text:style-name="T239"> </text:span><text:span text:style-name="T73"></text:span><text:span text:style-name="T175">B</text:span><text:span text:style-name="T239"> </text:span><text:span text:style-name="T255">(</text:span><text:span text:style-name="T235">A</text:span><text:span text:style-name="T73"></text:span><text:span text:style-name="T235">B</text:span><text:span text:style-name="T39"> </text:span><text:span text:style-name="T73"></text:span><text:span text:style-name="T161"> </text:span><text:span text:style-name="T73"></text:span><text:span text:style-name="T176">X</text:span><text:span text:style-name="T239"> </text:span><text:span text:style-name="T255">(</text:span><text:span text:style-name="T239">X</text:span><text:span text:style-name="T73"></text:span><text:span text:style-name="T239">A </text:span><text:span text:style-name="T73"></text:span><text:span text:style-name="T239"> X</text:span><text:span text:style-name="T73"></text:span><text:span text:style-name="T176">B</text:span><text:span text:style-name="T255">)</text:span><text:span text:style-name="T256">)</text:span></text:p>
      <text:p text:style-name="P40"><text:span text:style-name="T258">will be a</text:span><text:span text:style-name="T257"> </text:span><text:span text:style-name="T203">definition</text:span><text:span text:style-name="T257">, </text:span><text:span text:style-name="T258">but</text:span></text:p>
      <text:p text:style-name="P40"><text:span text:style-name="T74"><text:tab/></text:span><text:span text:style-name="T73"></text:span><text:span text:style-name="T175">A</text:span><text:span text:style-name="T238"> </text:span><text:span text:style-name="T73"></text:span><text:span text:style-name="T175">B</text:span><text:span text:style-name="T238"> </text:span><text:span text:style-name="T73"></text:span><text:span text:style-name="T175">C</text:span><text:span text:style-name="T238"> </text:span><text:span text:style-name="T255">(</text:span><text:span text:style-name="T235">A</text:span><text:span text:style-name="T73"></text:span><text:span text:style-name="T235">B</text:span><text:span text:style-name="T236"> </text:span><text:span text:style-name="T277"></text:span><text:span text:style-name="T236"> B</text:span><text:span text:style-name="T73"></text:span><text:span text:style-name="T177">C</text:span><text:span text:style-name="T82"> </text:span><text:span text:style-name="T83"></text:span><text:span text:style-name="T82"> </text:span><text:span text:style-name="T278">A</text:span><text:span text:style-name="T76"></text:span><text:span text:style-name="T178">C</text:span><text:span text:style-name="T155">)</text:span></text:p>
      <text:p text:style-name="P40"><text:span text:style-name="T156">which is a result (very) known</text:span><text:span text:style-name="T153">, </text:span><text:span text:style-name="T159">e</text:span><text:span text:style-name="T154">ventu</text:span><text:span text:style-name="T156">a</text:span><text:span text:style-name="T154">ll</text:span><text:span text:style-name="T156">y</text:span><text:span text:style-name="T154"> </text:span><text:span text:style-name="T156">proved elsewhere</text:span><text:span text:style-name="T154"> </text:span><text:span text:style-name="T160">b</text:span><text:span text:style-name="T157">y the system</text:span><text:span text:style-name="T154">, </text:span><text:span text:style-name="T157">wi</text:span><text:span text:style-name="T158">l</text:span><text:span text:style-name="T157">l be </text:span><text:span text:style-name="T153">a lemm</text:span><text:span text:style-name="T157">a</text:span><text:span text:style-name="T152">.</text:span></text:p>
      <text:p text:style-name="P12"/>
      <text:p text:style-name="P41"><text:span text:style-name="T33">Definitions and lemmas both lead to building rules, but not exactly in the same manner. For example, in a conclusion, </text:span><text:span text:style-name="T81">A</text:span><text:span text:style-name="T72"></text:span><text:span text:style-name="T174">C</text:span><text:span text:style-name="T129"> </text:span><text:span text:style-name="T33">will be replaced par its definition</text:span> <text:span text:style-name="T68"></text:span><text:span text:style-name="T240">X </text:span><text:span text:style-name="T252">(</text:span><text:span text:style-name="T240">X</text:span><text:span text:style-name="T68"></text:span><text:span text:style-name="T240">A </text:span><text:span text:style-name="T68"></text:span><text:span text:style-name="T240"> X</text:span><text:span text:style-name="T68"></text:span><text:span text:style-name="T169">C</text:span><text:span text:style-name="T252">)</text:span><text:span text:style-name="T33"> but </text:span><text:span text:style-name="T36">not by the sufficient property</text:span><text:span text:style-name="T33"> <text:s/></text:span><text:span text:style-name="T233">A</text:span><text:span text:style-name="T71"></text:span><text:span text:style-name="T233">B </text:span><text:span text:style-name="T271"></text:span><text:span text:style-name="T272"> </text:span><text:span text:style-name="T233">B</text:span><text:span text:style-name="T71"></text:span><text:span text:style-name="T233">C </text:span><text:span text:style-name="T254">(lemma above)</text:span><text:span text:style-name="T223">.</text:span></text:p>
      <text:p text:style-name="P10"/>
      <text:p text:style-name="Standard"><text:span text:style-name="T36">F</text:span><text:span text:style-name="T33">rom a lemma containing the sub-formula </text:span><text:span text:style-name="T233">p</text:span><text:span text:style-name="T253">(</text:span><text:span text:style-name="T233">X</text:span><text:span text:style-name="T253">)</text:span><text:span text:style-name="T233"> </text:span><text:span text:style-name="T79"></text:span><text:span text:style-name="T233"> q</text:span><text:span text:style-name="T253">(</text:span><text:span text:style-name="T233">f</text:span><text:span text:style-name="T253">(</text:span><text:span text:style-name="T233">X</text:span><text:span text:style-name="T253">))</text:span><text:span text:style-name="T33">, the </text:span><text:span text:style-name="T36">following </text:span><text:span text:style-name="T33">rule</text:span><text:span text:style-name="T36"> is built</text:span></text:p>
      <text:p text:style-name="P108">if p<text:span text:style-name="T252">(</text:span>X<text:span text:style-name="T252">)</text:span> and <text:span text:style-name="T286">f</text:span><text:span text:style-name="T252">(</text:span><text:span text:style-name="T286">X</text:span><text:span text:style-name="T252">):</text:span><text:span text:style-name="T286">Y</text:span> then q<text:span text:style-name="T252">(</text:span>Y<text:span text:style-name="T252">)</text:span></text:p>
      <text:p text:style-name="P12"><text:span text:style-name="T247">so as, </text:span>under some conditions, the rule</text:p>
      <text:p text:style-name="P108">if p<text:span text:style-name="T252">(</text:span>X<text:span text:style-name="T252">)</text:span> then create Y and add the hypotheses f<text:span text:style-name="T252">(</text:span>X<text:span text:style-name="T252">):</text:span>Y and q<text:span text:style-name="T252">(</text:span>Y<text:span text:style-name="T252">)</text:span></text:p>
      <text:p text:style-name="P110"/>
      <text:p text:style-name="P12"><text:span text:style-name="T312">But</text:span>, from the definition of the power set<text:span text:style-name="T321"> for example</text:span></text:p>
      <text:p text:style-name="P104"><text:span text:style-name="T240">X</text:span><text:span text:style-name="T84"></text:span><text:span text:style-name="T87"> </text:span><text:span text:style-name="T279">P</text:span><text:span text:style-name="T252">(</text:span><text:span text:style-name="T240">A</text:span><text:span text:style-name="T252">)</text:span><text:span text:style-name="T240"> </text:span><text:span text:style-name="T84"></text:span><text:span text:style-name="T240"> X</text:span><text:span text:style-name="T77"></text:span><text:span text:style-name="T240">A</text:span></text:p>
      <text:p text:style-name="P12">the system only creates the rule</text:p>
      <text:p text:style-name="P12"><text:tab/><text:span text:style-name="T241">i</text:span><text:span text:style-name="T244">f</text:span><text:span text:style-name="T241"> </text:span><text:span text:style-name="T240">X</text:span><text:span text:style-name="T68"></text:span><text:span text:style-name="T240">A and </text:span><text:span text:style-name="T280">P</text:span><text:span text:style-name="T252">(</text:span><text:span text:style-name="T240">A)</text:span><text:span text:style-name="T252">:</text:span><text:span text:style-name="T240">PA then add X</text:span><text:span text:style-name="T68"></text:span><text:span text:style-name="T240">A</text:span></text:p>
      <text:p text:style-name="P12">it does not create the rule</text:p>
      <text:p text:style-name="P104"><text:span text:style-name="T233">if X</text:span><text:span text:style-name="T68"></text:span><text:span text:style-name="T233">A then create the power set of A</text:span></text:p>
      <text:p text:style-name="P15">which could lead to too may creations of objects.</text:p>
      <text:p text:style-name="P15"/>
      <text:p text:style-name="Standard"><text:span text:style-name="T33">Lastly, </text:span><text:span text:style-name="T50">Muscadet</text:span><text:span text:style-name="T33"> sometimes builds news definitions, which are better adapted to its strategies. This is the case, for example, for the property </text:span><text:span text:style-name="T233">being disjoint </text:span><text:span text:style-name="T33">for two sets of. Two sets are </text:span><text:span text:style-name="T233">disjoint</text:span><text:span text:style-name="T33"> if they have </text:span><text:span text:style-name="T266">no</text:span><text:span text:style-name="T33"> common element. The mathematician uses the adjective </text:span><text:span text:style-name="T233">non-disjoint</text:span><text:span text:style-name="T33">: he/she does not say that two sets </text:span><text:span text:style-name="T233">are not disjoint</text:span><text:span text:style-name="T33">, but that these two sets are </text:span><text:span text:style-name="T233">non-disjoint</text:span><text:span text:style-name="T33">. This clearly shows that it is the property </text:span><text:span text:style-name="T233">non-disjoint</text:span><text:span text:style-name="T33"> that is mentally the most important property. This is also the case for </text:span><text:span text:style-name="T40">Muscadet</text:span><text:span text:style-name="T33">, which is better able to handle </text:span><text:span text:style-name="T233">positive</text:span><text:span text:style-name="T33"> properties than </text:span><text:span text:style-name="T233">negative</text:span><text:span text:style-name="T33"> properties. In the first </text:span><text:span text:style-name="T40">Muscadet</text:span><text:span text:style-name="T33"> version, moreover, the definition of </text:span><text:span text:style-name="T233">non-disjoint</text:span><text:span text:style-name="T33"> was given, and the fact that two sets were disjoint was expressed by the property </text:span><text:span text:style-name="T84"></text:span><text:span text:style-name="T240"> </text:span><text:span text:style-name="T233">non-disjoint</text:span><text:span text:style-name="T33">. </text:span><text:span text:style-name="T40">Muscadet2</text:span><text:span text:style-name="T33"> was able to perform automatically the transformation from the definition of </text:span><text:span text:style-name="T233">disjoint</text:span></text:p>
      <text:p text:style-name="P104"><text:span text:style-name="T253">disjoint(</text:span><text:span text:style-name="T233">A</text:span><text:span text:style-name="T253">,</text:span><text:span text:style-name="T234">B</text:span><text:span text:style-name="T253">)</text:span><text:span text:style-name="T233"> </text:span><text:span text:style-name="T68"></text:span><text:span text:style-name="T252"> </text:span><text:span text:style-name="T68"></text:span><text:span text:style-name="T252"> </text:span><text:span text:style-name="T68"></text:span><text:span text:style-name="T240"> X </text:span><text:span text:style-name="T252">(</text:span><text:span text:style-name="T240">X</text:span><text:span text:style-name="T68"></text:span><text:span text:style-name="T240">A </text:span><text:span text:style-name="T271"></text:span><text:span text:style-name="T240"> X</text:span><text:span text:style-name="T68"></text:span><text:span text:style-name="T240">B</text:span><text:span text:style-name="T252">)</text:span></text:p>
      <text:p text:style-name="Standard"><text:soft-page-break/>It notices that the definition begins with a negation, it then replaces this definition by both of the following definitions </text:p>
      <text:p text:style-name="Standard"><text:tab/><text:span text:style-name="T252">not-disjoint(</text:span><text:span text:style-name="T241">A</text:span><text:span text:style-name="T252">,</text:span><text:span text:style-name="T241">B</text:span><text:span text:style-name="T253">)</text:span><text:span text:style-name="T233"> </text:span><text:span text:style-name="T68"></text:span><text:span text:style-name="T240"> </text:span><text:span text:style-name="T68"></text:span><text:span text:style-name="T240"> X </text:span><text:span text:style-name="T252">(</text:span><text:span text:style-name="T240">X</text:span><text:span text:style-name="T68"></text:span><text:span text:style-name="T240">A </text:span><text:span text:style-name="T271"></text:span><text:span text:style-name="T240"> X</text:span><text:span text:style-name="T68"></text:span><text:span text:style-name="T240">B</text:span><text:span text:style-name="T252">)</text:span></text:p>
      <text:p text:style-name="Standard">and<text:tab/><text:span text:style-name="T253">disjoint(</text:span><text:span text:style-name="T233">A</text:span><text:span text:style-name="T253">,</text:span><text:span text:style-name="T234">B</text:span><text:span text:style-name="T253">)</text:span><text:span text:style-name="T233"> </text:span><text:span text:style-name="T71"></text:span><text:span text:style-name="T253"> </text:span><text:span text:style-name="T71"></text:span><text:span text:style-name="T233"> </text:span><text:span text:style-name="T253">not-disjoint(</text:span><text:span text:style-name="T233">A</text:span><text:span text:style-name="T253">,</text:span><text:span text:style-name="T234">B</text:span><text:span text:style-name="T253">)</text:span></text:p>
      <text:p text:style-name="P12"/>
      <text:p text:style-name="Standard"><text:span text:style-name="T33">In the TPTP</text:span> library<text:span text:style-name="T33">, the statements are given together with there nature: </text:span><text:span text:style-name="T223">hypothesis</text:span><text:span text:style-name="T33">, </text:span><text:span text:style-name="T223">axiom</text:span><text:span text:style-name="T33"> or </text:span><text:span text:style-name="T223">conjecture </text:span><text:span text:style-name="T223"><text:note text:id="ftn17" text:note-class="footnote"><text:note-citation>17</text:note-citation><text:note-body><text:p text:style-name="Footnote"><text:s/>Since version 3, <text:span text:style-name="T91">TPTP</text:span> has types or “roles” <text:span text:style-name="T241">definition</text:span> and <text:span text:style-name="T241">lemma</text:span> but their use is not that which is described here. Definitions mentioned <text:span text:style-name="T309">in tis paper</text:span> are declared as axioms in TPTP.</text:p></text:note-body></text:note></text:span><text:span text:style-name="T33">. Their name (even if it contains the word </text:span><text:span text:style-name="T223">definition</text:span><text:span text:style-name="T33"> or </text:span><text:span text:style-name="T223">defn</text:span><text:span text:style-name="T33">) must not be used by the system. The conjectures in TPTP are the theorems to be proved in </text:span><text:span text:style-name="T50">Muscadet</text:span><text:span text:style-name="T33">. In TPTP there is then a difference between </text:span><text:span text:style-name="T233">hypothesis</text:span><text:span text:style-name="T33"> and </text:span><text:span text:style-name="T233">axiom,</text:span><text:span text:style-name="T33"> which is useless for </text:span><text:span text:style-name="T40">Muscadet</text:span><text:span text:style-name="T33">. On the contrary, in TPTP no distinction can be made between </text:span><text:span text:style-name="T233">definition</text:span><text:span text:style-name="T33"> and </text:span><text:span text:style-name="T233">lemma</text:span><text:span text:style-name="T33">, although it is important for </text:span><text:span text:style-name="T50">Muscadet</text:span><text:span text:style-name="T33">.</text:span></text:p>
      <text:p text:style-name="P12">For this reason, all TPTP hypotheses and axioms are analyzed and are classified, either as lemmas or as definitions. Definitions are, roughly, universal properties that are equivalences between a predicative and simple expression and a more complex statement, or equalities between a functional and simple expression and a more complex expression. The matching does not have to be very precise, because if the classification as a lemma or as a definition is crucial for some statements, it is unimportant for most of them.</text:p>
      <text:h text:style-name="P186" text:outline-level="1">7. Elimination of functional symbols</text:h>
      <text:p text:style-name="Standard"><text:span text:style-name="T33">Strategies of </text:span><text:span text:style-name="T50">Muscadet</text:span><text:span text:style-name="T33"> are designed to work with mathematical or logical predicates rather than with functional symbols. Nevertheless, </text:span><text:span text:style-name="T50">Muscadet</text:span><text:span text:style-name="T33"> accepts statements written with functions, but it « eliminates » them by giving a name to functional expressions which will replace this expression in the predicative formula. So, </text:span><text:span text:style-name="T233">p</text:span><text:span text:style-name="T253">(</text:span><text:span text:style-name="T233">f</text:span><text:span text:style-name="T253">(</text:span><text:span text:style-name="T233">a</text:span><text:span text:style-name="T253">))</text:span><text:span text:style-name="T33"> will be replaced by </text:span><text:span text:style-name="T233">f</text:span><text:span text:style-name="T253">(</text:span><text:span text:style-name="T233">a</text:span><text:span text:style-name="T253">):</text:span><text:span text:style-name="T233">b </text:span><text:span text:style-name="T271"></text:span><text:span text:style-name="T71"> </text:span><text:span text:style-name="T233">p</text:span><text:span text:style-name="T253">(</text:span><text:span text:style-name="T233">b</text:span><text:span text:style-name="T253">)</text:span><text:span text:style-name="T233">.</text:span><text:span text:style-name="T33"> The symbol “:” is used to express that </text:span><text:span text:style-name="T233">b</text:span><text:span text:style-name="T33"> is the object </text:span><text:span text:style-name="T237">f</text:span><text:span text:style-name="T253">(</text:span><text:span text:style-name="T237">a</text:span><text:span text:style-name="T253">)</text:span><text:span text:style-name="T233">, </text:span><text:span text:style-name="T33">and the formula</text:span><text:span text:style-name="T233"> f</text:span><text:span text:style-name="T253">(</text:span><text:span text:style-name="T233">a</text:span><text:span text:style-name="T253">):</text:span><text:span text:style-name="T233">b</text:span><text:span text:style-name="T33"> will be handled as if it was a predicative formula </text:span><text:span text:style-name="T233">p</text:span><text:span text:style-name="T262">f</text:span><text:span text:style-name="T253">(</text:span><text:span text:style-name="T233">a,b</text:span><text:span text:style-name="T253">)</text:span><text:span text:style-name="T233">.</text:span></text:p>
      <text:p text:style-name="P141"><text:span text:style-name="T33">For formulas with variables it is a little more complicated. A statement of the form </text:span><text:span text:style-name="T233">p</text:span><text:span text:style-name="T253">(</text:span><text:span text:style-name="T233">f</text:span><text:span text:style-name="T253">(</text:span><text:span text:style-name="T233">X</text:span><text:span text:style-name="T253">))</text:span><text:span text:style-name="T33"> where </text:span><text:span text:style-name="T233">f</text:span><text:span text:style-name="T33"> is a functional symbol is equivalent to the two following statements </text:span><text:span text:style-name="T71"></text:span><text:span text:style-name="T233">Y </text:span><text:span text:style-name="T253">(</text:span><text:span text:style-name="T233">f</text:span><text:span text:style-name="T253">(</text:span><text:span text:style-name="T233">X</text:span><text:span text:style-name="T253">):</text:span><text:span text:style-name="T233">Y </text:span><text:span text:style-name="T71"></text:span><text:span text:style-name="T233"> p</text:span><text:span text:style-name="T253">(</text:span><text:span text:style-name="T233">Y</text:span><text:span text:style-name="T253">))</text:span><text:span text:style-name="T33"> and </text:span><text:span text:style-name="T71"></text:span><text:span text:style-name="T233">Y </text:span><text:span text:style-name="T253">(</text:span><text:span text:style-name="T233">f</text:span><text:span text:style-name="T253">(</text:span><text:span text:style-name="T233">X</text:span><text:span text:style-name="T253">):</text:span><text:span text:style-name="T233">Y </text:span><text:span text:style-name="T271"></text:span><text:span text:style-name="T233"> p</text:span><text:span text:style-name="T253">(</text:span><text:span text:style-name="T233">Y</text:span><text:span text:style-name="T253">))</text:span><text:span text:style-name="T233">.</text:span><text:span text:style-name="T33"> Depending on the context, one or the other of these two statements is preferable. The reasons for this are developed in [Pastre 89].</text:span></text:p>
      <text:p text:style-name="P141"><text:span text:style-name="T33">For this a new quantifier is used, which is named </text:span><text:span text:style-name="T233">for the only … equal to …</text:span><text:span text:style-name="T33"> .</text:span></text:p>
      <text:p text:style-name="P141"><text:span text:style-name="T233">For the only Y equal to f</text:span><text:span text:style-name="T253">(</text:span><text:span text:style-name="T233">X</text:span><text:span text:style-name="T253">),</text:span><text:span text:style-name="T233"> p</text:span><text:span text:style-name="T253">(</text:span><text:span text:style-name="T233">Y</text:span><text:span text:style-name="T253">)</text:span><text:span text:style-name="T233"> is true</text:span><text:span text:style-name="T33"> is noted </text:span><text:span text:style-name="T253">(!</text:span><text:span text:style-name="T233">Y</text:span><text:span text:style-name="T253">:</text:span><text:span text:style-name="T233">f</text:span><text:span text:style-name="T253">(</text:span><text:span text:style-name="T233">X</text:span><text:span text:style-name="T253">)</text:span><text:span text:style-name="T233"> p</text:span><text:span text:style-name="T253">(</text:span><text:span text:style-name="T233">Y</text:span><text:span text:style-name="T253">))</text:span><text:span text:style-name="T33"> and represented by </text:span><text:span text:style-name="T223">only(f(X)::Y, p(Y)).</text:span></text:p>
      <text:p text:style-name="Standard"><text:span text:style-name="T33">Depending on the context, this quantifier will then be handled either as a </text:span><text:span text:style-name="T68"></text:span><text:span text:style-name="T33">, or as an </text:span><text:span text:style-name="T68"></text:span><text:span text:style-name="T33">, or perhaps in a simpler manner or in a somewhat more complicated manner.</text:span></text:p>
      <text:p text:style-name="Standard"><text:span text:style-name="T33">For example we saw the treatment of universal conclusions by the rule </text:span><text:span text:style-name="T84"></text:span><text:span text:style-name="T33"> . The rule </text:span><text:span text:style-name="T253">!</text:span><text:span text:style-name="T33"> performs almost the same treatment but creates the object only if it does not yet exist.</text:span></text:p>
      <text:p text:style-name="P133">Rule <text:span text:style-name="T252">! :-</text:span><text:tab/>if the conclusion is of the form <text:span text:style-name="T252">!</text:span>Y<text:span text:style-name="T195">::</text:span>F<text:span text:style-name="T252">(</text:span>X<text:span text:style-name="T252">)</text:span> P<text:span text:style-name="T252">(</text:span>Y<text:span text:style-name="T252">)</text:span></text:p>
      <text:p text:style-name="P133"><text:tab/>then<text:tab/>if there is a hypothesis of the form Z<text:span text:style-name="T195">:</text:span>F<text:span text:style-name="T252">(</text:span>X<text:span text:style-name="T252">)</text:span> then the new conclusion is P<text:span text:style-name="T252">(</text:span>Z<text:span text:style-name="T252">)</text:span></text:p>
      <text:p text:style-name="P133"><text:tab/><text:tab/>else<text:tab/>create a new object Z, add the hypothesis Z<text:span text:style-name="T195">:</text:span>F<text:span text:style-name="T252">(</text:span>X<text:span text:style-name="T252">)</text:span> </text:p>
      <text:p text:style-name="P133"><text:tab/><text:tab/><text:tab/>and the new conclusion is P<text:span text:style-name="T252">(</text:span>Z<text:span text:style-name="T252">)</text:span></text:p>
      <text:p text:style-name="P147">that is in the machine</text:p>
      <text:p text:style-name="P150">rule(N, concl_only) :- concl(N,only(A::X,B),I),</text:p>
      <text:p text:style-name="P150"><text:s text:c="17"/>( hyp(N,A::X1,II) -&gt; traces(...),</text:p>
      <text:p text:style-name="P150"><text:s text:c="17"/>; create_object(N,z,X1), % gives names z1, z2, etc.</text:p>
      <text:p text:style-name="P150"><text:s text:c="19"/>addobject(N,X1), addhyp(N,A::X1,I1),</text:p>
      <text:p text:style-name="P90"><text:s text:c="19"/>traces(...)</text:p>
      <text:p text:style-name="P90"><text:s text:c="17"/>),</text:p>
      <text:p text:style-name="P150"><text:s text:c="17"/>replace(B,X,X1,B1), newconcl(N,B1,I1)</text:p>
      <text:p text:style-name="P150"><text:s text:c="17"/>.</text:p>
      <text:p text:style-name="P90"/>
      <text:p text:style-name="P84"><text:soft-page-break/>where</text:p>
      <text:p text:style-name="P90">replace(B,X,X1,B1) <text:span text:style-name="T138">replaces</text:span> X <text:span text:style-name="T138">by </text:span><text:s/>X1 <text:span text:style-name="T138">in </text:span><text:s/>B <text:span text:style-name="T138">and returns </text:span>B1</text:p>
      <text:p text:style-name="P90">create_object(N,z,X1)<text:span text:style-name="T138">creates and returns in</text:span> X1 <text:span text:style-name="T138">the first object</text:span> z1<text:span text:style-name="T138">, </text:span>z2<text:span text:style-name="T138">, </text:span><text:span text:style-name="T196">etc.</text:span><text:span text:style-name="T138"> not yet created.</text:span></text:p>
      <text:p text:style-name="P101"/>
      <text:p text:style-name="Standard"><text:span text:style-name="T133">In old versions of </text:span><text:span text:style-name="T43">Muscadet</text:span><text:span text:style-name="T133"> the names of created objects were built from corresponding terms by “flattening” them. This gave traces easier to read, for example</text:span><text:span text:style-name="T33"> </text:span></text:p>
      <text:p text:style-name="P7">powerset(a):powerset_a, a inter b:inter_a_b, </text:p>
      <text:p text:style-name="Standard"><text:span text:style-name="T223">powerset(inter_a_b):powerset_inter_a_b</text:span><text:span text:style-name="T33">, </text:span></text:p>
      <text:p text:style-name="P7">powerset_a inter powerset_b:inter_powerset_a_powerset_b </text:p>
      <text:p text:style-name="P12">etc.</text:p>
      <text:p text:style-name="P36"><text:span text:style-name="T33">But for longer terms, the ease of reading was lost. Moreover, it became useful to know the order in which objects have been created (to search for object verifying some properties). Then the simple numbering has been chosen (but the predicate </text:span><text:span text:style-name="T103">flat</text:span><text:span text:style-name="T33"> still exists as well as the trace of its call, so that it is easy to come back to this option).</text:span></text:p>
      <text:p text:style-name="P12"/>
      <text:p text:style-name="Standard"><text:span text:style-name="T33">In the super-action </text:span><text:span text:style-name="T233">addhyp</text:span><text:span text:style-name="T253">(</text:span><text:span text:style-name="T233">H</text:span><text:span text:style-name="T253">),</text:span><text:span text:style-name="T33"> such a hypothesis </text:span><text:span text:style-name="T253">!</text:span><text:span text:style-name="T233">Y</text:span><text:span text:style-name="T253">:</text:span><text:span text:style-name="T233">F</text:span><text:span text:style-name="T253">(</text:span><text:span text:style-name="T233">X</text:span><text:span text:style-name="T253">)</text:span><text:span text:style-name="T233"> P</text:span><text:span text:style-name="T253">(</text:span><text:span text:style-name="T233">Y</text:span><text:span text:style-name="T253">)</text:span><text:span text:style-name="T233"> </text:span><text:span text:style-name="T33">is handled as an existential hypothesis, but more simply. In effect, in the super-action</text:span><text:span text:style-name="T233"> addhyp</text:span><text:span text:style-name="T253">(</text:span><text:span text:style-name="T233">H</text:span><text:span text:style-name="T253">)</text:span><text:span text:style-name="T233">, </text:span><text:span text:style-name="T33">if </text:span><text:span text:style-name="T233">H</text:span><text:span text:style-name="T33"> is an existential hypothesis </text:span><text:span text:style-name="T71"></text:span><text:span text:style-name="T233">X p</text:span><text:span text:style-name="T253">(</text:span><text:span text:style-name="T233">X</text:span><text:span text:style-name="T253">)</text:span><text:span text:style-name="T33">, it is added as it is (default action) because creating too early the objects </text:span><text:span text:style-name="T233">X</text:span><text:span text:style-name="T33"> such that </text:span><text:span text:style-name="T233">p(X)</text:span><text:span text:style-name="T33"> could be catastrophic. This hypothesis will be handled only later (see section 10.5). On the other hand, the hypotheses</text:span><text:span text:style-name="T233"> </text:span><text:span text:style-name="T253">!</text:span><text:span text:style-name="T233">Y</text:span><text:span text:style-name="T253">:</text:span><text:span text:style-name="T233">F</text:span><text:span text:style-name="T253">(</text:span><text:span text:style-name="T233">X</text:span><text:span text:style-name="T253">)</text:span><text:span text:style-name="T233"> P</text:span><text:span text:style-name="T253">(</text:span><text:span text:style-name="T233">Y</text:span><text:span text:style-name="T253">)</text:span><text:span text:style-name="T33"> are immediately handled.</text:span></text:p>
      <text:p text:style-name="P52">To addhyp<text:span text:style-name="T252">(</text:span>H<text:span text:style-name="T252">):-</text:span><text:tab/>if H is of the form <text:span text:style-name="T252">!</text:span>Y<text:span text:style-name="T252">:</text:span>F<text:span text:style-name="T252">(</text:span>X<text:span text:style-name="T252">)</text:span> P<text:span text:style-name="T252">(</text:span>Y<text:span text:style-name="T252">)</text:span></text:p>
      <text:p text:style-name="P145"><text:tab/>then<text:tab/>if there is no hypothesis F<text:span text:style-name="T252">(</text:span>X<text:span text:style-name="T252">):</text:span>Z then<text:tab/>create a new object Z </text:p>
      <text:p text:style-name="P145"><text:s text:c="7"/><text:tab/><text:tab/><text:tab/> and add the hypothesis F<text:span text:style-name="T252">(</text:span>X<text:span text:style-name="T252">):</text:span>Z</text:p>
      <text:p text:style-name="P145"><text:tab/><text:tab/>in all cases, add the hypothesis P<text:span text:style-name="T252">(</text:span>Z<text:span text:style-name="T252">)</text:span></text:p>
      <text:p text:style-name="P146">that is in the machine</text:p>
      <text:p text:style-name="P90">addhyp(N,H,E) :- ( …</text:p>
      <text:p text:style-name="P90"><text:s text:c="19"/>…</text:p>
      <text:p text:style-name="P90"><text:s text:c="18"/>; H = only(A::X,Y) </text:p>
      <text:p text:style-name="P90"><text:s text:c="21"/>-&gt; (hyp(N,A::X1,_) → true</text:p>
      <text:p text:style-name="P90"><text:s text:c="24"/>; create_object(N,z,X1),addhyp(N,A::X1,E)</text:p>
      <text:p text:style-name="P90"><text:s text:c="24"/>),</text:p>
      <text:p text:style-name="P90"><text:tab/><text:tab/> <text:s text:c="12"/>replace(Y,X,X1,Y1),addhyp(N,Y1)</text:p>
      <text:p text:style-name="P90"><text:s text:c="19"/>…</text:p>
      <text:p text:style-name="P90"><text:s text:c="18"/>) .</text:p>
      <text:h text:style-name="P186" text:outline-level="1">8. Building rules</text:h>
      <text:p text:style-name="Standard"><text:span text:style-name="T33">After the “elimination” of functional symbols from definitions and lemmas, rules are automatically built from these statements. These rules are more operational than the definitions themselves. </text:span>Examples of such built rules are given in section 2.<text:span text:style-name="T322"> </text:span></text:p>
      <text:p text:style-name="P78">Some rules are also built from universal hypotheses of a theorem to be proved.</text:p>
      <text:p text:style-name="P43">The name of the rules <text:span text:style-name="T325">is</text:span> built from the name of the concept<text:span text:style-name="T325"> </text:span>that <text:span text:style-name="T325">is</text:span> defined or from the name of the lemma.</text:p>
      <text:p text:style-name="P43"/>
      <text:p text:style-name="P42">The super-action <text:span text:style-name="T92">buildrules</text:span><text:span text:style-name="T248"> </text:span>analyses the statements and calls the recursive <text:span text:style-name="T43">Prolog</text:span> predicate <text:span text:style-name="T92">buildrules(E,N,</text:span><text:span text:style-name="T97">Nomfof,</text:span><text:span text:style-name="T92">Concept,N</text:span><text:span text:style-name="T101">om</text:span><text:span text:style-name="T92">,</text:span><text:span text:style-name="T97">Cond</text:span><text:span text:style-name="T92">,Antecedents)</text:span><text:span text:style-name="T249">,</text:span><text:span text:style-name="T248"> </text:span>which is a super-action composed of metarules that perform the building of one or several rules in a procedural manner.</text:p>
      <text:p text:style-name="P46"><text:span text:style-name="T92">E</text:span><text:span text:style-name="T138"> is the statement that is handled</text:span><text:span text:style-name="T139">, coming from a definition, a lemma or a universal hypothesis.</text:span><text:span text:style-name="T138"> </text:span></text:p>
      <text:p text:style-name="P46"><text:span text:style-name="T93">N</text:span><text:span text:style-name="T138"> </text:span><text:span text:style-name="T139">is either a non-instantiated </text:span><text:span text:style-name="T142">variable </text:span><text:span text:style-name="T140">and the built rules will be applied to all (sub-)theorems, either </text:span><text:span text:style-name="T142">a</text:span><text:span text:style-name="T140"> sub-theorem number </text:span><text:span text:style-name="T142">a</text:span><text:span text:style-name="T140">nd the built rules will be applied only to this sub-theorem and its descendants.</text:span></text:p>
      <text:p text:style-name="P47"><text:span text:style-name="T98">Nomfof</text:span><text:span text:style-name="T140"> is either le name of the initial statement (definitions or lemma), either a string prefixed by </text:span><text:span text:style-name="T95">r_hyp_univ</text:span><text:span text:style-name="T140"> (universal hypothesis)</text:span><text:span text:style-name="T141">. It is used only of the reader comfort.</text:span></text:p>
      <text:p text:style-name="P44"><text:soft-page-break/><text:span text:style-name="T92">Concept</text:span> is <text:span text:style-name="T323">either </text:span>the <text:span text:style-name="T325">name of the defined </text:span>concept in <text:span text:style-name="T324">the case of </text:span>a definition, <text:span text:style-name="T323">either</text:span> the symbol <text:span text:style-name="T227">lemma</text:span> in the case of a lemma<text:span text:style-name="T324">, or</text:span><text:span text:style-name="T96"> r</text:span><text:span text:style-name="T95">_hyp_univ</text:span><text:span text:style-name="T96"> </text:span><text:span text:style-name="T324">in the case of <text:s/>a </text:span><text:span text:style-name="T140">universal hypothesis</text:span>.</text:p>
      <text:p text:style-name="P44"><text:span text:style-name="T227">N</text:span><text:span text:style-name="T229">om</text:span> is the name of the rule that is currently being built. It is built from <text:span text:style-name="T249">Concept</text:span> <text:span text:style-name="T324">with</text:span> a number if several rules are built from the same <text:span text:style-name="T249">Concept</text:span>.</text:p>
      <text:p text:style-name="P48"><text:span text:style-name="T93">Cond </text:span>is the conditions part of the rule already built (<text:span text:style-name="T325">first </text:span>empty).</text:p>
      <text:p text:style-name="P42"><text:span text:style-name="T205">Antecedents</text:span><text:span text:style-name="T92"> </text:span>is <text:span text:style-name="T324">the list of step numbers of the already built conditions (</text:span>first empty<text:span text:style-name="T251">)</text:span>.<text:span text:style-name="T251"> </text:span>This parameter was introduced to allow the extraction of the useful trace.</text:p>
      <text:p text:style-name="P45"><text:span text:style-name="T92">buildrules(E,N,</text:span><text:span text:style-name="T98">Nomfof</text:span><text:span text:style-name="T99">,</text:span><text:span text:style-name="T92">Concept,N</text:span><text:span text:style-name="T101">om</text:span><text:span text:style-name="T92">,</text:span><text:span text:style-name="T100">Cond</text:span><text:span text:style-name="T92">,Antecedents)</text:span> analyses the expression <text:span text:style-name="T227">E</text:span> and, depending on its form, may extract <text:span text:style-name="T267">s</text:span>ub-formulas for a recursive call, split into several expressions, add conditions then actions<text:span text:style-name="T251"> and memorize the built rule(s).</text:span></text:p>
      <text:p text:style-name="P45"/>
      <text:h text:style-name="Heading_20_1" text:outline-level="1">9. Activation and order of rules</text:h>
      <text:p text:style-name="Standard"><text:span text:style-name="T240">Activate </text:span>a<text:span text:style-name="T240"> </text:span>rule consists in putting it into the list of active rules, which is memorized by means of the predicate <text:span text:style-name="T227">rulactiv</text:span>. Rules will be tried in the listed order. If this order is important, it will have to be stated by metarules.</text:p>
      <text:p text:style-name="Standard">The super-action <text:span text:style-name="T227">activrul</text:span> begins by creating links (<text:span text:style-name="T227">acti_link</text:span>) that is it adds the facts <text:span text:style-name="T227">link(0,P)</text:span> for all <text:span text:style-name="T240">concepts P</text:span> which are in the initial statement of the theorem to be proved, for all those that are in the definitions of the preceding ones, and recursively. The symbols that are <text:span text:style-name="T240">concepts</text:span> are those that have a <text:span text:style-name="T240">definition</text:span>. They were memorized when rules were built.</text:p>
      <text:p text:style-name="Standard">Then the rules are activated (<text:span text:style-name="T227">acti_</text:span><text:span text:style-name="T26">…</text:span>) in a order that depends on their type (given or built). Among the rules that were built from definitions, only those corresponding to links that were stated before are activated.</text:p>
      <text:p text:style-name="Standard"/>
      <text:p text:style-name="Standard">Until version 2.5, the list of rules was analyzed and reordered if necessary in such a way that if a rule R is more general than another rule R’, then R’ will be tried before R. The cases only considered concern the rules R and R' such that R may create an object such that P, R' may create a object such that P’, and P is more general than P’; then R’ had to be before R. In spite of <text:span text:style-name="T199">this</text:span> restriction, this re-ordering was long and as the number of rules of the studied problems increased <text:s/>time was more lost than gained. So it has been removed. But it would nevertheless have to be restored because the proof may also be more aesthetic. For example, to prove that the composition of two injective mappings <text:span text:style-name="T241">f</text:span> et <text:span text:style-name="T241">g</text:span> is injective, one considers two objects <text:span text:style-name="T241">a</text:span><text:span text:style-name="T263">o</text:span> and <text:span text:style-name="T241">a</text:span><text:span text:style-name="T263">1 </text:span>which have their images <text:span text:style-name="T241">g</text:span><text:span text:style-name="T263">o</text:span><text:span text:style-name="T241">f</text:span><text:span text:style-name="T252">(</text:span><text:span text:style-name="T241">a</text:span><text:span text:style-name="T263">o</text:span><text:span text:style-name="T252">)</text:span> and <text:span text:style-name="T241">g</text:span><text:span text:style-name="T263">o</text:span><text:span text:style-name="T241">f</text:span><text:span text:style-name="T252">(</text:span><text:span text:style-name="T241">a</text:span><text:span text:style-name="T263">1</text:span><text:span text:style-name="T252">) </text:span>equal. A rule R, built from the definition of mapping, builds the objects <text:span text:style-name="T241">b</text:span><text:span text:style-name="T263">o</text:span><text:span text:style-name="T241">=f</text:span>(<text:span text:style-name="T241">a</text:span><text:span text:style-name="T263">o</text:span>) and <text:span text:style-name="T241">b</text:span><text:span text:style-name="T263">1</text:span><text:span text:style-name="T241">=f</text:span>(<text:span text:style-name="T241">a</text:span><text:span text:style-name="T263">1</text:span>). On the other hand, another rule R', c built from the definition of composition, builds the objects <text:span text:style-name="T241">c</text:span><text:span text:style-name="T263">o</text:span>=<text:span text:style-name="T241">f</text:span>(<text:span text:style-name="T241">a</text:span><text:span text:style-name="T263">o</text:span>) and <text:span text:style-name="T241">c</text:span><text:span text:style-name="T263">1</text:span>=<text:span text:style-name="T241">f</text:span>(<text:span text:style-name="T241">a</text:span><text:span text:style-name="T263">1</text:span>) such that <text:span text:style-name="T241">g</text:span>(<text:span text:style-name="T241">c</text:span><text:span text:style-name="T263">o</text:span>)=g(<text:span text:style-name="T241">c</text:span><text:span text:style-name="T263">1</text:span>)=<text:span text:style-name="T241">g</text:span><text:span text:style-name="T263">o</text:span><text:span text:style-name="T241">f</text:span>(<text:span text:style-name="T241">a</text:span><text:span text:style-name="T263">o</text:span>)=<text:span text:style-name="T241">g</text:span><text:span text:style-name="T263">o</text:span><text:span text:style-name="T241">f</text:span>(<text:span text:style-name="T241">a</text:span><text:span text:style-name="T263">1</text:span>). Then <text:span text:style-name="T241">b</text:span><text:span text:style-name="T263">o</text:span>=<text:span text:style-name="T241">c</text:span><text:span text:style-name="T263">o</text:span>=<text:span text:style-name="T241">c</text:span><text:span text:style-name="T263">1</text:span>=<text:span text:style-name="T241">b</text:span><text:span text:style-name="T263">1</text:span> (uniqueness of images of <text:span text:style-name="T241">a</text:span><text:span text:style-name="T263">o</text:span> and <text:span text:style-name="T241">a</text:span><text:span text:style-name="T263">1</text:span> and injectivity of <text:span text:style-name="T241">g</text:span>), then that <text:span text:style-name="T241">a</text:span><text:span text:style-name="T263">o</text:span>=<text:span text:style-name="T241">a</text:span><text:span text:style-name="T263">1</text:span> (injectivity of <text:span text:style-name="T241">f</text:span>). If R' is applied before R, <text:span text:style-name="T241">c</text:span><text:span text:style-name="T263">o</text:span> and <text:span text:style-name="T241">c</text:span><text:span text:style-name="T263">1</text:span> are first created and <text:span text:style-name="T241">b</text:span><text:span text:style-name="T263">o</text:span> and <text:span text:style-name="T241">b</text:span><text:span text:style-name="T263">1</text:span> are not created because <text:span text:style-name="T241">a</text:span><text:span text:style-name="T263">o</text:span> and <text:span text:style-name="T241">a</text:span><text:span text:style-name="T263">1</text:span> have already an image, both objects <text:span text:style-name="T241">b</text:span><text:span text:style-name="T263">o</text:span> and <text:span text:style-name="T241">b</text:span><text:span text:style-name="T263">1</text:span> are then not created.</text:p>
      <text:p text:style-name="Standard"/>
      <text:h text:style-name="Heading_20_1" text:outline-level="1">10. Some strategies</text:h>
      <text:p text:style-name="Standard">The following strategies are rather classic ones. They come from natural deduction. Sometimes it is necessary to avoid carrying out some treatments too early in order to avoid possible infinite branches or too much splitting.</text:p>
      <text:h text:style-name="Heading_20_2" text:outline-level="2">10.1. Processing of universal conclusions and of implications</text:h>
      <text:p text:style-name="Standard">Their treatments are simple and systematically performed by the rule <text:span text:style-name="T84"></text:span><text:span text:style-name="T240"> <text:s/>and </text:span><text:span text:style-name="T84"></text:span> . These rules have been seen in section 2, their type is <text:span text:style-name="T241">universal</text:span> and consequently they have priority.</text:p>
      <text:p text:style-name="P124"><text:span text:style-name="T240">Rule </text:span><text:span text:style-name="T68"></text:span><text:span text:style-name="T252">:</text:span><text:span text:style-name="T240"><text:tab/>if the conclusion is</text:span><text:span text:style-name="T68"></text:span><text:span text:style-name="T240">X P</text:span><text:span text:style-name="T252">(</text:span><text:span text:style-name="T240">X</text:span><text:span text:style-name="T252">)</text:span><text:span text:style-name="T240"> </text:span></text:p>
      <text:p text:style-name="P127"><text:tab/>then create a new object x and the new conclusion is P<text:span text:style-name="T252">(</text:span>x<text:span text:style-name="T252">)</text:span></text:p>
      <text:p text:style-name="P124"><text:span text:style-name="T240">Rule </text:span><text:span text:style-name="T68"> </text:span><text:span text:style-name="T252">:</text:span><text:span text:style-name="T240"><text:tab/>if the conclusion is H </text:span><text:span text:style-name="T68"></text:span><text:span text:style-name="T240"> C</text:span></text:p>
      <text:p text:style-name="P122"><text:soft-page-break/><text:tab/>then add the hypothesis H and the new conclusion is C </text:p>
      <text:p text:style-name="P148">Their machine expressions are given in section 4.3</text:p>
      <text:h text:style-name="Heading_20_2" text:outline-level="2">10.2. Processing of conjunctive conclusions </text:h>
      <text:p text:style-name="Standard">The rule</text:p>
      <text:p text:style-name="P132"><text:span text:style-name="T240">Rule </text:span><text:span text:style-name="T252">concl</text:span><text:span text:style-name="T245">_</text:span><text:span text:style-name="T276"> </text:span><text:span text:style-name="T151">:</text:span><text:span text:style-name="T240"><text:tab/>if the conclusion is conjunctive</text:span></text:p>
      <text:p text:style-name="P123"><text:tab/>then successively prove all the elements of the conjunction</text:p>
      <text:p text:style-name="P66">is expressed by</text:p>
      <text:p text:style-name="P93">rule(N, concl_and) :-<text:tab/>concl(N, A &amp; B, E),<text:tab/>proconj(N, A &amp; B, E, Eend).</text:p>
      <text:p text:style-name="P93">with</text:p>
      <text:p text:style-name="P2">proconj(N,C,Econj, Eend) :- </text:p>
      <text:p text:style-name="P151"><text:s/>(C = (A &amp; B) -&gt; true ; (C=A,B=true) /* for the last one */), </text:p>
      <text:p text:style-name="P20"><text:s text:c="2"/>atom_concat(N,-,N0), gensym(N0,N1), % N1=N-1then2then... </text:p>
      <text:p text:style-name="P20"><text:s text:c="2"/>createsubth(N,N1,A,Ecreationsubth), % creation subth (new step) </text:p>
      <text:p text:style-name="P20"><text:s text:c="2"/>applyrulactiv(N1), % proof of the sub-theorem </text:p>
      <text:p text:style-name="P20"><text:s text:c="2"/>concl(N1,true,Edemsubth), </text:p>
      <text:p text:style-name="P20"><text:s text:c="2"/>newconcl(N,B,Eretourth), % remove A which has just been proved </text:p>
      <text:p text:style-name="P20"><text:s text:c="2"/>(B = true -&gt; Ereturnth=Eend ; proconj(N,B,Ereturnth,Eend)</text:p>
      <text:p text:style-name="P20"><text:s/>). </text:p>
      <text:p text:style-name="Standard"><text:span text:style-name="T33">The conclusion is set to</text:span><text:span text:style-name="T31"> </text:span><text:span text:style-name="T223">true</text:span><text:span text:style-name="T31"> </text:span><text:span text:style-name="T33">if</text:span><text:span text:style-name="T31"> </text:span><text:span text:style-name="T223">proconj</text:span><text:span text:style-name="T31"> </text:span><text:span text:style-name="T33">succeeds, that is if all the elements of the conjunction were proved.</text:span></text:p>
      <text:p text:style-name="P49"/>
      <text:p text:style-name="Standard"><text:span text:style-name="T226">proconj</text:span><text:span text:style-name="T133"> recursively proves a</text:span><text:span text:style-name="T33">ll the conclusions of the conjunctive conclusion </text:span><text:span text:style-name="T102">A</text:span><text:span text:style-name="T179"> </text:span><text:span text:style-name="T102">&amp;</text:span><text:span text:style-name="T179"> </text:span><text:span text:style-name="T102">B</text:span><text:span text:style-name="T31"> </text:span><text:span text:style-name="T287">by creating <text:s/>as many sub-theorems as there are conclusions to be proved. The numbers of the sub-theorems are built from the number </text:span><text:span text:style-name="T103">N</text:span><text:span text:style-name="T287"> by adding an hyphen then successive numbers (</text:span><text:span text:style-name="T225">0-1-1,0-1-2,0-1-3</text:span><text:span text:style-name="T287">, … are the sub-theorems of the</text:span><text:span text:style-name="T200"> (sub-)theorem</text:span><text:span text:style-name="T287"> numbered </text:span><text:span text:style-name="T225">0-1</text:span><text:span text:style-name="T287">).</text:span></text:p>
      <text:p text:style-name="Standard">The new sub-theorem of number <text:span text:style-name="T227">N1</text:span> inherits properties of the theorem of number <text:span text:style-name="T227">N</text:span> (super‑action <text:span text:style-name="T103">createsubth</text:span>) except for the conclusion, which is only the sub-formula <text:span text:style-name="T227">A</text:span> that is to be proved. It is also pointed out that<text:span text:style-name="T227"> N </text:span>has<text:span text:style-name="T227"> N1 </text:span>as a sub-theorem.</text:p>
      <text:p text:style-name="Standard">If the sub-theorem <text:span text:style-name="T227">N1</text:span> is proved (conclusion <text:span text:style-name="T227">true</text:span>), this information <text:span text:style-name="T199">is sent to (sub-)theorem </text:span><text:span text:style-name="T216">N</text:span><text:span text:style-name="T199"> and </text:span><text:span text:style-name="T227">A</text:span> is removed from the initial conclusion of <text:span text:style-name="T227">N</text:span>. </text:p>
      <text:p text:style-name="Standard">At the end, the conclusion of (sub-)theorem <text:span text:style-name="T124">N</text:span> is equal to <text:span text:style-name="T93">true</text:span> if and only if all its sub-theorems have been proved.</text:p>
      <text:h text:style-name="Heading_20_2" text:outline-level="2">10.3. Processing of universal hypotheses </text:h>
      <text:p text:style-name="Standard">There are no universal hypotheses since the super-action <text:span text:style-name="T240">addhyp</text:span>, instead of adding them, considers them as lemmas and creates new rules, which are local for the current (sub-)theorem.</text:p>
      <text:h text:style-name="Heading_20_2" text:outline-level="2">10.4. Processing of existential conclusions </text:h>
      <text:p text:style-name="Standard">The general (and rather sophisticated) treatment of <text:span text:style-name="T40">Muscadet</text:span>1 has not yet been written in <text:span text:style-name="T40">Muscadet</text:span>2 nor in the following versions. For the moment, <text:span text:style-name="T40">Muscadet</text:span> only verifies that objects which satisfy the searched property actually exist. </text:p>
      <text:h text:style-name="Heading_20_2" text:outline-level="2">10.5. Processing of existential hypotheses </text:h>
      <text:p text:style-name="Standard">An existential hypothesis may lead to the creation, if one does not already exists, of an object that satisfies the indicated property. But this object must not be created each time an existential hypothesis is added because this could lead to generate infinitely many objects in only one direction and to not taking into account other directions. Examples of such situations are analyzed in [Pastre 89, 93].</text:p>
      <text:p text:style-name="Standard">For this reason, these existential hypotheses are first added without treatment. Later, a rule which does not have high priority performs the treatment of the first existential hypothesis that has not yet been treated, then <text:span text:style-name="T40">Muscadet</text:span> again applies rules that have higher priority before treating the <text:soft-page-break/>following existential hypothesis. This allows <text:span text:style-name="T40">Muscadet</text:span> to create the new objects one by one, and successively in all the directions.</text:p>
      <text:h text:style-name="Heading_20_2" text:outline-level="2">10.6. Processing of disjunctive conclusions </text:h>
      <text:p text:style-name="Standard">Only simple and logical properties are applied.</text:p>
      <text:p text:style-name="Standard">A disjunctive conclusion is true if one of the elements of the disjunction is true.</text:p>
      <text:p text:style-name="Standard">If one of the elements of a disjunctive conclusion is a negation <text:span text:style-name="T68"></text:span><text:span text:style-name="T240"> A</text:span>, <text:span text:style-name="T240">A</text:span> is added as a new hypothesis and <text:span text:style-name="T68"></text:span><text:span text:style-name="T240"> A</text:span> is removed from the conclusion.</text:p>
      <text:p text:style-name="Standard">Some treatments, such as replacing the conclusion by its definition, are also performed on one of the formulas of a disjunctive conclusion.</text:p>
      <text:p text:style-name="Standard">If the disjunction contains conjunctive sub-formulas, the conjunctions are pushed to the outside in order to obtain a conjunctive conclusion, which in turn will lead to splitting. </text:p>
      <text:h text:style-name="Heading_20_2" text:outline-level="2">10.7. Processing of disjunctive hypotheses </text:h>
      <text:p text:style-name="Standard">Simple rules handle trivial cases. For example, a hypothesis <text:span text:style-name="T241">A</text:span><text:span text:style-name="T271"></text:span><text:span text:style-name="T172">A</text:span><text:span text:style-name="T187"> is replaced by </text:span><text:span text:style-name="T172">A</text:span><text:span text:style-name="T187">.</text:span></text:p>
      <text:p text:style-name="Standard"><text:span text:style-name="T187">Other example, </text:span><text:span text:style-name="T252">if one of the elements of the disjunction is already a hypothesis or is of the form </text:span><text:span text:style-name="T241">X</text:span><text:span text:style-name="T252">=</text:span><text:span text:style-name="T241">X</text:span><text:span text:style-name="T240">,</text:span> this hypothesis is removed <text:note text:id="ftn18" text:note-class="footnote"><text:note-citation>18</text:note-citation><text:note-body><text:p text:style-name="Footnote"><text:s/>It is not physically removed, the fact that it has been treated is only memorized</text:p></text:note-body></text:note>. </text:p>
      <text:p text:style-name="Standard"/>
      <text:p text:style-name="Standard">Then, splitting may be done, but, as for existential hypotheses, the disjunctive hypotheses are first added without treatment. Later, a rule, which does not have high priority, performs the treatment of the first disjunctive hypothesis <text:span text:style-name="T240">A</text:span><text:span text:style-name="T271"></text:span><text:span text:style-name="T240">B</text:span> that has not yet been treated and prepares splitting by replacing the conclusion <text:span text:style-name="T240">C</text:span> par <text:span text:style-name="T252">(</text:span><text:span text:style-name="T240">A</text:span><text:span text:style-name="T68"></text:span><text:span text:style-name="T240">C</text:span><text:span text:style-name="T252">)</text:span><text:span text:style-name="T271"></text:span><text:span text:style-name="T252">(</text:span><text:span text:style-name="T240">B</text:span><text:span text:style-name="T68"></text:span><text:span text:style-name="T240">C</text:span><text:span text:style-name="T252">)</text:span><text:span text:style-name="T240">.</text:span> Splitting will then be done by the rule <text:span text:style-name="T241">concl</text:span>_<text:span text:style-name="T271"></text:span> .</text:p>
      <text:p text:style-name="Standard">It is important not to split too early in order not to multiply splitting uselessly in the case of many useless disjunctive hypotheses.</text:p>
      <text:h text:style-name="Heading_20_2" text:outline-level="2">10.8. Knowledge specific to certain domains</text:h>
      <text:p text:style-name="Standard">Knowledge specific to topological linear spaces [Pastre 89], which were given in<text:span text:style-name="T40"> Muscadet</text:span>1 in the form of operational rules, have not yet been put into the following versions. Rather than directly translating them by <text:span text:style-name="T40">Prolog</text:span> clauses, I intend to write them as mathematical statements and to write metarules, which will be able to generate these operational methods.</text:p>
      <text:p text:style-name="Standard">On the other hand, work on discrete geometry [Pastre 93] was continued in <text:span text:style-name="T40">Muscadet</text:span>2, and this allowed us to obtain more satisfactory results while helping the system less.</text:p>
      <text:p text:style-name="Standard"/>
      <text:h text:style-name="Heading_20_1" text:outline-level="1">11. Second order statements </text:h>
      <text:p text:style-name="Standard">We saw in section 2.1. that <text:span text:style-name="T40">Muscadet</text:span> is able to work in second order predicate calculus. So, for the example in section 2.1 (example file <text:span text:style-name="T125">example-order2</text:span><text:span text:style-name="T188">)</text:span><text:span text:style-name="T162">,</text:span> the property of transitivity for a relation may be defined by</text:p>
      <text:p text:style-name="P4"><text:span text:style-name="T252">transitive(</text:span><text:span text:style-name="T241">R</text:span><text:span text:style-name="T252">) </text:span><text:span text:style-name="T68"></text:span><text:span text:style-name="T252"> </text:span><text:span text:style-name="T68"></text:span><text:span text:style-name="T241">A</text:span><text:span text:style-name="T252"> </text:span><text:span text:style-name="T68"></text:span><text:span text:style-name="T241">B</text:span><text:span text:style-name="T252"> </text:span><text:span text:style-name="T68"></text:span><text:span text:style-name="T241">C</text:span><text:span text:style-name="T252"> [</text:span><text:span text:style-name="T241">R</text:span><text:span text:style-name="T252">(</text:span><text:span text:style-name="T241">A</text:span><text:span text:style-name="T252">,</text:span><text:span text:style-name="T241">B</text:span><text:span text:style-name="T252">) </text:span><text:span text:style-name="T271"></text:span><text:span text:style-name="T252"> </text:span><text:span text:style-name="T241">R</text:span><text:span text:style-name="T252">(</text:span><text:span text:style-name="T241">B</text:span><text:span text:style-name="T252">,</text:span><text:span text:style-name="T241">C</text:span><text:span text:style-name="T252">) </text:span><text:span text:style-name="T68"></text:span><text:span text:style-name="T252"> </text:span><text:span text:style-name="T241">R</text:span><text:span text:style-name="T252">(</text:span><text:span text:style-name="T241">A</text:span><text:span text:style-name="T252">,</text:span><text:span text:style-name="T241">C</text:span><text:span text:style-name="T252">)]</text:span> </text:p>
      <text:p text:style-name="P68">or<text:tab/><text:span text:style-name="T252">transitive(</text:span><text:span text:style-name="T241">R</text:span><text:span text:style-name="T252">,</text:span><text:span text:style-name="T241">E)</text:span><text:span text:style-name="T68"></text:span><text:span text:style-name="T252"> </text:span><text:span text:style-name="T68"></text:span><text:span text:style-name="T241">A</text:span><text:span text:style-name="T68"></text:span><text:span text:style-name="T167">E</text:span><text:span text:style-name="T162"> </text:span><text:span text:style-name="T68"></text:span><text:span text:style-name="T241">B</text:span><text:span text:style-name="T68"></text:span><text:span text:style-name="T167">E</text:span><text:span text:style-name="T252"> </text:span><text:span text:style-name="T68"></text:span><text:span text:style-name="T241">C</text:span><text:span text:style-name="T68"></text:span><text:span text:style-name="T167">E</text:span><text:span text:style-name="T252"> [</text:span><text:span text:style-name="T241">R</text:span><text:span text:style-name="T252">(</text:span><text:span text:style-name="T241">A</text:span><text:span text:style-name="T252">,</text:span><text:span text:style-name="T241">B</text:span><text:span text:style-name="T252">) </text:span><text:span text:style-name="T271"></text:span><text:span text:style-name="T252"> </text:span><text:span text:style-name="T241">R</text:span><text:span text:style-name="T252">(</text:span><text:span text:style-name="T241">B</text:span><text:span text:style-name="T252">,</text:span><text:span text:style-name="T241">C</text:span><text:span text:style-name="T252">) </text:span><text:span text:style-name="T68"></text:span><text:span text:style-name="T252"> </text:span><text:span text:style-name="T241">R</text:span><text:span text:style-name="T252">(</text:span><text:span text:style-name="T241">A</text:span><text:span text:style-name="T252">,</text:span><text:span text:style-name="T241">C</text:span><text:span text:style-name="T252">)]</text:span></text:p>
      <text:p text:style-name="Standard">and the theorem may be</text:p>
      <text:p text:style-name="P60">transitive(<text:span text:style-name="T67"></text:span>)<text:tab/></text:p>
      <text:p text:style-name="P70"><text:span text:style-name="T252">or <text:tab/></text:span><text:span text:style-name="T68"></text:span><text:span text:style-name="T167">E </text:span><text:span text:style-name="T252">transitive(</text:span><text:span text:style-name="T68">,</text:span><text:span text:style-name="T162"> </text:span><text:span text:style-name="T279">P</text:span><text:span text:style-name="T162">(</text:span><text:span text:style-name="T167">E</text:span><text:span text:style-name="T162">)</text:span><text:span text:style-name="T252">)</text:span></text:p>
      <text:p text:style-name="P141">that is, for the machine</text:p>
      <text:p text:style-name="P8">transitive(inc)</text:p>
      <text:p text:style-name="P69"><text:span text:style-name="T133">or</text:span><text:span text:style-name="T223"><text:tab/>transitive(inc,powerset(E))</text:span></text:p>
      <text:p text:style-name="Standard">For the definition of <text:span text:style-name="T223">transitive</text:span>, since version <text:span text:style-name="T40">Muscadet2</text:span>, there was some difficulty because the <text:span text:style-name="T40">Prolog</text:span> syntax does not allow the user to write <text:span text:style-name="T223">R(X,Y)</text:span><text:span text:style-name="T33"> if </text:span><text:span text:style-name="T223">R</text:span><text:span text:style-name="T33"> is a variable. I then introduced the </text:span><text:soft-page-break/><text:span text:style-name="T33">functional</text:span><text:span text:style-name="T223"> </text:span><text:span text:style-name="T33">symbol “</text:span><text:span text:style-name="T223">..</text:span><text:span text:style-name="T133">”</text:span><text:span text:style-name="T223"> </text:span><text:span text:style-name="T33">which allows</text:span><text:span text:style-name="T223">..[R,X,Y]</text:span><text:span text:style-name="T31"> to be written instead of </text:span><text:span text:style-name="T33">this forbidden </text:span><text:span text:style-name="T223">R(X,Y)</text:span><text:span text:style-name="T33">. The definition is then written</text:span></text:p>
      <text:p text:style-name="P7">definition(transitive(R) &lt;=&gt; </text:p>
      <text:p text:style-name="P9"><text:tab/><text:tab/>![X,Y,Z]:(..[R,X,Y] &amp; ..[R,Y,Z] =&gt; ..[R,X,Z]))</text:p>
      <text:p text:style-name="Standard"><text:span text:style-name="T50">Prolog</text:span><text:span text:style-name="T33"> does not unify </text:span><text:span text:style-name="T223">r(a,b)</text:span><text:span text:style-name="T33"> and </text:span><text:span text:style-name="T223">..[R,X,Y];</text:span><text:span text:style-name="T31"> </text:span><text:span text:style-name="T33">consequently, I wrote predicates to do it and which return </text:span><text:span text:style-name="T223">R=r, X=a and Y=b.</text:span></text:p>
      <text:p text:style-name="Standard"><text:span text:style-name="T33">This symbol “</text:span><text:span text:style-name="T223">..</text:span><text:span text:style-name="T133">”</text:span><text:span text:style-name="T223"> </text:span><text:span text:style-name="T33">was chosen by analogy with the </text:span><text:span text:style-name="T40">Prolog</text:span> <text:span text:style-name="T33">operator “</text:span><text:span text:style-name="T223">=..</text:span><text:span text:style-name="T33">”. In effect, </text:span><text:span text:style-name="T223">r(a,b) =.. [r,a,b</text:span><text:span text:style-name="T33">] is true in </text:span><text:span text:style-name="T40">Prolog</text:span> <text:span text:style-name="T33">if </text:span><text:span text:style-name="T223">r</text:span><text:span text:style-name="T33"> is a constant. </text:span><text:span text:style-name="T223">r(a,b) and ..[r,a,b] </text:span><text:span text:style-name="T33">are unified in </text:span><text:span text:style-name="T40">Muscadet</text:span><text:span text:style-name="T33">, although not in </text:span><text:span text:style-name="T40">Prolog</text:span><text:span text:style-name="T33">. On the other hand, </text:span><text:span text:style-name="T40">Muscadet</text:span><text:span text:style-name="T33"> replaces </text:span><text:span text:style-name="T223">..[r,a,b]</text:span><text:span text:style-name="T33"> by </text:span><text:span text:style-name="T223">r(a,b)</text:span><text:span text:style-name="T33"> as soon as </text:span><text:span text:style-name="T223">r </text:span><text:span text:style-name="T33">is a</text:span><text:span text:style-name="T223"> </text:span><text:span text:style-name="T33">constant in order to produce traces which are easier to read.</text:span></text:p>
      <text:p text:style-name="P146"/>
      <text:p text:style-name="Standard"><text:span text:style-name="T240">Remark</text:span>: It is possible for the user to really write formulas as in mathematics and to translate, for example by a Unix script, <text:span text:style-name="T223">R(X,Y)</text:span> into <text:span text:style-name="T223">..[R,X,Y]</text:span><text:span text:style-name="T31"> </text:span><text:span text:style-name="T33">before starting </text:span><text:span text:style-name="T50">Prolog</text:span><text:span text:style-name="T223">.</text:span></text:p>
      <text:p text:style-name="P7"/>
      <text:p text:style-name="Standard"><text:span text:style-name="T33">This notation is also used for mathematical functions and applications. </text:span><text:span text:style-name="T223">f(x)::y</text:span><text:span text:style-name="T33"> may be written and is unified in </text:span><text:span text:style-name="T50">Muscadet</text:span><text:span text:style-name="T33"> with </text:span><text:span text:style-name="T223">..[F,X]::Y</text:span><text:span text:style-name="T33"> <text:s/>for the instantiations </text:span><text:span text:style-name="T223">F=f, X=x and Y=y. </text:span></text:p>
      <text:p text:style-name="P12"/>
      <text:p text:style-name="P141"><text:span text:style-name="T33">The super-action </text:span><text:span text:style-name="T233">addhyp</text:span><text:span text:style-name="T33"> handles these expressions and adds the hypotheses in the more pleasant form </text:span><text:span text:style-name="T223">r(a,b)</text:span><text:span text:style-name="T33"> or </text:span><text:span text:style-name="T223">f(x)::y</text:span><text:span text:style-name="T33"> <text:s/>instead of</text:span><text:span text:style-name="T31"> </text:span><text:span text:style-name="T223">..[r,a,b]</text:span><text:span text:style-name="T33"> or <text:s/></text:span><text:span text:style-name="T223">..[f,x]::y</text:span><text:span text:style-name="T33"> <text:s/>by the rules</text:span></text:p>
      <text:p text:style-name="P150"><text:soft-page-break/>addhyp(N,H,E) :- ( …</text:p>
      <text:p text:style-name="P150"><text:s text:c="19"/>…</text:p>
      <text:p text:style-name="P150"><text:s text:c="17"/>; H = ..[R,X,Y] -&gt; H1 =..[R,X,Y], addhyp(N,H1,E)</text:p>
      <text:p text:style-name="P150"><text:s text:c="17"/>; H = ..[F,X]:Y -&gt; Y1 =..[F,X], addhyp(N,Y1::Y,E)</text:p>
      <text:p text:style-name="P150"><text:s text:c="19"/>…</text:p>
      <text:p text:style-name="P150"><text:s text:c="17"/>) .</text:p>
      <text:p text:style-name="Standard"><text:span text:style-name="T33">Be careful with the spaces: “</text:span><text:span text:style-name="T223">=..[</text:span><text:span text:style-name="T33">… </text:span><text:span text:style-name="T223">]</text:span><text:span text:style-name="T33">” and “</text:span><text:span text:style-name="T223">= ..[</text:span><text:span text:style-name="T33">…</text:span><text:span text:style-name="T223">]</text:span><text:span text:style-name="T33">” are not the same !</text:span></text:p>
      <text:p text:style-name="Standard"><text:span text:style-name="T33">This notation is not compulsory; you may prefer to choose the </text:span><text:span text:style-name="T223">apply</text:span><text:span text:style-name="T33"> symbol for example, which is used in several TPTP problems (or any other symbol), and write everywhere</text:span><text:span text:style-name="T223"> apply(R,X,Y)</text:span><text:span text:style-name="T33"> instead of </text:span><text:span text:style-name="T223">..[</text:span><text:span text:style-name="T227">R,X,Y]</text:span> and <text:span text:style-name="T223">apply(F,X,Y) </text:span><text:span text:style-name="T33">instead of</text:span> <text:span text:style-name="T223">..[F,X]::Y. </text:span><text:span text:style-name="T133">B</text:span>ut , as <text:span text:style-name="T199">this</text:span> <text:span text:style-name="T93">apply</text:span> symbol may not be known by the prover, for each constant relation, the equivalence must be given, for example</text:p>
      <text:p text:style-name="P4"><text:span text:style-name="T68"></text:span><text:span text:style-name="T167">X</text:span><text:span text:style-name="T68"> </text:span><text:span text:style-name="T167">Y</text:span><text:span text:style-name="T162"> (apply(</text:span><text:span text:style-name="T77"></text:span><text:span text:style-name="T162">, </text:span><text:span text:style-name="T167">X</text:span><text:span text:style-name="T162">, </text:span><text:span text:style-name="T167">Y</text:span><text:span text:style-name="T162">) </text:span><text:span text:style-name="T301">Û</text:span><text:span text:style-name="T164"> </text:span><text:span text:style-name="T173">X</text:span><text:span text:style-name="T78"></text:span><text:span text:style-name="T173">Y</text:span><text:span text:style-name="T164">)</text:span></text:p>
      <text:p text:style-name="P35">that is, for the machine</text:p>
      <text:p text:style-name="P24">! [X,Y]:(apply(inc,X,Y)&lt;=&gt;inc(X,Y))</text:p>
      <text:p text:style-name="P31">This has been done for some problems about relations (equivalence, (pre-)order, total order, well-order) which have been proposed for inclusion <text:span text:style-name="T213">in the</text:span> TPTP library, for example the problem SET806+4.p which states that set equality defines a pre-order relation. Moreover, upon request from Geoff Sutcliffe, different names were used for respectively the constants and the relations of arity greater than 0 (in the preceding example <text:span text:style-name="T125">subset_predicate</text:span> and <text:span text:style-name="T125">subset</text:span>) because other provers could not accept the same symbol for both. Nevertheless <text:span text:style-name="T40">Muscadet</text:span>, as humans (here the matter is naive set theory), do not have difficulty in using the same symbol. The example in the file <text:span text:style-name="T125">variant_set806+4.p</text:span> is the corresponding version of problem <text:span text:style-name="T93">SET806+4.p</text:span>. </text:p>
      <text:p text:style-name="Standard"/>
      <text:h text:style-name="Heading_20_1" text:outline-level="1">12. Distribution</text:h>
      <text:p text:style-name="Standard"><text:span text:style-name="T40">Muscadet4</text:span> is available at the address </text:p>
      <text:p text:style-name="P4"><text:a xlink:type="simple" xlink:href="http://www.math-info.univ-paris5.fr/~pastre/muscadet" text:style-name="Internet_20_link" text:visited-style-name="Visited_20_Internet_20_Link"><text:span text:style-name="Internet_20_link"><text:span text:style-name="T7">http://www.normalesup.org/~pastre/muscadet</text:span></text:span></text:a></text:p>
      <text:p text:style-name="Standard"><text:span text:style-name="T227">muscadet.html</text:span> contains short directions for use</text:p>
      <text:p text:style-name="Standard"><text:span text:style-name="T227">muscadet-en</text:span> is the complete <text:span text:style-name="T40">Prolog </text:span>file <text:span text:style-name="Footnote_20_Symbol"><text:note text:id="ftn19" text:note-class="footnote"><text:note-citation>19</text:note-citation><text:note-body><text:p text:style-name="Footnote"><text:s/>in French <text:span text:style-name="T221">muscadet-fr</text:span></text:p></text:note-body></text:note></text:span></text:p>
      <text:p text:style-name="Standard"><text:span text:style-name="T227">musca-en </text:span><text:span text:style-name="Footnote_20_Symbol"><text:span text:style-name="T220"><text:note text:id="ftn20" text:note-class="footnote"><text:note-citation>20</text:note-citation><text:note-body><text:p text:style-name="Footnote"><text:s/>in French <text:span text:style-name="T221">musca-fr</text:span></text:p></text:note-body></text:note></text:span></text:span> <text:s/>is a Unix script which allows you to work under <text:span text:style-name="T43">Prolog</text:span>; you must then call <text:span text:style-name="T227">prove</text:span><text:span text:style-name="Footnote_20_Symbol"><text:span text:style-name="T220"><text:note text:id="ftn21" text:note-class="footnote"><text:note-citation>21</text:note-citation><text:note-body><text:p text:style-name="Footnote"><text:s/>in French <text:span text:style-name="T221">demontrer</text:span></text:p></text:note-body></text:note></text:span></text:span><text:span text:style-name="T183">, </text:span><text:span text:style-name="T227">th,</text:span><text:span text:style-name="T183">or </text:span><text:span text:style-name="T227">tptp. </text:span>See section 5, or type<text:span text:style-name="T93"> th. </text:span><text:span text:style-name="T138">or</text:span><text:span text:style-name="T93"> tptp. </text:span>(with a <text:span text:style-name="T313">dot</text:span>, without any argument) to display the instructions for use.</text:p>
      <text:p text:style-name="Standard"/>
      <text:p text:style-name="Standard"><text:span text:style-name="T93">th-fr.c</text:span> and <text:span text:style-name="T93">tptp-fr.c</text:span><text:note text:id="ftn22" text:note-class="footnote"><text:note-citation>22</text:note-citation><text:note-body><text:p text:style-name="Footnote">in French <text:s/><text:span text:style-name="T91">th-fr.c</text:span> et <text:span text:style-name="T91">tptp-fr.c</text:span> </text:p></text:note-body></text:note> are small <text:span text:style-name="T91">C</text:span> files which allow to work under Linux. Compile them. Let <text:s/>for example <text:span text:style-name="T93">th</text:span> and <text:span text:style-name="T93">tptp</text:span> be the obtained executables<text:note text:id="ftn23" text:note-class="footnote"><text:note-citation>23</text:note-citation><text:note-body><text:p text:style-name="Footnote"><text:s/>commands <text:s/><text:span text:style-name="T91">cc th-en.c -o th</text:span> <text:s/>and <text:s/><text:span text:style-name="T126">cc tptp-en.c -o tptp</text:span></text:p></text:note-body></text:note>. <text:span text:style-name="T93">th</text:span> allows to work with data previously saved in files (see section 5.2). <text:span text:style-name="T93">tptp</text:span> allows to work on the TPTP library (see section 5.3). <text:span text:style-name="T93">th</text:span> and <text:span text:style-name="T93">tptp</text:span> without any arguments display the instructions for use.</text:p>
      <text:p text:style-name="Standard"/>
      <text:p text:style-name="Standard"><text:span text:style-name="T227">examples</text:span><text:span text:style-name="Footnote_20_Symbol"><text:span text:style-name="T220"><text:note text:id="ftn24" text:note-class="footnote"><text:note-citation>24</text:note-citation><text:note-body><text:p text:style-name="Footnote"><text:s/>in French <text:span text:style-name="T126">exemples</text:span></text:p></text:note-body></text:note></text:span></text:span><text:span text:style-name="T227"> </text:span>gives a directory of examples with data files and executions<text:span text:style-name="T227">.</text:span></text:p>
      <text:p text:style-name="P6"/>
      <text:h text:style-name="P185" text:outline-level="1"><text:soft-page-break/>13. References</text:h>
      <text:p text:style-name="biblio">[Bledsoe 71] -<text:tab/>Bledsoe, W.W. Splitting and reduction heuristics in automatic theorem proving, <text:span text:style-name="T240">Journal of Artificial Intelligence</text:span> 2 (1971), 55-77</text:p>
      <text:p text:style-name="biblio">[Bledsoe 77] -<text:tab/>Bledsoe, W.W., Non-resolution theorem proving, <text:span text:style-name="T240">Journal of Artificial Intelligence</text:span> 9 (1977), 1-35</text:p>
      <text:p text:style-name="biblio"><text:s/>[Pastre 78] -<text:tab/>Pastre D., Automatic theorem Proving in Set theory, <text:span text:style-name="T240">Journal of Artificial Intelligence</text:span> 10 (1978), 1-27</text:p>
      <text:p text:style-name="P178"><text:s/>[Pastre 89] <text:s/>-<text:tab/>Pastre D., <text:span text:style-name="T58">Muscadet</text:span>: An Automatic theorem Proving System using Knowledge and Metaknowledge in Mathematics - <text:span text:style-name="T240">Journal of Artificial Intelligence</text:span> <text:s/>38.3 (1989)</text:p>
      <text:p text:style-name="P178"><text:span text:style-name="T303">[Pastre 89a] <text:s/>-<text:tab/>Pastre D., </text:span><text:span text:style-name="T57">Muscadet</text:span><text:span text:style-name="T303">: Manuel de l'utilisateur, 1</text:span>989, Rapport LAFORIA n°89/54, 62p</text:p>
      <text:p text:style-name="P178">[Pastre 93] <text:s/>-<text:tab/>Pastre D., Automated theorem Proving in Mathematics, <text:span text:style-name="T240">Annals on Artificial Intelligence and Mathematics</text:span> 8.3-4 (1993), 425-447</text:p>
      <text:p text:style-name="P179">[Pastre 95] <text:s/>-<text:tab/>Pastre D., Entre le déclaratif et le procédural: l'expression des connaissances dans le système <text:span text:style-name="T40">muscadet</text:span>, <text:span text:style-name="T240">Revue d'Intelligence Artificielle</text:span> 8.4 (1995), 361-381</text:p>
      <text:p text:style-name="biblio"><text:span text:style-name="T20">[Pastre 98] <text:s/>-<text:tab/>Pastre D., </text:span><text:span text:style-name="T55">Puscadet</text:span><text:span text:style-name="Footnote_20_Symbol"><text:span text:style-name="T55"><text:note text:id="ftn25" text:note-class="footnote"><text:note-citation>25</text:note-citation><text:note-body><text:p text:style-name="Footnote"><text:s/><text:span text:style-name="T40">Puscadet</text:span> was the name given at that time to the first <text:span text:style-name="T40">Prolog</text:span> version de <text:span text:style-name="T40">Muscadet</text:span></text:p></text:note-body></text:note></text:span></text:span><text:span text:style-name="T20">: Manuel de l'utilisateur, 1998, Rapport interne, 62p</text:span></text:p>
      <text:p text:style-name="biblio"><text:span text:style-name="T20">[Pastre 99] -<text:tab/>Pastre D., Le nouveau </text:span><text:span text:style-name="T54">Muscadet</text:span><text:span text:style-name="T20"> et la TPTP Problem Library, colloque sur la Métaconnaissance, Berder (1999), rapport LIP6 2000/002 http://www.lip6.fr/reports/lip6.2000.002.html, 54-98, and <text:tab/><text:tab/><text:tab/></text:span><text:a xlink:type="simple" xlink:href="http://www.math-info.univ-paris5.fr/~pastre/berder99.ps" text:style-name="Internet_20_link" text:visited-style-name="Visited_20_Internet_20_Link"><text:span text:style-name="T21">http://www.normalesup.org/~pastre/berder99.ps</text:span></text:a></text:p>
      <text:p text:style-name="P168">[Pastre 01a] -<text:tab/>Pastre D., <text:span text:style-name="T40">Muscadet</text:span>2.3 : A Knowledge-based Theorem Prover based on Natural Deduction, International Joint Conference on Automated Reasoning IJCAR 2001 (Conference on Automated Deduction CADE-JC), 685-689</text:p>
      <text:p text:style-name="P168">[Pastre 01b] -<text:tab/>Pastre D., Implementation of Knowledge Bases for Natural Deduction, 8th International Conference on Logic for Programming, Artificial Intelligence and Reasoning, 2nd International Workshop on Implementation of Logics, Cuba, 2001, 49-68</text:p>
      <text:p text:style-name="P169"><text:span text:style-name="T289">[Pastre 02] - <text:tab/>Pastre D., Strong and weak points of the </text:span><text:span text:style-name="T60">Muscadet</text:span><text:span text:style-name="T289"> theorem prover,<text:line-break/>AI</text:span><text:span text:style-name="T290"> </text:span><text:span text:style-name="T289">Communi</text:span><text:span text:style-name="T290">ca</text:span><text:span text:style-name="T289">tions, 15 (2002), 147-160</text:span><text:span text:style-name="T291">, <text:s text:c="32"/><text:line-break/></text:span><text:span text:style-name="T289">http://www.normalesup.org/~pastre/AICom/AIC263.pdf</text:span> </text:p>
      <text:p text:style-name="P166"><text:span text:style-name="T14">[Pastre 06] -<text:tab/>Pastre D., Complementarity of natural deduction and resolution principle, in empirically automated theorem proving, rapport interne, 2006,</text:span><text:span text:style-name="T15"> <text:s text:c="10"/><text:line-break/></text:span><text:a xlink:type="simple" xlink:href="http://www.math-info.univ-paris5.fr/~pastre/compl-ND-RP.pdf" text:style-name="Internet_20_link" text:visited-style-name="Visited_20_Internet_20_Link"><text:span text:style-name="T21">http://www.normalesup.org/~pastre/compl-ND-RP.pdf</text:span></text:a></text:p>
      <text:p text:style-name="P165"><text:span text:style-name="T14">[Pastre 07] -<text:tab/>Pastre D., Complementarity of a natural deduction knowledge-based theorem prover and resolution-based provers in automated theorem proving, rapport interne, 2007, </text:span><text:a xlink:type="simple" xlink:href="http://www.math-info.univ-paris5.fr/~pastre/compl-NDKB-RB.pdf" text:style-name="Internet_20_link" text:visited-style-name="Visited_20_Internet_20_Link"><text:span text:style-name="T21">http://www.normalesup.org/~pastre/compl-NDKB-RB.pdf</text:span></text:a></text:p>
      <text:p text:style-name="P165"><text:span text:style-name="T14">[Pastre 10] -<text:tab/>Pastre D., Natural proof search and proof writing, Conferences on Intelligent computer mathematics, Workshop on Mathematically Intelligent Proof Search, </text:span><text:soft-page-break/><text:span text:style-name="T14">Paris, 2010</text:span><text:span text:style-name="T15">,<text:tab/></text:span><text:span text:style-name="T21">http://www.normalesup.org/~pastre/mips.pdf</text:span><text:span text:style-name="T14">, </text:span><text:a xlink:type="simple" xlink:href="http://www.math-info.univ-paris5.fr/~pastre/transparents-mips.pdf" text:style-name="Internet_20_link" text:visited-style-name="Visited_20_Internet_20_Link"><text:span text:style-name="T21">http://www.normalesup.org/~pastre/slides-mips.pdf</text:span></text:a></text:p>
      <text:p text:style-name="P167"><text:span text:style-name="T16">[Pastre 1</text:span><text:span text:style-name="T17">4</text:span><text:span text:style-name="T16">] -<text:tab/></text:span><text:span text:style-name="T21">Mathematical theorem proving, from Muscadet0 to Muscadet4, why and how, Workshop about Sets and Tools, Affiliated to ABZ 2014 Conference, Toulouse, France, 2014, </text:span><text:span text:style-name="T22">http://sets2014.cnam.fr/papers/00010003.pdf,</text:span><text:span text:style-name="T23"><text:tab/></text:span><text:span text:style-name="T22"> </text:span><text:span text:style-name="T24">http://www.normalesup.org/~pastre/sets.pdf,<text:line-break/>http://www.normalesup.org/~pastre/slides-sets-par4.pdf</text:span></text:p>
      <text:p text:style-name="P170">[Sutcliffe 09] -<text:tab/>Sutcliffe, G., The TPTP Problem Library and Associated Infrastructure: The FOF and CNF Parts, v3.5.0, Journal of Automated Reasoning 43 (2009), 337-362</text:p>
      <text:p text:style-name="P170"/>
      <text:p text:style-name="P170"/>
      <text:p text:style-name="P18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ndard Symbols L1" svg:font-family="'Standard Symbols L'" style:font-charset="x-symbol"/>
    <style:font-face style:name="Standard Symbols L" svg:font-family="'Standard Symbols 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2" svg:font-family="Courier" style:font-family-generic="modern"/>
    <style:font-face style:name="Courier New" svg:font-family="'Courier New'" style:font-family-generic="modern"/>
    <style:font-face style:name="Courier1" svg:font-family="Courier, 'Courier New'" style:font-family-generic="modern"/>
    <style:font-face style:name="MS Mincho" svg:font-family="'MS Mincho', 'ＭＳ 明朝'" style:font-family-generic="roman"/>
    <style:font-face style:name="Times New Roman1" svg:font-family="'Times New Roman'" style:font-family-generic="roman"/>
    <style:font-face style:name="Courier 10 Pitch" svg:font-family="'Courier 10 Pitch'" style:font-pitch="fixed"/>
    <style:font-face style:name="Courier" svg:font-family="Courier" style:font-family-generic="modern" style:font-pitch="fixed"/>
    <style:font-face style:name="Courier New1" svg:font-family="'Courier New'" style:font-family-generic="modern" style:font-pitch="fixed"/>
    <style:font-face style:name="DejaVu Sans Mono" svg:font-family="'DejaVu Sans Mono'" style:font-family-generic="modern" style:font-pitch="fixed"/>
    <style:font-face style:name="URW Chancery L" svg:font-family="'URW Chancery L'"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text-properties style:font-name="Courier New" fo:font-family="'Courier New'" style:font-family-generic="modern" fo:font-size="11pt" style:font-size-asian="11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together="always" fo:orphans="0" fo:widows="0" fo:hyphenation-ladder-count="no-limit" fo:keep-with-next="always"/>
      <style:text-properties fo:font-size="14pt" fo:language="zxx" fo:country="none" fo:font-weight="bold" style:letter-kerning="true" style:font-size-asian="14pt" style:language-asian="zxx" style:country-asian="none" style:font-weight-asian="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name-asian="MS Mincho" style:font-family-asian="'MS Mincho', 'ＭＳ 明朝'" style:font-family-generic-asian="roman" style:font-weight-asian="bold" style:font-style-complex="italic"/>
    </style:style>
    <style:style style:name="Heading_20_4" style:display-name="Heading 4" style:family="paragraph" style:parent-style-name="Standard" style:next-style-name="Standard" style:default-outline-level="4" style:class="text">
      <style:paragraph-properties fo:keep-with-next="always">
        <style:tab-stops>
          <style:tab-stop style:position="3.251cm"/>
          <style:tab-stop style:position="4.001cm"/>
        </style:tab-stops>
      </style:paragraph-properties>
      <style:text-properties fo:font-style="italic"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e_20_brut" style:display-name="Texte brut" style:family="paragraph" style:parent-style-name="Standard">
      <style:paragraph-properties fo:text-align="start" style:justify-single-word="false"/>
      <style:text-properties style:font-name="Courier New" fo:font-family="'Courier New'" style:font-family-generic="modern" fo:font-size="10pt" style:font-size-asian="10pt" style:font-name-complex="Courier New" style:font-family-complex="'Courier New'" style:font-family-generic-complex="modern"/>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Footnote" style:family="paragraph" style:parent-style-name="Standard" style:class="extra">
      <style:text-properties style:font-name="Times" fo:font-family="Times, 'Times New Roman'" style:font-family-generic="roman" style:font-pitch="variable" fo:font-size="10pt" style:font-size-asian="10pt"/>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Index_20_4" style:display-name="Index 4" style:family="paragraph" style:parent-style-name="Standard" style:next-style-name="Standard">
      <style:paragraph-properties fo:margin-left="1.693cm" fo:margin-right="0cm" fo:text-indent="-0.423cm" style:auto-text-indent="false"/>
    </style:style>
    <style:style style:name="Index_20_5" style:display-name="Index 5" style:family="paragraph" style:parent-style-name="Standard" style:next-style-name="Standard">
      <style:paragraph-properties fo:margin-left="2.117cm" fo:margin-right="0cm" fo:text-indent="-0.423cm" style:auto-text-indent="false"/>
    </style:style>
    <style:style style:name="Index_20_6" style:display-name="Index 6" style:family="paragraph" style:parent-style-name="Standard" style:next-style-name="Standard">
      <style:paragraph-properties fo:margin-left="2.54cm" fo:margin-right="0cm" fo:text-indent="-0.423cm" style:auto-text-indent="false"/>
    </style:style>
    <style:style style:name="Index_20_7" style:display-name="Index 7" style:family="paragraph" style:parent-style-name="Standard" style:next-style-name="Standard">
      <style:paragraph-properties fo:margin-left="2.963cm" fo:margin-right="0cm" fo:text-indent="-0.423cm" style:auto-text-indent="false"/>
    </style:style>
    <style:style style:name="Index_20_8" style:display-name="Index 8" style:family="paragraph" style:parent-style-name="Standard" style:next-style-name="Standard">
      <style:paragraph-properties fo:margin-left="3.387cm" fo:margin-right="0cm" fo:text-indent="-0.423cm" style:auto-text-indent="false"/>
    </style:style>
    <style:style style:name="Index_20_9" style:display-name="Index 9" style:family="paragraph" style:parent-style-name="Standard" style:next-style-name="Standard">
      <style:paragraph-properties fo:margin-left="3.81cm" fo:margin-right="0cm" fo:text-indent="-0.423cm" style:auto-text-indent="false"/>
    </style:style>
    <style:style style:name="Index_20_Heading" style:display-name="Index Heading" style:family="paragraph" style:parent-style-name="Standard" style:next-style-name="Index_20_1" style:class="index"/>
    <style:style style:name="biblio" style:family="paragraph" style:parent-style-name="Standard">
      <style:paragraph-properties fo:margin-left="2.45cm" fo:margin-right="0cm" fo:margin-top="0cm" fo:margin-bottom="0.212cm" loext:contextual-spacing="false" fo:text-indent="-2.45cm" style:auto-text-indent="false"/>
      <style:text-properties style:font-name="Times" fo:font-family="Times, 'Times New Roman'" style:font-family-generic="roman" style:font-pitch="variable"/>
    </style:style>
    <style:style style:name="Préformaté_20_HTML" style:display-name="Préformaté HTML"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fo:language="fr" fo:country="FR" style:font-name-asian="Courier New" style:font-family-asian="'Courier New'" style:font-family-generic-asian="modern" style:font-size-asian="10pt" style:font-name-complex="Courier New" style:font-family-complex="'Courier New'" style:font-family-generic-complex="modern"/>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WW8Num1z0" style:family="text">
      <style:text-properties style:font-name="Times New Roman" fo:font-family="'Times New Roman'" style:font-family-generic="roman" style:font-pitch="variable" style:font-name-asian="MS Mincho" style:font-family-asian="'MS Mincho', 'ＭＳ 明朝'" style:font-family-generic-asian="roman"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Footnote_20_Symbol" style:display-name="Footnote Symbol" style:family="text" style:parent-style-name="Police_20_par_20_défaut">
      <style:text-properties style:text-position="37% 100%" fo:font-size="8pt" style:font-size-asian="8pt" style:font-size-complex="8pt"/>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style style:name="MT2" style:family="text">
      <style:text-properties fo:font-size="10pt" style:font-size-asian="10pt" style:font-size-complex="10pt"/>
    </style:style>
    <style:page-layout style:name="Mpm1">
      <style:page-layout-properties fo:page-width="21.001cm" fo:page-height="29.7cm" style:num-format="1" style:print-orientation="portrait" fo:margin-top="2cm" fo:margin-bottom="1.27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73cm" fo:margin-left="0cm" fo:margin-right="0cm" fo:margin-top="0.63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footer>
        <text:p text:style-name="Footer"><text:tab/>- <text:span text:style-name="Page_20_Number"><text:page-number text:select-page="current">24</text:page-number></text:span><text:span text:style-name="Page_20_Number"> -<text:tab/></text:span><text:span text:style-name="Page_20_Number"><text:span text:style-name="MT2">last update </text:span></text:span><text:span text:style-name="Page_20_Number"><text:span text:style-name="MT2"><text:date style:data-style-name="N76" text:date-value="2018-03-22T18:22:42.990624946" text:fixed="true">March 22, 2018</text:date></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dc:title>
    <meta:initial-creator>dominique</meta:initial-creator>
    <meta:creation-date>2001-04-08T14:10:00</meta:creation-date>
    <dc:date>2018-03-26T17:24:11.728576744</dc:date>
    <meta:print-date>2001-05-27T23:23:00</meta:print-date>
    <meta:editing-cycles>172</meta:editing-cycles>
    <meta:editing-duration>P1DT22H36M22S</meta:editing-duration>
    <meta:generator>LibreOffice/5.1.6.2$Linux_X86_64 LibreOffice_project/10m0$Build-2</meta:generator>
    <meta:document-statistic meta:table-count="0" meta:image-count="0" meta:object-count="0" meta:page-count="24" meta:paragraph-count="672" meta:word-count="9981" meta:character-count="60105" meta:non-whitespace-character-count="49912"/>
    <meta:user-defined meta:name="Info 1"/>
    <meta:user-defined meta:name="Info 2"/>
    <meta:user-defined meta:name="Info 3"/>
    <meta:user-defined meta:name="Info 4"/>
  </office:meta>
</office:document-meta>
</file>